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gnm="http://www.gnumeric.org/odf-extension/1.0" office:version="1.2">
  <office:scripts/>
  <office:font-face-decls/>
  <office:automatic-styles>
    <style:style style:name="ta-0x139b210" style:family="table" style:master-page-name="ta-mp-0x139b210">
      <style:table-properties table:display="true" style:writing-mode="lr-tb"/>
    </style:style>
    <style:style style:name="ta-0x139b400" style:family="table" style:master-page-name="ta-mp-0x139b400">
      <style:table-properties table:display="true" style:writing-mode="lr-tb"/>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75%"/>
    </style:style>
    <style:style style:name="AC-superscript" style:family="text">
      <style:text-properties style:text-position="super 75%"/>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00pt" style:use-optimal-column-width="true"/>
    </style:style>
    <style:style style:name="ACE-0x14fc78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14fcc08" style:family="table-cell" style:data-style-name="General">
      <style:table-cell-properties fo:background-color="#ffff0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14fc8a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14fc9c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justify"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style style:name="ACE-0x14fcae8"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bold" fo:font-style="normal" style:text-line-through-type="none" style:text-line-through-style="none" style:text-underline-type="none" style:text-underline-style="none" style:text-underline-width="auto" style:text-position="0% 100%" fo:font-size="10.00pt" fo:color="#000000" fo:font-family="Sans"/>
    </style:style>
    <style:style style:name="ACOL-1" style:family="table-column">
      <style:table-column-properties style:column-width="56.75pt" style:use-optimal-column-width="true"/>
    </style:style>
    <style:style style:name="ACOL-2" style:family="table-column">
      <style:table-column-properties style:column-width="64.49pt" style:use-optimal-column-width="true"/>
    </style:style>
    <style:style style:name="ACOL-3" style:family="table-column">
      <style:table-column-properties style:column-width="52.10pt" style:use-optimal-column-width="true"/>
    </style:style>
    <style:style style:name="ACOL-4" style:family="table-column">
      <style:table-column-properties style:column-width="993.60pt" style:use-optimal-column-width="true"/>
    </style:style>
    <style:style style:name="ACOL-5" style:family="table-column">
      <style:table-column-properties style:column-width="29.65pt" style:use-optimal-column-width="true"/>
    </style:style>
    <style:style style:name="ACOL-6" style:family="table-column">
      <style:table-column-properties style:column-width="379.90pt" style:use-optimal-column-width="true"/>
    </style:style>
    <style:style style:name="ACOL-7" style:family="table-column">
      <style:table-column-properties style:column-width="60.66pt" style:use-optimal-column-width="true"/>
    </style:style>
    <style:style style:name="ACOL-8" style:family="table-column">
      <style:table-column-properties style:column-width="59.84pt" style:use-optimal-column-width="true"/>
    </style:style>
    <style:style style:name="ACOL-9" style:family="table-column">
      <style:table-column-properties style:column-width="53.66pt" style:use-optimal-column-width="true"/>
    </style:style>
    <style:style style:name="ACOL-10" style:family="table-column">
      <style:table-column-properties style:column-width="49.80pt" style:use-optimal-column-width="true"/>
    </style:style>
    <style:style style:name="ACOL-11" style:family="table-column">
      <style:table-column-properties style:column-width="46.68pt" style:use-optimal-column-width="true"/>
    </style:style>
    <style:style style:name="ACOL-12" style:family="table-column">
      <style:table-column-properties style:column-width="51.36pt" style:use-optimal-column-width="true"/>
    </style:style>
    <style:style style:name="ACOL-13" style:family="table-column">
      <style:table-column-properties style:column-width="45.89pt" style:use-optimal-column-width="true"/>
    </style:style>
    <style:style style:name="ACOL-14" style:family="table-column">
      <style:table-column-properties style:column-width="65.31pt" style:use-optimal-column-width="true"/>
    </style:style>
    <style:style style:name="ACOL-15" style:family="table-column">
      <style:table-column-properties style:column-width="213.31pt" style:use-optimal-column-width="true"/>
    </style:style>
    <style:style style:name="ACOL-16" style:family="table-column">
      <style:table-column-properties style:column-width="47.46pt" style:use-optimal-column-width="true"/>
    </style:style>
    <style:style style:name="ACOL-17" style:family="table-column">
      <style:table-column-properties style:column-width="56.02pt" style:use-optimal-column-width="true"/>
    </style:style>
    <style:style style:name="ACOL-18" style:family="table-column">
      <style:table-column-properties style:column-width="234.99pt" style:use-optimal-column-width="true"/>
    </style:style>
    <style:style style:name="ACOL-19" style:family="table-column">
      <style:table-column-properties style:column-width="25.74pt" style:use-optimal-column-width="true"/>
    </style:style>
    <style:style style:name="ACOL-20" style:family="table-column">
      <style:table-column-properties style:column-width="25.00pt" style:use-optimal-column-width="true"/>
    </style:style>
    <style:style style:name="ACOL-21" style:family="table-column">
      <style:table-column-properties style:column-width="228.82pt" style:use-optimal-column-width="true"/>
    </style:style>
    <style:style style:name="ACOL-22" style:family="table-column">
      <style:table-column-properties style:column-width="240.41pt" style:use-optimal-column-width="true"/>
    </style:style>
    <style:style style:name="ACOL-23" style:family="table-column">
      <style:table-column-properties style:column-width="30.38pt" style:use-optimal-column-width="true"/>
    </style:style>
    <style:style style:name="ACOL-24" style:family="table-column">
      <style:table-column-properties style:column-width="234.20pt" style:use-optimal-column-width="true"/>
    </style:style>
    <style:style style:name="ACOL-25" style:family="table-column">
      <style:table-column-properties style:column-width="238.11pt" style:use-optimal-column-width="true"/>
    </style:style>
    <style:style style:name="ACOL-26" style:family="table-column">
      <style:table-column-properties style:column-width="194.71pt" style:use-optimal-column-width="true"/>
    </style:style>
    <style:style style:name="ACOL-27" style:family="table-column">
      <style:table-column-properties style:column-width="19.56pt" style:use-optimal-column-width="true"/>
    </style:style>
    <style:style style:name="ACOL-28" style:family="table-column">
      <style:table-column-properties style:column-width="143.55pt" style:use-optimal-column-width="true"/>
    </style:style>
    <style:style style:name="ACOL-29" style:family="table-column">
      <style:table-column-properties style:column-width="191.59pt" style:use-optimal-column-width="true"/>
    </style:style>
    <style:style style:name="ACOL-30" style:family="table-column">
      <style:table-column-properties style:column-width="27.30pt" style:use-optimal-column-width="true"/>
    </style:style>
    <style:style style:name="ACOL-31" style:family="table-column">
      <style:table-column-properties style:column-width="14.15pt" style:use-optimal-column-width="true"/>
    </style:style>
    <style:style style:name="ACOL-32" style:family="table-column">
      <style:table-column-properties style:column-width="100.94pt" style:use-optimal-column-width="true"/>
    </style:style>
    <style:style style:name="ACOL-33" style:family="table-column">
      <style:table-column-properties style:column-width="151.32pt" style:use-optimal-column-width="true"/>
    </style:style>
    <style:style style:name="ACOL-34" style:family="table-column">
      <style:table-column-properties style:column-width="169.14pt" style:use-optimal-column-width="true"/>
    </style:style>
    <style:style style:name="ACOL-35" style:family="table-column">
      <style:table-column-properties style:column-width="112.56pt" style:use-optimal-column-width="true"/>
    </style:style>
    <style:style style:name="ACOL-36" style:family="table-column">
      <style:table-column-properties style:column-width="156.76pt" style:use-optimal-column-width="true"/>
    </style:style>
    <style:style style:name="ACOL-37" style:family="table-column">
      <style:table-column-properties style:column-width="99.41pt" style:use-optimal-column-width="true"/>
    </style:style>
    <style:style style:name="ACOL-38" style:family="table-column"/>
    <style:style style:name="ACOL-39" style:family="table-column">
      <style:table-column-properties style:column-width="317.71pt" style:use-optimal-column-width="true"/>
    </style:style>
    <style:style style:name="ACOL-40" style:family="table-column">
      <style:table-column-properties style:column-width="64.26pt" style:use-optimal-column-width="true"/>
    </style:style>
    <style:style style:name="ACOL-41" style:family="table-column">
      <style:table-column-properties style:column-width="77.44pt" style:use-optimal-column-width="true"/>
    </style:style>
    <style:style style:name="ACOL-42" style:family="table-column">
      <style:table-column-properties style:column-width="373.67pt" style:use-optimal-column-width="true"/>
    </style:style>
    <style:style style:name="AROW-1" style:family="table-row">
      <style:table-row-properties style:row-height="12.82pt" style:use-optimal-row-height="true"/>
    </style:style>
    <style:style style:name="AROW-2" style:family="table-row"/>
    <style:style style:name="AROW-3" style:family="table-row">
      <style:table-row-properties style:row-height="102.19pt" style:use-optimal-row-height="false"/>
    </style:style>
    <style:style style:name="AROW-4" style:family="table-row">
      <style:table-row-properties style:row-height="17.15pt" style:use-optimal-row-height="false"/>
    </style:style>
    <style:style style:name="AROW-5" style:family="table-row">
      <style:table-row-properties style:row-height="16.42pt" style:use-optimal-row-height="false"/>
    </style:style>
    <style:style style:name="AROW-6" style:family="table-row">
      <style:table-row-properties style:row-height="85.04pt" style:use-optimal-row-height="false"/>
    </style:style>
    <style:style style:name="AROW-7" style:family="table-row">
      <style:table-row-properties style:row-height="83.53pt" style:use-optimal-row-height="false"/>
    </style:style>
    <style:style style:name="AROW-8" style:family="table-row">
      <style:table-row-properties style:row-height="76.85pt" style:use-optimal-row-height="false"/>
    </style:style>
    <style:style style:name="AROW-9" style:family="table-row">
      <style:table-row-properties style:row-height="77.62pt" style:use-optimal-row-height="false"/>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x139b210" table:print="true">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number-columns-repeated="2"/>
        <table:table-column table:style-name="ACOL-9"/>
        <table:table-column table:style-name="ACOL-10" table:number-columns-repeated="2"/>
        <table:table-column table:style-name="ACOL-11"/>
        <table:table-column table:style-name="ACOL-12"/>
        <table:table-column table:style-name="ACOL-13"/>
        <table:table-column table:style-name="ACOL-14"/>
        <table:table-column table:style-name="ACOL-15"/>
        <table:table-column table:style-name="ACOL-16"/>
        <table:table-column table:style-name="ACOL-17"/>
        <table:table-column table:style-name="ACOL-14"/>
        <table:table-column table:style-name="ACOL-18"/>
        <table:table-column table:style-name="ACOL-19"/>
        <table:table-column table:style-name="ACOL-20"/>
        <table:table-column table:style-name="ACOL-14"/>
        <table:table-column table:style-name="ACOL-18"/>
        <table:table-column table:style-name="ACOL-19"/>
        <table:table-column table:style-name="ACOL-20"/>
        <table:table-column table:style-name="ACOL-14"/>
        <table:table-column table:style-name="ACOL-21"/>
        <table:table-column table:style-name="ACOL-19"/>
        <table:table-column table:style-name="ACOL-20"/>
        <table:table-column table:style-name="ACOL-14"/>
        <table:table-column table:style-name="ACOL-18"/>
        <table:table-column table:style-name="ACOL-19"/>
        <table:table-column table:style-name="ACOL-20"/>
        <table:table-column table:style-name="ACOL-14"/>
        <table:table-column table:style-name="ACOL-22"/>
        <table:table-column table:style-name="ACOL-19"/>
        <table:table-column table:style-name="ACOL-23"/>
        <table:table-column table:style-name="ACOL-14"/>
        <table:table-column table:style-name="ACOL-24"/>
        <table:table-column table:style-name="ACOL-19"/>
        <table:table-column table:style-name="ACOL-20"/>
        <table:table-column table:style-name="ACOL-14"/>
        <table:table-column table:style-name="ACOL-24"/>
        <table:table-column table:style-name="ACOL-19"/>
        <table:table-column table:style-name="ACOL-20"/>
        <table:table-column table:style-name="ACOL-14"/>
        <table:table-column table:style-name="ACOL-24"/>
        <table:table-column table:style-name="ACOL-19"/>
        <table:table-column table:style-name="ACOL-20"/>
        <table:table-column table:style-name="ACOL-14"/>
        <table:table-column table:style-name="ACOL-18"/>
        <table:table-column table:style-name="ACOL-19"/>
        <table:table-column table:style-name="ACOL-23"/>
        <table:table-column table:style-name="ACOL-14"/>
        <table:table-column table:style-name="ACOL-22"/>
        <table:table-column table:style-name="ACOL-19"/>
        <table:table-column table:style-name="ACOL-20"/>
        <table:table-column table:style-name="ACOL-14"/>
        <table:table-column table:style-name="ACOL-18"/>
        <table:table-column table:style-name="ACOL-19"/>
        <table:table-column table:style-name="ACOL-23"/>
        <table:table-column table:style-name="ACOL-14"/>
        <table:table-column table:style-name="ACOL-25"/>
        <table:table-column table:style-name="ACOL-19"/>
        <table:table-column table:style-name="ACOL-23"/>
        <table:table-column table:style-name="ACOL-14"/>
        <table:table-column table:style-name="ACOL-22"/>
        <table:table-column table:style-name="ACOL-19"/>
        <table:table-column table:style-name="ACOL-20"/>
        <table:table-column table:style-name="ACOL-14"/>
        <table:table-column table:style-name="ACOL-18"/>
        <table:table-column table:style-name="ACOL-19"/>
        <table:table-column table:style-name="ACOL-23"/>
        <table:table-column table:style-name="ACOL-14"/>
        <table:table-column table:style-name="ACOL-26"/>
        <table:table-column table:style-name="ACOL-19"/>
        <table:table-column table:style-name="ACOL-20"/>
        <table:table-column table:style-name="ACOL-14"/>
        <table:table-column table:style-name="ACOL-25"/>
        <table:table-column table:style-name="ACOL-19"/>
        <table:table-column table:style-name="ACOL-20"/>
        <table:table-column table:style-name="ACOL-14"/>
        <table:table-column table:style-name="ACOL-25"/>
        <table:table-column table:style-name="ACOL-19"/>
        <table:table-column table:style-name="ACOL-20"/>
        <table:table-column table:style-name="ACOL-14"/>
        <table:table-column table:style-name="ACOL-25"/>
        <table:table-column table:style-name="ACOL-19"/>
        <table:table-column table:style-name="ACOL-20"/>
        <table:table-column table:style-name="ACOL-14"/>
        <table:table-column table:style-name="ACOL-25"/>
        <table:table-column table:style-name="ACOL-19"/>
        <table:table-column table:style-name="ACOL-27"/>
        <table:table-column table:style-name="ACOL-14"/>
        <table:table-column table:style-name="ACOL-28"/>
        <table:table-column table:style-name="ACOL-19"/>
        <table:table-column table:style-name="ACOL-27"/>
        <table:table-column table:style-name="ACOL-14"/>
        <table:table-column table:style-name="ACOL-29"/>
        <table:table-column table:style-name="ACOL-30"/>
        <table:table-column table:style-name="ACOL-31"/>
        <table:table-column table:style-name="ACOL-14"/>
        <table:table-column table:style-name="ACOL-24"/>
        <table:table-column table:style-name="ACOL-30"/>
        <table:table-column table:style-name="ACOL-27"/>
        <table:table-column table:style-name="ACOL-14"/>
        <table:table-column table:style-name="ACOL-32"/>
        <table:table-column table:style-name="ACOL-30"/>
        <table:table-column table:style-name="ACOL-31"/>
        <table:table-column table:style-name="ACOL-14"/>
        <table:table-column table:style-name="ACOL-33"/>
        <table:table-column table:style-name="ACOL-30"/>
        <table:table-column table:style-name="ACOL-31"/>
        <table:table-column table:style-name="ACOL-14"/>
        <table:table-column table:style-name="ACOL-34"/>
        <table:table-column table:style-name="ACOL-30"/>
        <table:table-column table:style-name="ACOL-27"/>
        <table:table-column table:style-name="ACOL-14"/>
        <table:table-column table:style-name="ACOL-35"/>
        <table:table-column table:style-name="ACOL-30"/>
        <table:table-column table:style-name="ACOL-31"/>
        <table:table-column table:style-name="ACOL-14"/>
        <table:table-column table:style-name="ACOL-36"/>
        <table:table-column table:style-name="ACOL-30"/>
        <table:table-column table:style-name="ACOL-31"/>
        <table:table-column table:style-name="ACOL-14"/>
        <table:table-column table:style-name="ACOL-37"/>
        <table:table-column table:style-name="ACOL-30"/>
        <table:table-column table:style-name="ACOL-31"/>
        <table:table-column table:style-name="ACOL-0" table:number-columns-repeated="125"/>
        <table:table-row table:style-name="AROW-1">
          <table:table-cell table:style-name="Gnumeric-default" office:value-type="string" office:string-value="Num Prots">
            <text:p>Num Prots</text:p>
          </table:table-cell>
          <table:table-cell table:style-name="Gnumeric-default" office:value-type="string" office:string-value="Num Annots">
            <text:p>Num Annots</text:p>
          </table:table-cell>
          <table:table-cell table:style-name="Gnumeric-default" office:value-type="string" office:string-value="PMID">
            <text:p>PMID</text:p>
          </table:table-cell>
          <table:table-cell table:style-name="Gnumeric-default" office:value-type="string" office:string-value="Title">
            <text:p>Title</text:p>
          </table:table-cell>
          <table:table-cell table:style-name="Gnumeric-default" office:value-type="string" office:string-value="Year">
            <text:p>Year</text:p>
          </table:table-cell>
          <table:table-cell table:style-name="Gnumeric-default" office:value-type="string" office:string-value="Journal">
            <text:p>Journal</text:p>
          </table:table-cell>
          <table:table-cell table:style-name="Gnumeric-default" office:value-type="string" office:string-value="MFO Annot">
            <text:p>MFO Annot</text:p>
          </table:table-cell>
          <table:table-cell table:style-name="Gnumeric-default" office:value-type="string" office:string-value="BPO Annot">
            <text:p>BPO Annot</text:p>
          </table:table-cell>
          <table:table-cell table:style-name="Gnumeric-default" office:value-type="string" office:string-value="CCO Annot">
            <text:p>CCO Annot</text:p>
          </table:table-cell>
          <table:table-cell table:style-name="Gnumeric-default" office:value-type="string" office:string-value="Num EXP">
            <text:p>Num EXP</text:p>
          </table:table-cell>
          <table:table-cell table:style-name="Gnumeric-default" office:value-type="string" office:string-value="Num IDA">
            <text:p>Num IDA</text:p>
          </table:table-cell>
          <table:table-cell table:style-name="Gnumeric-default" office:value-type="string" office:string-value="Num IEP">
            <text:p>Num IEP</text:p>
          </table:table-cell>
          <table:table-cell table:style-name="Gnumeric-default" office:value-type="string" office:string-value="Num IGI">
            <text:p>Num IGI</text:p>
          </table:table-cell>
          <table:table-cell table:style-name="Gnumeric-default" office:value-type="string" office:string-value="Num IMP">
            <text:p>Num IMP</text:p>
          </table:table-cell>
          <table:table-cell table:style-name="Gnumeric-default" office:value-type="string" office:string-value="Num IPI">
            <text:p>Num IPI</text:p>
          </table:table-cell>
          <table:table-cell table:style-name="Gnumeric-default" office:value-type="string" office:string-value="GO ID">
            <text:p>GO ID</text:p>
          </table:table-cell>
          <table:table-cell table:style-name="Gnumeric-default" office:value-type="string" office:string-value="GO Name">
            <text:p>GO Name</text:p>
          </table:table-cell>
          <table:table-cell table:style-name="Gnumeric-default" office:value-type="string" office:string-value="Ev Code">
            <text:p>Ev Code</text:p>
          </table:table-cell>
          <table:table-cell table:style-name="Gnumeric-default" office:value-type="string" office:string-value="Num Used">
            <text:p>Num Used</text:p>
          </table:table-cell>
          <table:table-cell table:number-columns-repeated="237" table:style-name="Gnumeric-default"/>
        </table:table-row>
        <table:table-row table:style-name="AROW-1">
          <table:table-cell table:style-name="Gnumeric-default" office:value-type="float" office:value="4937">
            <text:p>4937</text:p>
          </table:table-cell>
          <table:table-cell table:style-name="Gnumeric-default" office:value-type="float" office:value="11050">
            <text:p>11050</text:p>
          </table:table-cell>
          <table:table-cell table:style-name="Gnumeric-default" office:value-type="float" office:value="18029348">
            <text:p>18029348</text:p>
          </table:table-cell>
          <table:table-cell table:style-name="Gnumeric-default" office:value-type="string" office:string-value="Toward a confocal subcellular atlas of the human proteome.">
            <text:p>Toward a confocal subcellular atlas of the human proteome.</text:p>
          </table:table-cell>
          <table:table-cell table:style-name="Gnumeric-default" office:value-type="float" office:value="2008">
            <text:p>2008</text:p>
          </table:table-cell>
          <table:table-cell table:style-name="Gnumeric-default" office:value-type="string" office:string-value="Molecular &amp; cellular proteomics : MCP">
            <text:p>Molecular &amp; cellular proteomics : MCP</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1050">
            <text:p>11050</text:p>
          </table:table-cell>
          <table:table-cell table:style-name="Gnumeric-default" office:value-type="float" office:value="0">
            <text:p>0</text:p>
          </table:table-cell>
          <table:table-cell table:style-name="Gnumeric-default" office:value-type="float" office:value="11050">
            <text:p>1105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813">
            <text:p>GO:0005813</text:p>
          </table:table-cell>
          <table:table-cell table:style-name="Gnumeric-default" office:value-type="string" office:string-value="centrosome">
            <text:p>centrosome</text:p>
          </table:table-cell>
          <table:table-cell table:style-name="Gnumeric-default" office:value-type="string" office:string-value="IDA">
            <text:p>IDA</text:p>
          </table:table-cell>
          <table:table-cell table:style-name="Gnumeric-default" office:value-type="float" office:value="192">
            <text:p>192</text:p>
          </table:table-cell>
          <table:table-cell table:style-name="Gnumeric-default" office:value-type="string" office:string-value="GO:0016235">
            <text:p>GO:0016235</text:p>
          </table:table-cell>
          <table:table-cell table:style-name="Gnumeric-default" office:value-type="string" office:string-value="aggresome">
            <text:p>aggresome</text:p>
          </table:table-cell>
          <table:table-cell table:style-name="Gnumeric-default" office:value-type="string" office:string-value="IDA">
            <text:p>IDA</text:p>
          </table:table-cell>
          <table:table-cell table:style-name="Gnumeric-default" office:value-type="float" office:value="29">
            <text:p>29</text:p>
          </table:table-cell>
          <table:table-cell table:style-name="Gnumeric-default" office:value-type="string" office:string-value="GO:0031965">
            <text:p>GO:0031965</text:p>
          </table:table-cell>
          <table:table-cell table:style-name="Gnumeric-default" office:value-type="string" office:string-value="nuclear membrane">
            <text:p>nuclear membrane</text:p>
          </table:table-cell>
          <table:table-cell table:style-name="Gnumeric-default" office:value-type="string" office:string-value="IDA">
            <text:p>IDA</text:p>
          </table:table-cell>
          <table:table-cell table:style-name="Gnumeric-default" office:value-type="float" office:value="100">
            <text:p>100</text:p>
          </table:table-cell>
          <table:table-cell table:style-name="Gnumeric-default" office:value-type="string" office:string-value="GO:0005925">
            <text:p>GO:0005925</text:p>
          </table:table-cell>
          <table:table-cell table:style-name="Gnumeric-default" office:value-type="string" office:string-value="focal adhesion">
            <text:p>focal adhesion</text:p>
          </table:table-cell>
          <table:table-cell table:style-name="Gnumeric-default" office:value-type="string" office:string-value="IDA">
            <text:p>IDA</text:p>
          </table:table-cell>
          <table:table-cell table:style-name="Gnumeric-default" office:value-type="float" office:value="87">
            <text:p>87</text:p>
          </table:table-cell>
          <table:table-cell table:style-name="Gnumeric-default" office:value-type="string" office:string-value="GO:0005794">
            <text:p>GO:0005794</text:p>
          </table:table-cell>
          <table:table-cell table:style-name="Gnumeric-default" office:value-type="string" office:string-value="Golgi apparatus">
            <text:p>Golgi apparatus</text:p>
          </table:table-cell>
          <table:table-cell table:style-name="Gnumeric-default" office:value-type="string" office:string-value="IDA">
            <text:p>IDA</text:p>
          </table:table-cell>
          <table:table-cell table:style-name="Gnumeric-default" office:value-type="float" office:value="407">
            <text:p>407</text:p>
          </table:table-cell>
          <table:table-cell table:style-name="Gnumeric-default" office:value-type="string" office:string-value="GO:0015630">
            <text:p>GO:0015630</text:p>
          </table:table-cell>
          <table:table-cell table:style-name="Gnumeric-default" office:value-type="string" office:string-value="microtubule cytoskeleton">
            <text:p>microtubule cytoskeleton</text:p>
          </table:table-cell>
          <table:table-cell table:style-name="Gnumeric-default" office:value-type="string" office:string-value="IDA">
            <text:p>IDA</text:p>
          </table:table-cell>
          <table:table-cell table:style-name="Gnumeric-default" office:value-type="float" office:value="131">
            <text:p>131</text:p>
          </table:table-cell>
          <table:table-cell table:style-name="Gnumeric-default" office:value-type="string" office:string-value="GO:0045111">
            <text:p>GO:0045111</text:p>
          </table:table-cell>
          <table:table-cell table:style-name="Gnumeric-default" office:value-type="string" office:string-value="intermediate filament cytoskeleton">
            <text:p>intermediate filament cytoskeleton</text:p>
          </table:table-cell>
          <table:table-cell table:style-name="Gnumeric-default" office:value-type="string" office:string-value="IDA">
            <text:p>IDA</text:p>
          </table:table-cell>
          <table:table-cell table:style-name="Gnumeric-default" office:value-type="float" office:value="97">
            <text:p>97</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556">
            <text:p>556</text:p>
          </table:table-cell>
          <table:table-cell table:style-name="Gnumeric-default" office:value-type="string" office:string-value="GO:0015629">
            <text:p>GO:0015629</text:p>
          </table:table-cell>
          <table:table-cell table:style-name="Gnumeric-default" office:value-type="string" office:string-value="actin cytoskeleton">
            <text:p>actin cytoskeleton</text:p>
          </table:table-cell>
          <table:table-cell table:style-name="Gnumeric-default" office:value-type="string" office:string-value="IDA">
            <text:p>IDA</text:p>
          </table:table-cell>
          <table:table-cell table:style-name="Gnumeric-default" office:value-type="float" office:value="134">
            <text:p>134</text:p>
          </table:table-cell>
          <table:table-cell table:style-name="Gnumeric-default" office:value-type="string" office:string-value="GO:0005730">
            <text:p>GO:0005730</text:p>
          </table:table-cell>
          <table:table-cell table:style-name="Gnumeric-default" office:value-type="string" office:string-value="nucleolus">
            <text:p>nucleolus</text:p>
          </table:table-cell>
          <table:table-cell table:style-name="Gnumeric-default" office:value-type="string" office:string-value="IDA">
            <text:p>IDA</text:p>
          </table:table-cell>
          <table:table-cell table:style-name="Gnumeric-default" office:value-type="float" office:value="2467">
            <text:p>2467</text:p>
          </table:table-cell>
          <table:table-cell table:style-name="Gnumeric-default" office:value-type="string" office:string-value="GO:0005783">
            <text:p>GO:0005783</text:p>
          </table:table-cell>
          <table:table-cell table:style-name="Gnumeric-default" office:value-type="string" office:string-value="endoplasmic reticulum">
            <text:p>endoplasmic reticulum</text:p>
          </table:table-cell>
          <table:table-cell table:style-name="Gnumeric-default" office:value-type="string" office:string-value="IDA">
            <text:p>IDA</text:p>
          </table:table-cell>
          <table:table-cell table:style-name="Gnumeric-default" office:value-type="float" office:value="156">
            <text:p>156</text:p>
          </table:table-cell>
          <table:table-cell table:style-name="Gnumeric-default" office:value-type="string" office:string-value="GO:0005634">
            <text:p>GO:0005634</text:p>
          </table:table-cell>
          <table:table-cell table:style-name="Gnumeric-default" office:value-type="string" office:string-value="nucleus">
            <text:p>nucleus</text:p>
          </table:table-cell>
          <table:table-cell table:style-name="Gnumeric-default" office:value-type="string" office:string-value="IDA">
            <text:p>IDA</text:p>
          </table:table-cell>
          <table:table-cell table:style-name="Gnumeric-default" office:value-type="float" office:value="2825">
            <text:p>2825</text:p>
          </table:table-cell>
          <table:table-cell table:style-name="Gnumeric-default" office:value-type="string" office:string-value="GO:0030054">
            <text:p>GO:0030054</text:p>
          </table:table-cell>
          <table:table-cell table:style-name="Gnumeric-default" office:value-type="string" office:string-value="cell junction">
            <text:p>cell junction</text:p>
          </table:table-cell>
          <table:table-cell table:style-name="Gnumeric-default" office:value-type="string" office:string-value="IDA">
            <text:p>IDA</text:p>
          </table:table-cell>
          <table:table-cell table:style-name="Gnumeric-default" office:value-type="float" office:value="88">
            <text:p>88</text:p>
          </table:table-cell>
          <table:table-cell table:style-name="Gnumeric-default" office:value-type="string" office:string-value="GO:0043231">
            <text:p>GO:0043231</text:p>
          </table:table-cell>
          <table:table-cell table:style-name="Gnumeric-default" office:value-type="string" office:string-value="intracellular membrane-bounded organelle">
            <text:p>intracellular membrane-bounded organelle</text:p>
          </table:table-cell>
          <table:table-cell table:style-name="Gnumeric-default" office:value-type="string" office:string-value="IDA">
            <text:p>IDA</text:p>
          </table:table-cell>
          <table:table-cell table:style-name="Gnumeric-default" office:value-type="float" office:value="576">
            <text:p>576</text:p>
          </table:table-cell>
          <table:table-cell table:style-name="Gnumeric-default" office:value-type="string" office:string-value="GO:0005737">
            <text:p>GO:0005737</text:p>
          </table:table-cell>
          <table:table-cell table:style-name="Gnumeric-default" office:value-type="string" office:string-value="cytoplasm">
            <text:p>cytoplasm</text:p>
          </table:table-cell>
          <table:table-cell table:style-name="Gnumeric-default" office:value-type="string" office:string-value="IDA">
            <text:p>IDA</text:p>
          </table:table-cell>
          <table:table-cell table:style-name="Gnumeric-default" office:value-type="float" office:value="2594">
            <text:p>2594</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611">
            <text:p>611</text:p>
          </table:table-cell>
          <table:table-cell table:number-columns-repeated="177" table:style-name="Gnumeric-default"/>
        </table:table-row>
        <table:table-row table:style-name="AROW-1">
          <table:table-cell table:style-name="Gnumeric-default" office:value-type="float" office:value="4247">
            <text:p>4247</text:p>
          </table:table-cell>
          <table:table-cell table:style-name="Gnumeric-default" office:value-type="float" office:value="7046">
            <text:p>7046</text:p>
          </table:table-cell>
          <table:table-cell table:style-name="Gnumeric-default" office:value-type="float" office:value="16823372">
            <text:p>16823372</text:p>
          </table:table-cell>
          <table:table-cell table:style-name="Gnumeric-default" office:value-type="string" office:string-value="ORFeome cloning and global analysis of protein localization in the fission yeast Schizosaccharomyces pombe.">
            <text:p>ORFeome cloning and global analysis of protein localization in the fission yeast Schizosaccharomyces pombe.</text:p>
          </table:table-cell>
          <table:table-cell table:style-name="Gnumeric-default" office:value-type="float" office:value="2006">
            <text:p>2006</text:p>
          </table:table-cell>
          <table:table-cell table:style-name="Gnumeric-default" office:value-type="string" office:string-value="Nature biotechnology">
            <text:p>Nature biotechnology</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7046">
            <text:p>7046</text:p>
          </table:table-cell>
          <table:table-cell table:style-name="Gnumeric-default" office:value-type="float" office:value="0">
            <text:p>0</text:p>
          </table:table-cell>
          <table:table-cell table:style-name="Gnumeric-default" office:value-type="float" office:value="7046">
            <text:p>7046</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816">
            <text:p>GO:0005816</text:p>
          </table:table-cell>
          <table:table-cell table:style-name="Gnumeric-default" office:value-type="string" office:string-value="spindle pole body">
            <text:p>spindle pole body</text:p>
          </table:table-cell>
          <table:table-cell table:style-name="Gnumeric-default" office:value-type="string" office:string-value="IDA">
            <text:p>IDA</text:p>
          </table:table-cell>
          <table:table-cell table:style-name="Gnumeric-default" office:value-type="float" office:value="191">
            <text:p>191</text:p>
          </table:table-cell>
          <table:table-cell table:style-name="Gnumeric-default" office:value-type="string" office:string-value="GO:0005730">
            <text:p>GO:0005730</text:p>
          </table:table-cell>
          <table:table-cell table:style-name="Gnumeric-default" office:value-type="string" office:string-value="nucleolus">
            <text:p>nucleolus</text:p>
          </table:table-cell>
          <table:table-cell table:style-name="Gnumeric-default" office:value-type="string" office:string-value="IDA">
            <text:p>IDA</text:p>
          </table:table-cell>
          <table:table-cell table:style-name="Gnumeric-default" office:value-type="float" office:value="223">
            <text:p>223</text:p>
          </table:table-cell>
          <table:table-cell table:style-name="Gnumeric-default" office:value-type="string" office:string-value="GO:0005789">
            <text:p>GO:0005789</text:p>
          </table:table-cell>
          <table:table-cell table:style-name="Gnumeric-default" office:value-type="string" office:string-value="endoplasmic reticulum membrane">
            <text:p>endoplasmic reticulum membrane</text:p>
          </table:table-cell>
          <table:table-cell table:style-name="Gnumeric-default" office:value-type="string" office:string-value="IDA">
            <text:p>IDA</text:p>
          </table:table-cell>
          <table:table-cell table:style-name="Gnumeric-default" office:value-type="float" office:value="2">
            <text:p>2</text:p>
          </table:table-cell>
          <table:table-cell table:style-name="Gnumeric-default" office:value-type="string" office:string-value="GO:0005635">
            <text:p>GO:0005635</text:p>
          </table:table-cell>
          <table:table-cell table:style-name="Gnumeric-default" office:value-type="string" office:string-value="nuclear envelope">
            <text:p>nuclear envelope</text:p>
          </table:table-cell>
          <table:table-cell table:style-name="Gnumeric-default" office:value-type="string" office:string-value="IDA">
            <text:p>IDA</text:p>
          </table:table-cell>
          <table:table-cell table:style-name="Gnumeric-default" office:value-type="float" office:value="82">
            <text:p>82</text:p>
          </table:table-cell>
          <table:table-cell table:style-name="Gnumeric-default" office:value-type="string" office:string-value="GO:0000324">
            <text:p>GO:0000324</text:p>
          </table:table-cell>
          <table:table-cell table:style-name="Gnumeric-default" office:value-type="string" office:string-value="fungal-type vacuole">
            <text:p>fungal-type vacuole</text:p>
          </table:table-cell>
          <table:table-cell table:style-name="Gnumeric-default" office:value-type="string" office:string-value="IDA">
            <text:p>IDA</text:p>
          </table:table-cell>
          <table:table-cell table:style-name="Gnumeric-default" office:value-type="float" office:value="37">
            <text:p>37</text:p>
          </table:table-cell>
          <table:table-cell table:style-name="Gnumeric-default" office:value-type="string" office:string-value="GO:0015630">
            <text:p>GO:0015630</text:p>
          </table:table-cell>
          <table:table-cell table:style-name="Gnumeric-default" office:value-type="string" office:string-value="microtubule cytoskeleton">
            <text:p>microtubule cytoskeleton</text:p>
          </table:table-cell>
          <table:table-cell table:style-name="Gnumeric-default" office:value-type="string" office:string-value="IDA">
            <text:p>IDA</text:p>
          </table:table-cell>
          <table:table-cell table:style-name="Gnumeric-default" office:value-type="float" office:value="14">
            <text:p>14</text:p>
          </table:table-cell>
          <table:table-cell table:style-name="Gnumeric-default" office:value-type="string" office:string-value="GO:0005794">
            <text:p>GO:0005794</text:p>
          </table:table-cell>
          <table:table-cell table:style-name="Gnumeric-default" office:value-type="string" office:string-value="Golgi apparatus">
            <text:p>Golgi apparatus</text:p>
          </table:table-cell>
          <table:table-cell table:style-name="Gnumeric-default" office:value-type="string" office:string-value="IDA">
            <text:p>IDA</text:p>
          </table:table-cell>
          <table:table-cell table:style-name="Gnumeric-default" office:value-type="float" office:value="232">
            <text:p>232</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449">
            <text:p>449</text:p>
          </table:table-cell>
          <table:table-cell table:style-name="Gnumeric-default" office:value-type="string" office:string-value="GO:0005628">
            <text:p>GO:0005628</text:p>
          </table:table-cell>
          <table:table-cell table:style-name="Gnumeric-default" office:value-type="string" office:string-value="prospore membrane">
            <text:p>prospore membrane</text:p>
          </table:table-cell>
          <table:table-cell table:style-name="Gnumeric-default" office:value-type="string" office:string-value="IDA">
            <text:p>IDA</text:p>
          </table:table-cell>
          <table:table-cell table:style-name="Gnumeric-default" office:value-type="float" office:value="2">
            <text:p>2</text:p>
          </table:table-cell>
          <table:table-cell table:style-name="Gnumeric-default" office:value-type="string" office:string-value="GO:0005829">
            <text:p>GO:0005829</text:p>
          </table:table-cell>
          <table:table-cell table:style-name="Gnumeric-default" office:value-type="string" office:string-value="cytosol">
            <text:p>cytosol</text:p>
          </table:table-cell>
          <table:table-cell table:style-name="Gnumeric-default" office:value-type="string" office:string-value="IDA">
            <text:p>IDA</text:p>
          </table:table-cell>
          <table:table-cell table:style-name="Gnumeric-default" office:value-type="float" office:value="2208">
            <text:p>2208</text:p>
          </table:table-cell>
          <table:table-cell table:style-name="Gnumeric-default" office:value-type="string" office:string-value="GO:0000329">
            <text:p>GO:0000329</text:p>
          </table:table-cell>
          <table:table-cell table:style-name="Gnumeric-default" office:value-type="string" office:string-value="fungal-type vacuole membrane">
            <text:p>fungal-type vacuole membrane</text:p>
          </table:table-cell>
          <table:table-cell table:style-name="Gnumeric-default" office:value-type="string" office:string-value="IDA">
            <text:p>IDA</text:p>
          </table:table-cell>
          <table:table-cell table:style-name="Gnumeric-default" office:value-type="float" office:value="47">
            <text:p>47</text:p>
          </table:table-cell>
          <table:table-cell table:style-name="Gnumeric-default" office:value-type="string" office:string-value="GO:0005783">
            <text:p>GO:0005783</text:p>
          </table:table-cell>
          <table:table-cell table:style-name="Gnumeric-default" office:value-type="string" office:string-value="endoplasmic reticulum">
            <text:p>endoplasmic reticulum</text:p>
          </table:table-cell>
          <table:table-cell table:style-name="Gnumeric-default" office:value-type="string" office:string-value="IDA">
            <text:p>IDA</text:p>
          </table:table-cell>
          <table:table-cell table:style-name="Gnumeric-default" office:value-type="float" office:value="463">
            <text:p>463</text:p>
          </table:table-cell>
          <table:table-cell table:style-name="Gnumeric-default" office:value-type="string" office:string-value="GO:0005634">
            <text:p>GO:0005634</text:p>
          </table:table-cell>
          <table:table-cell table:style-name="Gnumeric-default" office:value-type="string" office:string-value="nucleus">
            <text:p>nucleus</text:p>
          </table:table-cell>
          <table:table-cell table:style-name="Gnumeric-default" office:value-type="string" office:string-value="IDA">
            <text:p>IDA</text:p>
          </table:table-cell>
          <table:table-cell table:style-name="Gnumeric-default" office:value-type="float" office:value="2211">
            <text:p>2211</text:p>
          </table:table-cell>
          <table:table-cell table:style-name="Gnumeric-default" office:value-type="string" office:string-value="GO:0005819">
            <text:p>GO:0005819</text:p>
          </table:table-cell>
          <table:table-cell table:style-name="Gnumeric-default" office:value-type="string" office:string-value="spindle">
            <text:p>spindle</text:p>
          </table:table-cell>
          <table:table-cell table:style-name="Gnumeric-default" office:value-type="string" office:string-value="IDA">
            <text:p>IDA</text:p>
          </table:table-cell>
          <table:table-cell table:style-name="Gnumeric-default" office:value-type="float" office:value="62">
            <text:p>62</text:p>
          </table:table-cell>
          <table:table-cell table:style-name="Gnumeric-default" office:value-type="string" office:string-value="GO:0032153">
            <text:p>GO:0032153</text:p>
          </table:table-cell>
          <table:table-cell table:style-name="Gnumeric-default" office:value-type="string" office:string-value="cell division site">
            <text:p>cell division site</text:p>
          </table:table-cell>
          <table:table-cell table:style-name="Gnumeric-default" office:value-type="string" office:string-value="IDA">
            <text:p>IDA</text:p>
          </table:table-cell>
          <table:table-cell table:style-name="Gnumeric-default" office:value-type="float" office:value="223">
            <text:p>223</text:p>
          </table:table-cell>
          <table:table-cell table:style-name="Gnumeric-default" office:value-type="string" office:string-value="GO:0031966">
            <text:p>GO:0031966</text:p>
          </table:table-cell>
          <table:table-cell table:style-name="Gnumeric-default" office:value-type="string" office:string-value="mitochondrial membrane">
            <text:p>mitochondrial membrane</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05737">
            <text:p>GO:0005737</text:p>
          </table:table-cell>
          <table:table-cell table:style-name="Gnumeric-default" office:value-type="string" office:string-value="cytoplasm">
            <text:p>cytoplasm</text:p>
          </table:table-cell>
          <table:table-cell table:style-name="Gnumeric-default" office:value-type="string" office:string-value="IDA">
            <text:p>IDA</text:p>
          </table:table-cell>
          <table:table-cell table:style-name="Gnumeric-default" office:value-type="float" office:value="470">
            <text:p>470</text:p>
          </table:table-cell>
          <table:table-cell table:style-name="Gnumeric-default" office:value-type="string" office:string-value="GO:0005815">
            <text:p>GO:0005815</text:p>
          </table:table-cell>
          <table:table-cell table:style-name="Gnumeric-default" office:value-type="string" office:string-value="microtubule organizing center">
            <text:p>microtubule organizing center</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51286">
            <text:p>GO:0051286</text:p>
          </table:table-cell>
          <table:table-cell table:style-name="Gnumeric-default" office:value-type="string" office:string-value="cell tip">
            <text:p>cell tip</text:p>
          </table:table-cell>
          <table:table-cell table:style-name="Gnumeric-default" office:value-type="string" office:string-value="IDA">
            <text:p>IDA</text:p>
          </table:table-cell>
          <table:table-cell table:style-name="Gnumeric-default" office:value-type="float" office:value="118">
            <text:p>118</text:p>
          </table:table-cell>
          <table:table-cell table:style-name="Gnumeric-default" office:value-type="string" office:string-value="GO:0005938">
            <text:p>GO:0005938</text:p>
          </table:table-cell>
          <table:table-cell table:style-name="Gnumeric-default" office:value-type="string" office:string-value="cell cortex">
            <text:p>cell cortex</text:p>
          </table:table-cell>
          <table:table-cell table:style-name="Gnumeric-default" office:value-type="string" office:string-value="IDA">
            <text:p>IDA</text:p>
          </table:table-cell>
          <table:table-cell table:style-name="Gnumeric-default" office:value-type="float" office:value="10">
            <text:p>10</text:p>
          </table:table-cell>
          <table:table-cell table:number-columns-repeated="161" table:style-name="Gnumeric-default"/>
        </table:table-row>
        <table:table-row table:style-name="AROW-1">
          <table:table-cell table:style-name="Gnumeric-default" office:value-type="float" office:value="2412">
            <text:p>2412</text:p>
          </table:table-cell>
          <table:table-cell table:style-name="Gnumeric-default" office:value-type="float" office:value="2412">
            <text:p>2412</text:p>
          </table:table-cell>
          <table:table-cell table:style-name="Gnumeric-default" office:value-type="float" office:value="18614015">
            <text:p>18614015</text:p>
          </table:table-cell>
          <table:table-cell table:style-name="Gnumeric-default" office:value-type="string" office:string-value="A mitochondrial protein compendium elucidates complex I disease biology.">
            <text:p>A mitochondrial protein compendium elucidates complex I disease biology.</text:p>
          </table:table-cell>
          <table:table-cell table:style-name="Gnumeric-default" office:value-type="float" office:value="2008">
            <text:p>2008</text:p>
          </table:table-cell>
          <table:table-cell table:style-name="Gnumeric-default" office:value-type="string" office:string-value="Cell">
            <text:p>Cell</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2412">
            <text:p>2412</text:p>
          </table:table-cell>
          <table:table-cell table:style-name="Gnumeric-default" office:value-type="float" office:value="0">
            <text:p>0</text:p>
          </table:table-cell>
          <table:table-cell table:style-name="Gnumeric-default" office:value-type="float" office:value="2412">
            <text:p>2412</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2412">
            <text:p>2412</text:p>
          </table:table-cell>
          <table:table-cell table:number-columns-repeated="237" table:style-name="Gnumeric-default"/>
        </table:table-row>
        <table:table-row table:style-name="AROW-1">
          <table:table-cell table:style-name="Gnumeric-default" office:value-type="float" office:value="1791">
            <text:p>1791</text:p>
          </table:table-cell>
          <table:table-cell table:style-name="Gnumeric-default" office:value-type="float" office:value="5918">
            <text:p>5918</text:p>
          </table:table-cell>
          <table:table-cell table:style-name="Gnumeric-default" office:value-type="float" office:value="14551910">
            <text:p>14551910</text:p>
          </table:table-cell>
          <table:table-cell table:style-name="Gnumeric-default" office:value-type="string" office:string-value="Genome-wide RNAi of C. elegans using the hypersensitive rrf-3 strain reveals novel gene functions.">
            <text:p>Genome-wide RNAi of C. elegans using the hypersensitive rrf-3 strain reveals novel gene functions.</text:p>
          </table:table-cell>
          <table:table-cell table:style-name="Gnumeric-default" office:value-type="float" office:value="2003">
            <text:p>2003</text:p>
          </table:table-cell>
          <table:table-cell table:style-name="Gnumeric-default" office:value-type="string" office:string-value="PLoS biology">
            <text:p>PLoS biology</text:p>
          </table:table-cell>
          <table:table-cell table:style-name="Gnumeric-default" office:value-type="float" office:value="0">
            <text:p>0</text:p>
          </table:table-cell>
          <table:table-cell table:style-name="Gnumeric-default" office:value-type="float" office:value="5918">
            <text:p>5918</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5918">
            <text:p>5918</text:p>
          </table:table-cell>
          <table:table-cell table:style-name="Gnumeric-default" office:value-type="float" office:value="0">
            <text:p>0</text:p>
          </table:table-cell>
          <table:table-cell table:style-name="Gnumeric-default" office:value-type="string" office:string-value="GO:0040007">
            <text:p>GO:0040007</text:p>
          </table:table-cell>
          <table:table-cell table:style-name="Gnumeric-default" office:value-type="string" office:string-value="growth">
            <text:p>growth</text:p>
          </table:table-cell>
          <table:table-cell table:style-name="Gnumeric-default" office:value-type="string" office:string-value="IMP">
            <text:p>IMP</text:p>
          </table:table-cell>
          <table:table-cell table:style-name="Gnumeric-default" office:value-type="float" office:value="866">
            <text:p>866</text:p>
          </table:table-cell>
          <table:table-cell table:style-name="Gnumeric-default" office:value-type="string" office:string-value="GO:0040032">
            <text:p>GO:0040032</text:p>
          </table:table-cell>
          <table:table-cell table:style-name="Gnumeric-default" office:value-type="string" office:string-value="post-embryonic body morphogenesis">
            <text:p>post-embryonic body morphogenesis</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40017">
            <text:p>GO:0040017</text:p>
          </table:table-cell>
          <table:table-cell table:style-name="Gnumeric-default" office:value-type="string" office:string-value="positive regulation of locomotion">
            <text:p>positive regulation of locomotion</text:p>
          </table:table-cell>
          <table:table-cell table:style-name="Gnumeric-default" office:value-type="string" office:string-value="IMP">
            <text:p>IMP</text:p>
          </table:table-cell>
          <table:table-cell table:style-name="Gnumeric-default" office:value-type="float" office:value="50">
            <text:p>50</text:p>
          </table:table-cell>
          <table:table-cell table:style-name="Gnumeric-default" office:value-type="string" office:string-value="GO:0040010">
            <text:p>GO:0040010</text:p>
          </table:table-cell>
          <table:table-cell table:style-name="Gnumeric-default" office:value-type="string" office:string-value="positive regulation of growth rate">
            <text:p>positive regulation of growth rate</text:p>
          </table:table-cell>
          <table:table-cell table:style-name="Gnumeric-default" office:value-type="string" office:string-value="IMP">
            <text:p>IMP</text:p>
          </table:table-cell>
          <table:table-cell table:style-name="Gnumeric-default" office:value-type="float" office:value="774">
            <text:p>774</text:p>
          </table:table-cell>
          <table:table-cell table:style-name="Gnumeric-default" office:value-type="string" office:string-value="GO:0040018">
            <text:p>GO:0040018</text:p>
          </table:table-cell>
          <table:table-cell table:style-name="Gnumeric-default" office:value-type="string" office:string-value="positive regulation of multicellular organism growth">
            <text:p>positive regulation of multicellular organism growth</text:p>
          </table:table-cell>
          <table:table-cell table:style-name="Gnumeric-default" office:value-type="string" office:string-value="IMP">
            <text:p>IMP</text:p>
          </table:table-cell>
          <table:table-cell table:style-name="Gnumeric-default" office:value-type="float" office:value="68">
            <text:p>68</text:p>
          </table:table-cell>
          <table:table-cell table:style-name="Gnumeric-default" office:value-type="string" office:string-value="GO:0040002">
            <text:p>GO:0040002</text:p>
          </table:table-cell>
          <table:table-cell table:style-name="Gnumeric-default" office:value-type="string" office:string-value="collagen and cuticulin-based cuticle development">
            <text:p>collagen and cuticulin-based cuticle development</text:p>
          </table:table-cell>
          <table:table-cell table:style-name="Gnumeric-default" office:value-type="string" office:string-value="IMP">
            <text:p>IMP</text:p>
          </table:table-cell>
          <table:table-cell table:style-name="Gnumeric-default" office:value-type="float" office:value="23">
            <text:p>23</text:p>
          </table:table-cell>
          <table:table-cell table:style-name="Gnumeric-default" office:value-type="string" office:string-value="GO:0009790">
            <text:p>GO:0009790</text:p>
          </table:table-cell>
          <table:table-cell table:style-name="Gnumeric-default" office:value-type="string" office:string-value="embryo development">
            <text:p>embryo development</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18996">
            <text:p>GO:0018996</text:p>
          </table:table-cell>
          <table:table-cell table:style-name="Gnumeric-default" office:value-type="string" office:string-value="molting cycle, collagen and cuticulin-based cuticle">
            <text:p>molting cycle, collagen and cuticulin-based cuticle</text:p>
          </table:table-cell>
          <table:table-cell table:style-name="Gnumeric-default" office:value-type="string" office:string-value="IMP">
            <text:p>IMP</text:p>
          </table:table-cell>
          <table:table-cell table:style-name="Gnumeric-default" office:value-type="float" office:value="9">
            <text:p>9</text:p>
          </table:table-cell>
          <table:table-cell table:style-name="Gnumeric-default" office:value-type="string" office:string-value="GO:0018991">
            <text:p>GO:0018991</text:p>
          </table:table-cell>
          <table:table-cell table:style-name="Gnumeric-default" office:value-type="string" office:string-value="oviposition">
            <text:p>oviposition</text:p>
          </table:table-cell>
          <table:table-cell table:style-name="Gnumeric-default" office:value-type="string" office:string-value="IMP">
            <text:p>IMP</text:p>
          </table:table-cell>
          <table:table-cell table:style-name="Gnumeric-default" office:value-type="float" office:value="67">
            <text:p>67</text:p>
          </table:table-cell>
          <table:table-cell table:style-name="Gnumeric-default" office:value-type="string" office:string-value="GO:0002009">
            <text:p>GO:0002009</text:p>
          </table:table-cell>
          <table:table-cell table:style-name="Gnumeric-default" office:value-type="string" office:string-value="morphogenesis of an epithelium">
            <text:p>morphogenesis of an epithelium</text:p>
          </table:table-cell>
          <table:table-cell table:style-name="Gnumeric-default" office:value-type="string" office:string-value="IMP">
            <text:p>IMP</text:p>
          </table:table-cell>
          <table:table-cell table:style-name="Gnumeric-default" office:value-type="float" office:value="124">
            <text:p>124</text:p>
          </table:table-cell>
          <table:table-cell table:style-name="Gnumeric-default" office:value-type="string" office:string-value="GO:0010171">
            <text:p>GO:0010171</text:p>
          </table:table-cell>
          <table:table-cell table:style-name="Gnumeric-default" office:value-type="string" office:string-value="body morphogenesis">
            <text:p>body morphogenesis</text:p>
          </table:table-cell>
          <table:table-cell table:style-name="Gnumeric-default" office:value-type="string" office:string-value="IMP">
            <text:p>IMP</text:p>
          </table:table-cell>
          <table:table-cell table:style-name="Gnumeric-default" office:value-type="float" office:value="264">
            <text:p>264</text:p>
          </table:table-cell>
          <table:table-cell table:style-name="Gnumeric-default" office:value-type="string" office:string-value="GO:0009792">
            <text:p>GO:0009792</text:p>
          </table:table-cell>
          <table:table-cell table:style-name="Gnumeric-default" office:value-type="string" office:string-value="embryo development ending in birth or egg hatching">
            <text:p>embryo development ending in birth or egg hatching</text:p>
          </table:table-cell>
          <table:table-cell table:style-name="Gnumeric-default" office:value-type="string" office:string-value="IMP">
            <text:p>IMP</text:p>
          </table:table-cell>
          <table:table-cell table:style-name="Gnumeric-default" office:value-type="float" office:value="1094">
            <text:p>1094</text:p>
          </table:table-cell>
          <table:table-cell table:style-name="Gnumeric-default" office:value-type="string" office:string-value="GO:0040013">
            <text:p>GO:0040013</text:p>
          </table:table-cell>
          <table:table-cell table:style-name="Gnumeric-default" office:value-type="string" office:string-value="negative regulation of locomotion">
            <text:p>negative regulation of locomotion</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40011">
            <text:p>GO:0040011</text:p>
          </table:table-cell>
          <table:table-cell table:style-name="Gnumeric-default" office:value-type="string" office:string-value="locomotion">
            <text:p>locomotion</text:p>
          </table:table-cell>
          <table:table-cell table:style-name="Gnumeric-default" office:value-type="string" office:string-value="IMP">
            <text:p>IMP</text:p>
          </table:table-cell>
          <table:table-cell table:style-name="Gnumeric-default" office:value-type="float" office:value="834">
            <text:p>834</text:p>
          </table:table-cell>
          <table:table-cell table:style-name="Gnumeric-default" office:value-type="string" office:string-value="GO:0040035">
            <text:p>GO:0040035</text:p>
          </table:table-cell>
          <table:table-cell table:style-name="Gnumeric-default" office:value-type="string" office:string-value="hermaphrodite genitalia development">
            <text:p>hermaphrodite genitalia development</text:p>
          </table:table-cell>
          <table:table-cell table:style-name="Gnumeric-default" office:value-type="string" office:string-value="IMP">
            <text:p>IMP</text:p>
          </table:table-cell>
          <table:table-cell table:style-name="Gnumeric-default" office:value-type="float" office:value="273">
            <text:p>273</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517">
            <text:p>517</text:p>
          </table:table-cell>
          <table:table-cell table:style-name="Gnumeric-default" office:value-type="string" office:string-value="GO:0002119">
            <text:p>GO:0002119</text:p>
          </table:table-cell>
          <table:table-cell table:style-name="Gnumeric-default" office:value-type="string" office:string-value="nematode larval development">
            <text:p>nematode larval development</text:p>
          </table:table-cell>
          <table:table-cell table:style-name="Gnumeric-default" office:value-type="string" office:string-value="IMP">
            <text:p>IMP</text:p>
          </table:table-cell>
          <table:table-cell table:style-name="Gnumeric-default" office:value-type="float" office:value="908">
            <text:p>908</text:p>
          </table:table-cell>
          <table:table-cell table:style-name="Gnumeric-default" office:value-type="string" office:string-value="GO:0040027">
            <text:p>GO:0040027</text:p>
          </table:table-cell>
          <table:table-cell table:style-name="Gnumeric-default" office:value-type="string" office:string-value="negative regulation of vulval development">
            <text:p>negative regulation of vulval development</text:p>
          </table:table-cell>
          <table:table-cell table:style-name="Gnumeric-default" office:value-type="string" office:string-value="IMP">
            <text:p>IMP</text:p>
          </table:table-cell>
          <table:table-cell table:style-name="Gnumeric-default" office:value-type="float" office:value="4">
            <text:p>4</text:p>
          </table:table-cell>
          <table:table-cell table:style-name="Gnumeric-default" office:value-type="string" office:string-value="GO:0040015">
            <text:p>GO:0040015</text:p>
          </table:table-cell>
          <table:table-cell table:style-name="Gnumeric-default" office:value-type="string" office:string-value="negative regulation of multicellular organism growth">
            <text:p>negative regulation of multicellular organism growth</text:p>
          </table:table-cell>
          <table:table-cell table:style-name="Gnumeric-default" office:value-type="string" office:string-value="IMP">
            <text:p>IMP</text:p>
          </table:table-cell>
          <table:table-cell table:style-name="Gnumeric-default" office:value-type="float" office:value="29">
            <text:p>29</text:p>
          </table:table-cell>
          <table:table-cell table:style-name="Gnumeric-default" office:value-type="string" office:string-value="GO:0008340">
            <text:p>GO:0008340</text:p>
          </table:table-cell>
          <table:table-cell table:style-name="Gnumeric-default" office:value-type="string" office:string-value="determination of adult lifespan">
            <text:p>determination of adult lifespan</text:p>
          </table:table-cell>
          <table:table-cell table:style-name="Gnumeric-default" office:value-type="string" office:string-value="IMP">
            <text:p>IMP</text:p>
          </table:table-cell>
          <table:table-cell table:style-name="Gnumeric-default" office:value-type="float" office:value="11">
            <text:p>11</text:p>
          </table:table-cell>
          <table:table-cell table:number-columns-repeated="161" table:style-name="Gnumeric-default"/>
        </table:table-row>
        <table:table-row table:style-name="AROW-1">
          <table:table-cell table:style-name="Gnumeric-default" office:value-type="float" office:value="1406">
            <text:p>1406</text:p>
          </table:table-cell>
          <table:table-cell table:style-name="Gnumeric-default" office:value-type="float" office:value="1863">
            <text:p>1863</text:p>
          </table:table-cell>
          <table:table-cell table:style-name="Gnumeric-default" office:value-type="float" office:value="14562095">
            <text:p>14562095</text:p>
          </table:table-cell>
          <table:table-cell table:style-name="Gnumeric-default" office:value-type="string" office:string-value="Global analysis of protein localization in budding yeast.">
            <text:p>Global analysis of protein localization in budding yeast.</text:p>
          </table:table-cell>
          <table:table-cell table:style-name="Gnumeric-default" office:value-type="float" office:value="2003">
            <text:p>2003</text:p>
          </table:table-cell>
          <table:table-cell table:style-name="Gnumeric-default" office:value-type="string" office:string-value="Nature">
            <text:p>Nature</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863">
            <text:p>1863</text:p>
          </table:table-cell>
          <table:table-cell table:style-name="Gnumeric-default" office:value-type="float" office:value="0">
            <text:p>0</text:p>
          </table:table-cell>
          <table:table-cell table:style-name="Gnumeric-default" office:value-type="float" office:value="1863">
            <text:p>1863</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816">
            <text:p>GO:0005816</text:p>
          </table:table-cell>
          <table:table-cell table:style-name="Gnumeric-default" office:value-type="string" office:string-value="spindle pole body">
            <text:p>spindle pole body</text:p>
          </table:table-cell>
          <table:table-cell table:style-name="Gnumeric-default" office:value-type="string" office:string-value="IDA">
            <text:p>IDA</text:p>
          </table:table-cell>
          <table:table-cell table:style-name="Gnumeric-default" office:value-type="float" office:value="5">
            <text:p>5</text:p>
          </table:table-cell>
          <table:table-cell table:style-name="Gnumeric-default" office:value-type="string" office:string-value="GO:0000324">
            <text:p>GO:0000324</text:p>
          </table:table-cell>
          <table:table-cell table:style-name="Gnumeric-default" office:value-type="string" office:string-value="fungal-type vacuole">
            <text:p>fungal-type vacuole</text:p>
          </table:table-cell>
          <table:table-cell table:style-name="Gnumeric-default" office:value-type="string" office:string-value="IDA">
            <text:p>IDA</text:p>
          </table:table-cell>
          <table:table-cell table:style-name="Gnumeric-default" office:value-type="float" office:value="55">
            <text:p>55</text:p>
          </table:table-cell>
          <table:table-cell table:style-name="Gnumeric-default" office:value-type="string" office:string-value="GO:0005935">
            <text:p>GO:0005935</text:p>
          </table:table-cell>
          <table:table-cell table:style-name="Gnumeric-default" office:value-type="string" office:string-value="cellular bud neck">
            <text:p>cellular bud neck</text:p>
          </table:table-cell>
          <table:table-cell table:style-name="Gnumeric-default" office:value-type="string" office:string-value="IDA">
            <text:p>IDA</text:p>
          </table:table-cell>
          <table:table-cell table:style-name="Gnumeric-default" office:value-type="float" office:value="22">
            <text:p>22</text:p>
          </table:table-cell>
          <table:table-cell table:style-name="Gnumeric-default" office:value-type="string" office:string-value="GO:0005794">
            <text:p>GO:0005794</text:p>
          </table:table-cell>
          <table:table-cell table:style-name="Gnumeric-default" office:value-type="string" office:string-value="Golgi apparatus">
            <text:p>Golgi apparatus</text:p>
          </table:table-cell>
          <table:table-cell table:style-name="Gnumeric-default" office:value-type="string" office:string-value="IDA">
            <text:p>IDA</text:p>
          </table:table-cell>
          <table:table-cell table:style-name="Gnumeric-default" office:value-type="float" office:value="9">
            <text:p>9</text:p>
          </table:table-cell>
          <table:table-cell table:style-name="Gnumeric-default" office:value-type="string" office:string-value="GO:0000329">
            <text:p>GO:0000329</text:p>
          </table:table-cell>
          <table:table-cell table:style-name="Gnumeric-default" office:value-type="string" office:string-value="fungal-type vacuole membrane">
            <text:p>fungal-type vacuole membrane</text:p>
          </table:table-cell>
          <table:table-cell table:style-name="Gnumeric-default" office:value-type="string" office:string-value="IDA">
            <text:p>IDA</text:p>
          </table:table-cell>
          <table:table-cell table:style-name="Gnumeric-default" office:value-type="float" office:value="24">
            <text:p>24</text:p>
          </table:table-cell>
          <table:table-cell table:style-name="Gnumeric-default" office:value-type="string" office:string-value="GO:0005768">
            <text:p>GO:0005768</text:p>
          </table:table-cell>
          <table:table-cell table:style-name="Gnumeric-default" office:value-type="string" office:string-value="endosome">
            <text:p>endosome</text:p>
          </table:table-cell>
          <table:table-cell table:style-name="Gnumeric-default" office:value-type="string" office:string-value="IDA">
            <text:p>IDA</text:p>
          </table:table-cell>
          <table:table-cell table:style-name="Gnumeric-default" office:value-type="float" office:value="14">
            <text:p>14</text:p>
          </table:table-cell>
          <table:table-cell table:style-name="Gnumeric-default" office:value-type="string" office:string-value="GO:0005730">
            <text:p>GO:0005730</text:p>
          </table:table-cell>
          <table:table-cell table:style-name="Gnumeric-default" office:value-type="string" office:string-value="nucleolus">
            <text:p>nucleolus</text:p>
          </table:table-cell>
          <table:table-cell table:style-name="Gnumeric-default" office:value-type="string" office:string-value="IDA">
            <text:p>IDA</text:p>
          </table:table-cell>
          <table:table-cell table:style-name="Gnumeric-default" office:value-type="float" office:value="44">
            <text:p>44</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177">
            <text:p>177</text:p>
          </table:table-cell>
          <table:table-cell table:style-name="Gnumeric-default" office:value-type="string" office:string-value="GO:0030137">
            <text:p>GO:0030137</text:p>
          </table:table-cell>
          <table:table-cell table:style-name="Gnumeric-default" office:value-type="string" office:string-value="COPI-coated vesicle">
            <text:p>COPI-coated vesicle</text:p>
          </table:table-cell>
          <table:table-cell table:style-name="Gnumeric-default" office:value-type="string" office:string-value="IDA">
            <text:p>IDA</text:p>
          </table:table-cell>
          <table:table-cell table:style-name="Gnumeric-default" office:value-type="float" office:value="10">
            <text:p>10</text:p>
          </table:table-cell>
          <table:table-cell table:style-name="Gnumeric-default" office:value-type="string" office:string-value="GO:0015629">
            <text:p>GO:0015629</text:p>
          </table:table-cell>
          <table:table-cell table:style-name="Gnumeric-default" office:value-type="string" office:string-value="actin cytoskeleton">
            <text:p>actin cytoskeleton</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05811">
            <text:p>GO:0005811</text:p>
          </table:table-cell>
          <table:table-cell table:style-name="Gnumeric-default" office:value-type="string" office:string-value="lipid particle">
            <text:p>lipid particle</text:p>
          </table:table-cell>
          <table:table-cell table:style-name="Gnumeric-default" office:value-type="string" office:string-value="IDA">
            <text:p>IDA</text:p>
          </table:table-cell>
          <table:table-cell table:style-name="Gnumeric-default" office:value-type="float" office:value="9">
            <text:p>9</text:p>
          </table:table-cell>
          <table:table-cell table:style-name="Gnumeric-default" office:value-type="string" office:string-value="GO:0005829">
            <text:p>GO:0005829</text:p>
          </table:table-cell>
          <table:table-cell table:style-name="Gnumeric-default" office:value-type="string" office:string-value="cytosol">
            <text:p>cytosol</text:p>
          </table:table-cell>
          <table:table-cell table:style-name="Gnumeric-default" office:value-type="string" office:string-value="IDA">
            <text:p>IDA</text:p>
          </table:table-cell>
          <table:table-cell table:style-name="Gnumeric-default" office:value-type="float" office:value="2">
            <text:p>2</text:p>
          </table:table-cell>
          <table:table-cell table:style-name="Gnumeric-default" office:value-type="string" office:string-value="GO:0015630">
            <text:p>GO:0015630</text:p>
          </table:table-cell>
          <table:table-cell table:style-name="Gnumeric-default" office:value-type="string" office:string-value="microtubule cytoskeleton">
            <text:p>microtubule cytoskeleton</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30136">
            <text:p>GO:0030136</text:p>
          </table:table-cell>
          <table:table-cell table:style-name="Gnumeric-default" office:value-type="string" office:string-value="clathrin-coated vesicle">
            <text:p>clathrin-coated vesicle</text:p>
          </table:table-cell>
          <table:table-cell table:style-name="Gnumeric-default" office:value-type="string" office:string-value="IDA">
            <text:p>IDA</text:p>
          </table:table-cell>
          <table:table-cell table:style-name="Gnumeric-default" office:value-type="float" office:value="16">
            <text:p>16</text:p>
          </table:table-cell>
          <table:table-cell table:style-name="Gnumeric-default" office:value-type="string" office:string-value="GO:0005933">
            <text:p>GO:0005933</text:p>
          </table:table-cell>
          <table:table-cell table:style-name="Gnumeric-default" office:value-type="string" office:string-value="cellular bud">
            <text:p>cellular bud</text:p>
          </table:table-cell>
          <table:table-cell table:style-name="Gnumeric-default" office:value-type="string" office:string-value="IDA">
            <text:p>IDA</text:p>
          </table:table-cell>
          <table:table-cell table:style-name="Gnumeric-default" office:value-type="float" office:value="12">
            <text:p>12</text:p>
          </table:table-cell>
          <table:table-cell table:style-name="Gnumeric-default" office:value-type="string" office:string-value="GO:0005634">
            <text:p>GO:0005634</text:p>
          </table:table-cell>
          <table:table-cell table:style-name="Gnumeric-default" office:value-type="string" office:string-value="nucleus">
            <text:p>nucleus</text:p>
          </table:table-cell>
          <table:table-cell table:style-name="Gnumeric-default" office:value-type="string" office:string-value="IDA">
            <text:p>IDA</text:p>
          </table:table-cell>
          <table:table-cell table:style-name="Gnumeric-default" office:value-type="float" office:value="512">
            <text:p>512</text:p>
          </table:table-cell>
          <table:table-cell table:style-name="Gnumeric-default" office:value-type="string" office:string-value="GO:0005777">
            <text:p>GO:0005777</text:p>
          </table:table-cell>
          <table:table-cell table:style-name="Gnumeric-default" office:value-type="string" office:string-value="peroxisome">
            <text:p>peroxisome</text:p>
          </table:table-cell>
          <table:table-cell table:style-name="Gnumeric-default" office:value-type="string" office:string-value="IDA">
            <text:p>IDA</text:p>
          </table:table-cell>
          <table:table-cell table:style-name="Gnumeric-default" office:value-type="float" office:value="3">
            <text:p>3</text:p>
          </table:table-cell>
          <table:table-cell table:style-name="Gnumeric-default" office:value-type="string" office:string-value="GO:0005783">
            <text:p>GO:0005783</text:p>
          </table:table-cell>
          <table:table-cell table:style-name="Gnumeric-default" office:value-type="string" office:string-value="endoplasmic reticulum">
            <text:p>endoplasmic reticulum</text:p>
          </table:table-cell>
          <table:table-cell table:style-name="Gnumeric-default" office:value-type="string" office:string-value="IDA">
            <text:p>IDA</text:p>
          </table:table-cell>
          <table:table-cell table:style-name="Gnumeric-default" office:value-type="float" office:value="94">
            <text:p>94</text:p>
          </table:table-cell>
          <table:table-cell table:style-name="Gnumeric-default" office:value-type="string" office:string-value="GO:0005737">
            <text:p>GO:0005737</text:p>
          </table:table-cell>
          <table:table-cell table:style-name="Gnumeric-default" office:value-type="string" office:string-value="cytoplasm">
            <text:p>cytoplasm</text:p>
          </table:table-cell>
          <table:table-cell table:style-name="Gnumeric-default" office:value-type="string" office:string-value="IDA">
            <text:p>IDA</text:p>
          </table:table-cell>
          <table:table-cell table:style-name="Gnumeric-default" office:value-type="float" office:value="851">
            <text:p>851</text:p>
          </table:table-cell>
          <table:table-cell table:style-name="Gnumeric-default" office:value-type="string" office:string-value="GO:0034399">
            <text:p>GO:0034399</text:p>
          </table:table-cell>
          <table:table-cell table:style-name="Gnumeric-default" office:value-type="string" office:string-value="nuclear periphery">
            <text:p>nuclear periphery</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1">
            <text:p>1</text:p>
          </table:table-cell>
          <table:table-cell table:number-columns-repeated="157" table:style-name="Gnumeric-default"/>
        </table:table-row>
        <table:table-row table:style-name="AROW-1">
          <table:table-cell table:style-name="Gnumeric-default" office:value-type="float" office:value="1251">
            <text:p>1251</text:p>
          </table:table-cell>
          <table:table-cell table:style-name="Gnumeric-default" office:value-type="float" office:value="1251">
            <text:p>1251</text:p>
          </table:table-cell>
          <table:table-cell table:style-name="Gnumeric-default" office:value-type="float" office:value="18431481">
            <text:p>18431481</text:p>
          </table:table-cell>
          <table:table-cell table:style-name="Gnumeric-default" office:value-type="string" office:string-value="Sorting signals, N-terminal modifications and abundance of the chloroplast proteome.">
            <text:p>Sorting signals, N-terminal modifications and abundance of the chloroplast proteome.</text:p>
          </table:table-cell>
          <table:table-cell table:style-name="Gnumeric-default" office:value-type="float" office:value="2008">
            <text:p>2008</text:p>
          </table:table-cell>
          <table:table-cell table:style-name="Gnumeric-default" office:value-type="string" office:string-value="PloS one">
            <text:p>PloS one</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251">
            <text:p>1251</text:p>
          </table:table-cell>
          <table:table-cell table:style-name="Gnumeric-default" office:value-type="float" office:value="0">
            <text:p>0</text:p>
          </table:table-cell>
          <table:table-cell table:style-name="Gnumeric-default" office:value-type="float" office:value="1251">
            <text:p>1251</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9507">
            <text:p>GO:0009507</text:p>
          </table:table-cell>
          <table:table-cell table:style-name="Gnumeric-default" office:value-type="string" office:string-value="chloroplast">
            <text:p>chloroplast</text:p>
          </table:table-cell>
          <table:table-cell table:style-name="Gnumeric-default" office:value-type="string" office:string-value="IDA">
            <text:p>IDA</text:p>
          </table:table-cell>
          <table:table-cell table:style-name="Gnumeric-default" office:value-type="float" office:value="1251">
            <text:p>1251</text:p>
          </table:table-cell>
          <table:table-cell table:number-columns-repeated="237" table:style-name="Gnumeric-default"/>
        </table:table-row>
        <table:table-row table:style-name="AROW-1">
          <table:table-cell table:style-name="Gnumeric-default" office:value-type="float" office:value="1205">
            <text:p>1205</text:p>
          </table:table-cell>
          <table:table-cell table:style-name="Gnumeric-default" office:value-type="float" office:value="1476">
            <text:p>1476</text:p>
          </table:table-cell>
          <table:table-cell table:style-name="Gnumeric-default" office:value-type="float" office:value="15791247">
            <text:p>15791247</text:p>
          </table:table-cell>
          <table:table-cell table:style-name="Gnumeric-default" office:value-type="string" office:string-value="Full-genome RNAi profiling of early embryogenesis in Caenorhabditis elegans.">
            <text:p>Full-genome RNAi profiling of early embryogenesis in Caenorhabditis elegans.</text:p>
          </table:table-cell>
          <table:table-cell table:style-name="Gnumeric-default" office:value-type="float" office:value="2005">
            <text:p>2005</text:p>
          </table:table-cell>
          <table:table-cell table:style-name="Gnumeric-default" office:value-type="string" office:string-value="Nature">
            <text:p>Nature</text:p>
          </table:table-cell>
          <table:table-cell table:style-name="Gnumeric-default" office:value-type="float" office:value="0">
            <text:p>0</text:p>
          </table:table-cell>
          <table:table-cell table:style-name="Gnumeric-default" office:value-type="float" office:value="1476">
            <text:p>1476</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476">
            <text:p>1476</text:p>
          </table:table-cell>
          <table:table-cell table:style-name="Gnumeric-default" office:value-type="float" office:value="0">
            <text:p>0</text:p>
          </table:table-cell>
          <table:table-cell table:style-name="Gnumeric-default" office:value-type="string" office:string-value="GO:0040011">
            <text:p>GO:0040011</text:p>
          </table:table-cell>
          <table:table-cell table:style-name="Gnumeric-default" office:value-type="string" office:string-value="locomotion">
            <text:p>locomotion</text:p>
          </table:table-cell>
          <table:table-cell table:style-name="Gnumeric-default" office:value-type="string" office:string-value="IMP">
            <text:p>IMP</text:p>
          </table:table-cell>
          <table:table-cell table:style-name="Gnumeric-default" office:value-type="float" office:value="2">
            <text:p>2</text:p>
          </table:table-cell>
          <table:table-cell table:style-name="Gnumeric-default" office:value-type="string" office:string-value="GO:0040002">
            <text:p>GO:0040002</text:p>
          </table:table-cell>
          <table:table-cell table:style-name="Gnumeric-default" office:value-type="string" office:string-value="collagen and cuticulin-based cuticle development">
            <text:p>collagen and cuticulin-based cuticle development</text:p>
          </table:table-cell>
          <table:table-cell table:style-name="Gnumeric-default" office:value-type="string" office:string-value="IMP">
            <text:p>IMP</text:p>
          </table:table-cell>
          <table:table-cell table:style-name="Gnumeric-default" office:value-type="float" office:value="2">
            <text:p>2</text:p>
          </table:table-cell>
          <table:table-cell table:style-name="Gnumeric-default" office:value-type="string" office:string-value="GO:0018991">
            <text:p>GO:0018991</text:p>
          </table:table-cell>
          <table:table-cell table:style-name="Gnumeric-default" office:value-type="string" office:string-value="oviposition">
            <text:p>oviposition</text:p>
          </table:table-cell>
          <table:table-cell table:style-name="Gnumeric-default" office:value-type="string" office:string-value="IMP">
            <text:p>IMP</text:p>
          </table:table-cell>
          <table:table-cell table:style-name="Gnumeric-default" office:value-type="float" office:value="15">
            <text:p>15</text:p>
          </table:table-cell>
          <table:table-cell table:style-name="Gnumeric-default" office:value-type="string" office:string-value="GO:0000910">
            <text:p>GO:0000910</text:p>
          </table:table-cell>
          <table:table-cell table:style-name="Gnumeric-default" office:value-type="string" office:string-value="cytokinesis">
            <text:p>cytokinesis</text:p>
          </table:table-cell>
          <table:table-cell table:style-name="Gnumeric-default" office:value-type="string" office:string-value="IMP">
            <text:p>IMP</text:p>
          </table:table-cell>
          <table:table-cell table:style-name="Gnumeric-default" office:value-type="float" office:value="19">
            <text:p>19</text:p>
          </table:table-cell>
          <table:table-cell table:style-name="Gnumeric-default" office:value-type="string" office:string-value="GO:0010171">
            <text:p>GO:0010171</text:p>
          </table:table-cell>
          <table:table-cell table:style-name="Gnumeric-default" office:value-type="string" office:string-value="body morphogenesis">
            <text:p>body morphogenesis</text:p>
          </table:table-cell>
          <table:table-cell table:style-name="Gnumeric-default" office:value-type="string" office:string-value="IMP">
            <text:p>IMP</text:p>
          </table:table-cell>
          <table:table-cell table:style-name="Gnumeric-default" office:value-type="float" office:value="13">
            <text:p>13</text:p>
          </table:table-cell>
          <table:table-cell table:style-name="Gnumeric-default" office:value-type="string" office:string-value="GO:0009792">
            <text:p>GO:0009792</text:p>
          </table:table-cell>
          <table:table-cell table:style-name="Gnumeric-default" office:value-type="string" office:string-value="embryo development ending in birth or egg hatching">
            <text:p>embryo development ending in birth or egg hatching</text:p>
          </table:table-cell>
          <table:table-cell table:style-name="Gnumeric-default" office:value-type="string" office:string-value="IMP">
            <text:p>IMP</text:p>
          </table:table-cell>
          <table:table-cell table:style-name="Gnumeric-default" office:value-type="float" office:value="1234">
            <text:p>1234</text:p>
          </table:table-cell>
          <table:table-cell table:style-name="Gnumeric-default" office:value-type="string" office:string-value="GO:0040035">
            <text:p>GO:0040035</text:p>
          </table:table-cell>
          <table:table-cell table:style-name="Gnumeric-default" office:value-type="string" office:string-value="hermaphrodite genitalia development">
            <text:p>hermaphrodite genitalia development</text:p>
          </table:table-cell>
          <table:table-cell table:style-name="Gnumeric-default" office:value-type="string" office:string-value="IMP">
            <text:p>IMP</text:p>
          </table:table-cell>
          <table:table-cell table:style-name="Gnumeric-default" office:value-type="float" office:value="7">
            <text:p>7</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148">
            <text:p>148</text:p>
          </table:table-cell>
          <table:table-cell table:style-name="Gnumeric-default" office:value-type="string" office:string-value="GO:0035046">
            <text:p>GO:0035046</text:p>
          </table:table-cell>
          <table:table-cell table:style-name="Gnumeric-default" office:value-type="string" office:string-value="pronuclear migration">
            <text:p>pronuclear migration</text:p>
          </table:table-cell>
          <table:table-cell table:style-name="Gnumeric-default" office:value-type="string" office:string-value="IMP">
            <text:p>IMP</text:p>
          </table:table-cell>
          <table:table-cell table:style-name="Gnumeric-default" office:value-type="float" office:value="36">
            <text:p>36</text:p>
          </table:table-cell>
          <table:table-cell table:number-columns-repeated="205" table:style-name="Gnumeric-default"/>
        </table:table-row>
        <table:table-row table:style-name="AROW-1">
          <table:table-cell table:style-name="Gnumeric-default" office:value-type="float" office:value="1186">
            <text:p>1186</text:p>
          </table:table-cell>
          <table:table-cell table:style-name="Gnumeric-default" office:value-type="float" office:value="1213">
            <text:p>1213</text:p>
          </table:table-cell>
          <table:table-cell table:style-name="Gnumeric-default" office:value-type="float" office:value="14651853">
            <text:p>14651853</text:p>
          </table:table-cell>
          <table:table-cell table:style-name="Gnumeric-default" office:value-type="string" office:string-value="Integrated analysis of protein composition, tissue diversity, and gene regulation in mouse mitochondria.">
            <text:p>Integrated analysis of protein composition, tissue diversity, and gene regulation in mouse mitochondria.</text:p>
          </table:table-cell>
          <table:table-cell table:style-name="Gnumeric-default" office:value-type="float" office:value="2003">
            <text:p>2003</text:p>
          </table:table-cell>
          <table:table-cell table:style-name="Gnumeric-default" office:value-type="string" office:string-value="Cell">
            <text:p>Cell</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213">
            <text:p>1213</text:p>
          </table:table-cell>
          <table:table-cell table:style-name="Gnumeric-default" office:value-type="float" office:value="0">
            <text:p>0</text:p>
          </table:table-cell>
          <table:table-cell table:style-name="Gnumeric-default" office:value-type="float" office:value="1213">
            <text:p>1213</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1213">
            <text:p>1213</text:p>
          </table:table-cell>
          <table:table-cell table:number-columns-repeated="237" table:style-name="Gnumeric-default"/>
        </table:table-row>
        <table:table-row table:style-name="AROW-1">
          <table:table-cell table:style-name="Gnumeric-default" office:value-type="float" office:value="1136">
            <text:p>1136</text:p>
          </table:table-cell>
          <table:table-cell table:style-name="Gnumeric-default" office:value-type="float" office:value="1136">
            <text:p>1136</text:p>
          </table:table-cell>
          <table:table-cell table:style-name="Gnumeric-default" office:value-type="float" office:value="17317660">
            <text:p>17317660</text:p>
          </table:table-cell>
          <table:table-cell table:style-name="Gnumeric-default" office:value-type="string" office:string-value="Quantitative phosphoproteomics of early elicitor signaling in Arabidopsis.">
            <text:p>Quantitative phosphoproteomics of early elicitor signaling in Arabidopsis.</text:p>
          </table:table-cell>
          <table:table-cell table:style-name="Gnumeric-default" office:value-type="float" office:value="2007">
            <text:p>2007</text:p>
          </table:table-cell>
          <table:table-cell table:style-name="Gnumeric-default" office:value-type="string" office:string-value="Molecular &amp; cellular proteomics : MCP">
            <text:p>Molecular &amp; cellular proteomics : MCP</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136">
            <text:p>1136</text:p>
          </table:table-cell>
          <table:table-cell table:style-name="Gnumeric-default" office:value-type="float" office:value="0">
            <text:p>0</text:p>
          </table:table-cell>
          <table:table-cell table:style-name="Gnumeric-default" office:value-type="float" office:value="1136">
            <text:p>1136</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1136">
            <text:p>1136</text:p>
          </table:table-cell>
          <table:table-cell table:number-columns-repeated="237" table:style-name="Gnumeric-default"/>
        </table:table-row>
        <table:table-row table:style-name="AROW-1">
          <table:table-cell table:style-name="Gnumeric-default" office:value-type="float" office:value="1101">
            <text:p>1101</text:p>
          </table:table-cell>
          <table:table-cell table:style-name="Gnumeric-default" office:value-type="float" office:value="2269">
            <text:p>2269</text:p>
          </table:table-cell>
          <table:table-cell table:style-name="Gnumeric-default" office:value-type="float" office:value="12529635">
            <text:p>12529635</text:p>
          </table:table-cell>
          <table:table-cell table:style-name="Gnumeric-default" office:value-type="string" office:string-value="Systematic functional analysis of the Caenorhabditis elegans genome using RNAi.">
            <text:p>Systematic functional analysis of the Caenorhabditis elegans genome using RNAi.</text:p>
          </table:table-cell>
          <table:table-cell table:style-name="Gnumeric-default" office:value-type="float" office:value="2003">
            <text:p>2003</text:p>
          </table:table-cell>
          <table:table-cell table:style-name="Gnumeric-default" office:value-type="string" office:string-value="Nature">
            <text:p>Nature</text:p>
          </table:table-cell>
          <table:table-cell table:style-name="Gnumeric-default" office:value-type="float" office:value="0">
            <text:p>0</text:p>
          </table:table-cell>
          <table:table-cell table:style-name="Gnumeric-default" office:value-type="float" office:value="2269">
            <text:p>2269</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2269">
            <text:p>2269</text:p>
          </table:table-cell>
          <table:table-cell table:style-name="Gnumeric-default" office:value-type="float" office:value="0">
            <text:p>0</text:p>
          </table:table-cell>
          <table:table-cell table:style-name="Gnumeric-default" office:value-type="string" office:string-value="GO:0040007">
            <text:p>GO:0040007</text:p>
          </table:table-cell>
          <table:table-cell table:style-name="Gnumeric-default" office:value-type="string" office:string-value="growth">
            <text:p>growth</text:p>
          </table:table-cell>
          <table:table-cell table:style-name="Gnumeric-default" office:value-type="string" office:string-value="IMP">
            <text:p>IMP</text:p>
          </table:table-cell>
          <table:table-cell table:style-name="Gnumeric-default" office:value-type="float" office:value="18">
            <text:p>18</text:p>
          </table:table-cell>
          <table:table-cell table:style-name="Gnumeric-default" office:value-type="string" office:string-value="GO:0040032">
            <text:p>GO:0040032</text:p>
          </table:table-cell>
          <table:table-cell table:style-name="Gnumeric-default" office:value-type="string" office:string-value="post-embryonic body morphogenesis">
            <text:p>post-embryonic body morphogenesis</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18991">
            <text:p>GO:0018991</text:p>
          </table:table-cell>
          <table:table-cell table:style-name="Gnumeric-default" office:value-type="string" office:string-value="oviposition">
            <text:p>oviposition</text:p>
          </table:table-cell>
          <table:table-cell table:style-name="Gnumeric-default" office:value-type="string" office:string-value="IMP">
            <text:p>IMP</text:p>
          </table:table-cell>
          <table:table-cell table:style-name="Gnumeric-default" office:value-type="float" office:value="62">
            <text:p>62</text:p>
          </table:table-cell>
          <table:table-cell table:style-name="Gnumeric-default" office:value-type="string" office:string-value="GO:0040010">
            <text:p>GO:0040010</text:p>
          </table:table-cell>
          <table:table-cell table:style-name="Gnumeric-default" office:value-type="string" office:string-value="positive regulation of growth rate">
            <text:p>positive regulation of growth rate</text:p>
          </table:table-cell>
          <table:table-cell table:style-name="Gnumeric-default" office:value-type="string" office:string-value="IMP">
            <text:p>IMP</text:p>
          </table:table-cell>
          <table:table-cell table:style-name="Gnumeric-default" office:value-type="float" office:value="456">
            <text:p>456</text:p>
          </table:table-cell>
          <table:table-cell table:style-name="Gnumeric-default" office:value-type="string" office:string-value="GO:0045132">
            <text:p>GO:0045132</text:p>
          </table:table-cell>
          <table:table-cell table:style-name="Gnumeric-default" office:value-type="string" office:string-value="meiotic chromosome segregation">
            <text:p>meiotic chromosome segregation</text:p>
          </table:table-cell>
          <table:table-cell table:style-name="Gnumeric-default" office:value-type="string" office:string-value="IMP">
            <text:p>IMP</text:p>
          </table:table-cell>
          <table:table-cell table:style-name="Gnumeric-default" office:value-type="float" office:value="5">
            <text:p>5</text:p>
          </table:table-cell>
          <table:table-cell table:style-name="Gnumeric-default" office:value-type="string" office:string-value="GO:0040026">
            <text:p>GO:0040026</text:p>
          </table:table-cell>
          <table:table-cell table:style-name="Gnumeric-default" office:value-type="string" office:string-value="positive regulation of vulval development">
            <text:p>positive regulation of vulval development</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40011">
            <text:p>GO:0040011</text:p>
          </table:table-cell>
          <table:table-cell table:style-name="Gnumeric-default" office:value-type="string" office:string-value="locomotion">
            <text:p>locomotion</text:p>
          </table:table-cell>
          <table:table-cell table:style-name="Gnumeric-default" office:value-type="string" office:string-value="IMP">
            <text:p>IMP</text:p>
          </table:table-cell>
          <table:table-cell table:style-name="Gnumeric-default" office:value-type="float" office:value="238">
            <text:p>238</text:p>
          </table:table-cell>
          <table:table-cell table:style-name="Gnumeric-default" office:value-type="string" office:string-value="GO:0040002">
            <text:p>GO:0040002</text:p>
          </table:table-cell>
          <table:table-cell table:style-name="Gnumeric-default" office:value-type="string" office:string-value="collagen and cuticulin-based cuticle development">
            <text:p>collagen and cuticulin-based cuticle development</text:p>
          </table:table-cell>
          <table:table-cell table:style-name="Gnumeric-default" office:value-type="string" office:string-value="IMP">
            <text:p>IMP</text:p>
          </table:table-cell>
          <table:table-cell table:style-name="Gnumeric-default" office:value-type="float" office:value="10">
            <text:p>10</text:p>
          </table:table-cell>
          <table:table-cell table:style-name="Gnumeric-default" office:value-type="string" office:string-value="GO:0018996">
            <text:p>GO:0018996</text:p>
          </table:table-cell>
          <table:table-cell table:style-name="Gnumeric-default" office:value-type="string" office:string-value="molting cycle, collagen and cuticulin-based cuticle">
            <text:p>molting cycle, collagen and cuticulin-based cuticle</text:p>
          </table:table-cell>
          <table:table-cell table:style-name="Gnumeric-default" office:value-type="string" office:string-value="IMP">
            <text:p>IMP</text:p>
          </table:table-cell>
          <table:table-cell table:style-name="Gnumeric-default" office:value-type="float" office:value="26">
            <text:p>26</text:p>
          </table:table-cell>
          <table:table-cell table:style-name="Gnumeric-default" office:value-type="string" office:string-value="GO:0040017">
            <text:p>GO:0040017</text:p>
          </table:table-cell>
          <table:table-cell table:style-name="Gnumeric-default" office:value-type="string" office:string-value="positive regulation of locomotion">
            <text:p>positive regulation of locomotion</text:p>
          </table:table-cell>
          <table:table-cell table:style-name="Gnumeric-default" office:value-type="string" office:string-value="IMP">
            <text:p>IMP</text:p>
          </table:table-cell>
          <table:table-cell table:style-name="Gnumeric-default" office:value-type="float" office:value="29">
            <text:p>29</text:p>
          </table:table-cell>
          <table:table-cell table:style-name="Gnumeric-default" office:value-type="string" office:string-value="GO:0042592">
            <text:p>GO:0042592</text:p>
          </table:table-cell>
          <table:table-cell table:style-name="Gnumeric-default" office:value-type="string" office:string-value="homeostatic process">
            <text:p>homeostatic process</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02009">
            <text:p>GO:0002009</text:p>
          </table:table-cell>
          <table:table-cell table:style-name="Gnumeric-default" office:value-type="string" office:string-value="morphogenesis of an epithelium">
            <text:p>morphogenesis of an epithelium</text:p>
          </table:table-cell>
          <table:table-cell table:style-name="Gnumeric-default" office:value-type="string" office:string-value="IMP">
            <text:p>IMP</text:p>
          </table:table-cell>
          <table:table-cell table:style-name="Gnumeric-default" office:value-type="float" office:value="69">
            <text:p>69</text:p>
          </table:table-cell>
          <table:table-cell table:style-name="Gnumeric-default" office:value-type="string" office:string-value="GO:0010171">
            <text:p>GO:0010171</text:p>
          </table:table-cell>
          <table:table-cell table:style-name="Gnumeric-default" office:value-type="string" office:string-value="body morphogenesis">
            <text:p>body morphogenesis</text:p>
          </table:table-cell>
          <table:table-cell table:style-name="Gnumeric-default" office:value-type="string" office:string-value="IMP">
            <text:p>IMP</text:p>
          </table:table-cell>
          <table:table-cell table:style-name="Gnumeric-default" office:value-type="float" office:value="158">
            <text:p>158</text:p>
          </table:table-cell>
          <table:table-cell table:style-name="Gnumeric-default" office:value-type="string" office:string-value="GO:0009792">
            <text:p>GO:0009792</text:p>
          </table:table-cell>
          <table:table-cell table:style-name="Gnumeric-default" office:value-type="string" office:string-value="embryo development ending in birth or egg hatching">
            <text:p>embryo development ending in birth or egg hatching</text:p>
          </table:table-cell>
          <table:table-cell table:style-name="Gnumeric-default" office:value-type="string" office:string-value="IMP">
            <text:p>IMP</text:p>
          </table:table-cell>
          <table:table-cell table:style-name="Gnumeric-default" office:value-type="float" office:value="568">
            <text:p>568</text:p>
          </table:table-cell>
          <table:table-cell table:style-name="Gnumeric-default" office:value-type="string" office:string-value="GO:0040018">
            <text:p>GO:0040018</text:p>
          </table:table-cell>
          <table:table-cell table:style-name="Gnumeric-default" office:value-type="string" office:string-value="positive regulation of multicellular organism growth">
            <text:p>positive regulation of multicellular organism growth</text:p>
          </table:table-cell>
          <table:table-cell table:style-name="Gnumeric-default" office:value-type="string" office:string-value="IMP">
            <text:p>IMP</text:p>
          </table:table-cell>
          <table:table-cell table:style-name="Gnumeric-default" office:value-type="float" office:value="19">
            <text:p>19</text:p>
          </table:table-cell>
          <table:table-cell table:style-name="Gnumeric-default" office:value-type="string" office:string-value="GO:0040035">
            <text:p>GO:0040035</text:p>
          </table:table-cell>
          <table:table-cell table:style-name="Gnumeric-default" office:value-type="string" office:string-value="hermaphrodite genitalia development">
            <text:p>hermaphrodite genitalia development</text:p>
          </table:table-cell>
          <table:table-cell table:style-name="Gnumeric-default" office:value-type="string" office:string-value="IMP">
            <text:p>IMP</text:p>
          </table:table-cell>
          <table:table-cell table:style-name="Gnumeric-default" office:value-type="float" office:value="74">
            <text:p>74</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321">
            <text:p>321</text:p>
          </table:table-cell>
          <table:table-cell table:style-name="Gnumeric-default" office:value-type="string" office:string-value="GO:0002119">
            <text:p>GO:0002119</text:p>
          </table:table-cell>
          <table:table-cell table:style-name="Gnumeric-default" office:value-type="string" office:string-value="nematode larval development">
            <text:p>nematode larval development</text:p>
          </table:table-cell>
          <table:table-cell table:style-name="Gnumeric-default" office:value-type="string" office:string-value="IMP">
            <text:p>IMP</text:p>
          </table:table-cell>
          <table:table-cell table:style-name="Gnumeric-default" office:value-type="float" office:value="134">
            <text:p>134</text:p>
          </table:table-cell>
          <table:table-cell table:style-name="Gnumeric-default" office:value-type="string" office:string-value="GO:0040027">
            <text:p>GO:0040027</text:p>
          </table:table-cell>
          <table:table-cell table:style-name="Gnumeric-default" office:value-type="string" office:string-value="negative regulation of vulval development">
            <text:p>negative regulation of vulval development</text:p>
          </table:table-cell>
          <table:table-cell table:style-name="Gnumeric-default" office:value-type="string" office:string-value="IMP">
            <text:p>IMP</text:p>
          </table:table-cell>
          <table:table-cell table:style-name="Gnumeric-default" office:value-type="float" office:value="9">
            <text:p>9</text:p>
          </table:table-cell>
          <table:table-cell table:style-name="Gnumeric-default" office:value-type="string" office:string-value="GO:0040015">
            <text:p>GO:0040015</text:p>
          </table:table-cell>
          <table:table-cell table:style-name="Gnumeric-default" office:value-type="string" office:string-value="negative regulation of multicellular organism growth">
            <text:p>negative regulation of multicellular organism growth</text:p>
          </table:table-cell>
          <table:table-cell table:style-name="Gnumeric-default" office:value-type="string" office:string-value="IMP">
            <text:p>IMP</text:p>
          </table:table-cell>
          <table:table-cell table:style-name="Gnumeric-default" office:value-type="float" office:value="25">
            <text:p>25</text:p>
          </table:table-cell>
          <table:table-cell table:style-name="Gnumeric-default" office:value-type="string" office:string-value="GO:0008340">
            <text:p>GO:0008340</text:p>
          </table:table-cell>
          <table:table-cell table:style-name="Gnumeric-default" office:value-type="string" office:string-value="determination of adult lifespan">
            <text:p>determination of adult lifespan</text:p>
          </table:table-cell>
          <table:table-cell table:style-name="Gnumeric-default" office:value-type="string" office:string-value="IMP">
            <text:p>IMP</text:p>
          </table:table-cell>
          <table:table-cell table:style-name="Gnumeric-default" office:value-type="float" office:value="45">
            <text:p>45</text:p>
          </table:table-cell>
          <table:table-cell table:number-columns-repeated="157" table:style-name="Gnumeric-default"/>
        </table:table-row>
        <table:table-row table:style-name="AROW-1">
          <table:table-cell table:style-name="Gnumeric-default" office:value-type="float" office:value="1043">
            <text:p>1043</text:p>
          </table:table-cell>
          <table:table-cell table:style-name="Gnumeric-default" office:value-type="float" office:value="1365">
            <text:p>1365</text:p>
          </table:table-cell>
          <table:table-cell table:style-name="Gnumeric-default" office:value-type="float" office:value="15525680">
            <text:p>15525680</text:p>
          </table:table-cell>
          <table:table-cell table:style-name="Gnumeric-default" office:value-type="string" office:string-value="Mycobacterium tuberculosis functional network analysis by global subcellular protein profiling.">
            <text:p>Mycobacterium tuberculosis functional network analysis by global subcellular protein profiling.</text:p>
          </table:table-cell>
          <table:table-cell table:style-name="Gnumeric-default" office:value-type="float" office:value="2005">
            <text:p>2005</text:p>
          </table:table-cell>
          <table:table-cell table:style-name="Gnumeric-default" office:value-type="string" office:string-value="Molecular biology of the cell">
            <text:p>Molecular biology of the cell</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365">
            <text:p>1365</text:p>
          </table:table-cell>
          <table:table-cell table:style-name="Gnumeric-default" office:value-type="float" office:value="0">
            <text:p>0</text:p>
          </table:table-cell>
          <table:table-cell table:style-name="Gnumeric-default" office:value-type="float" office:value="1365">
            <text:p>1365</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829">
            <text:p>GO:0005829</text:p>
          </table:table-cell>
          <table:table-cell table:style-name="Gnumeric-default" office:value-type="string" office:string-value="cytosol">
            <text:p>cytosol</text:p>
          </table:table-cell>
          <table:table-cell table:style-name="Gnumeric-default" office:value-type="string" office:string-value="IDA">
            <text:p>IDA</text:p>
          </table:table-cell>
          <table:table-cell table:style-name="Gnumeric-default" office:value-type="float" office:value="355">
            <text:p>355</text:p>
          </table:table-cell>
          <table:table-cell table:style-name="Gnumeric-default" office:value-type="string" office:string-value="GO:0005618">
            <text:p>GO:0005618</text:p>
          </table:table-cell>
          <table:table-cell table:style-name="Gnumeric-default" office:value-type="string" office:string-value="cell wall">
            <text:p>cell wall</text:p>
          </table:table-cell>
          <table:table-cell table:style-name="Gnumeric-default" office:value-type="string" office:string-value="IDA">
            <text:p>IDA</text:p>
          </table:table-cell>
          <table:table-cell table:style-name="Gnumeric-default" office:value-type="float" office:value="306">
            <text:p>306</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704">
            <text:p>704</text:p>
          </table:table-cell>
          <table:table-cell table:number-columns-repeated="229" table:style-name="Gnumeric-default"/>
        </table:table-row>
        <table:table-row table:style-name="AROW-1">
          <table:table-cell table:style-name="Gnumeric-default" office:value-type="float" office:value="1041">
            <text:p>1041</text:p>
          </table:table-cell>
          <table:table-cell table:style-name="Gnumeric-default" office:value-type="float" office:value="1041">
            <text:p>1041</text:p>
          </table:table-cell>
          <table:table-cell table:style-name="Gnumeric-default" office:value-type="float" office:value="21166475">
            <text:p>21166475</text:p>
          </table:table-cell>
          <table:table-cell table:style-name="Gnumeric-default" office:value-type="string" office:string-value="Analysis of the Arabidopsis cytosolic proteome highlights subcellular partitioning of central plant metabolism.">
            <text:p>Analysis of the Arabidopsis cytosolic proteome highlights subcellular partitioning of central plant metabolism.</text:p>
          </table:table-cell>
          <table:table-cell table:style-name="Gnumeric-default" office:value-type="float" office:value="2011">
            <text:p>2011</text:p>
          </table:table-cell>
          <table:table-cell table:style-name="Gnumeric-default" office:value-type="string" office:string-value="Journal of proteome research">
            <text:p>Journal of proteome research</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041">
            <text:p>1041</text:p>
          </table:table-cell>
          <table:table-cell table:style-name="Gnumeric-default" office:value-type="float" office:value="0">
            <text:p>0</text:p>
          </table:table-cell>
          <table:table-cell table:style-name="Gnumeric-default" office:value-type="float" office:value="1041">
            <text:p>1041</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829">
            <text:p>GO:0005829</text:p>
          </table:table-cell>
          <table:table-cell table:style-name="Gnumeric-default" office:value-type="string" office:string-value="cytosol">
            <text:p>cytosol</text:p>
          </table:table-cell>
          <table:table-cell table:style-name="Gnumeric-default" office:value-type="string" office:string-value="IDA">
            <text:p>IDA</text:p>
          </table:table-cell>
          <table:table-cell table:style-name="Gnumeric-default" office:value-type="float" office:value="1041">
            <text:p>1041</text:p>
          </table:table-cell>
          <table:table-cell table:number-columns-repeated="237" table:style-name="Gnumeric-default"/>
        </table:table-row>
        <table:table-row table:style-name="AROW-1">
          <table:table-cell table:style-name="Gnumeric-default" office:value-type="float" office:value="865">
            <text:p>865</text:p>
          </table:table-cell>
          <table:table-cell table:style-name="Gnumeric-default" office:value-type="float" office:value="1533">
            <text:p>1533</text:p>
          </table:table-cell>
          <table:table-cell table:style-name="Gnumeric-default" office:value-type="float" office:value="15489339">
            <text:p>15489339</text:p>
          </table:table-cell>
          <table:table-cell table:style-name="Gnumeric-default" office:value-type="string" office:string-value="Toward improving Caenorhabditis elegans phenome mapping with an ORFeome-based RNAi library.">
            <text:p>Toward improving Caenorhabditis elegans phenome mapping with an ORFeome-based RNAi library.</text:p>
          </table:table-cell>
          <table:table-cell table:style-name="Gnumeric-default" office:value-type="float" office:value="2004">
            <text:p>2004</text:p>
          </table:table-cell>
          <table:table-cell table:style-name="Gnumeric-default" office:value-type="string" office:string-value="Genome research">
            <text:p>Genome research</text:p>
          </table:table-cell>
          <table:table-cell table:style-name="Gnumeric-default" office:value-type="float" office:value="0">
            <text:p>0</text:p>
          </table:table-cell>
          <table:table-cell table:style-name="Gnumeric-default" office:value-type="float" office:value="1533">
            <text:p>1533</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533">
            <text:p>1533</text:p>
          </table:table-cell>
          <table:table-cell table:style-name="Gnumeric-default" office:value-type="float" office:value="0">
            <text:p>0</text:p>
          </table:table-cell>
          <table:table-cell table:style-name="Gnumeric-default" office:value-type="string" office:string-value="GO:0040007">
            <text:p>GO:0040007</text:p>
          </table:table-cell>
          <table:table-cell table:style-name="Gnumeric-default" office:value-type="string" office:string-value="growth">
            <text:p>growth</text:p>
          </table:table-cell>
          <table:table-cell table:style-name="Gnumeric-default" office:value-type="string" office:string-value="IMP">
            <text:p>IMP</text:p>
          </table:table-cell>
          <table:table-cell table:style-name="Gnumeric-default" office:value-type="float" office:value="271">
            <text:p>271</text:p>
          </table:table-cell>
          <table:table-cell table:style-name="Gnumeric-default" office:value-type="string" office:string-value="GO:0040010">
            <text:p>GO:0040010</text:p>
          </table:table-cell>
          <table:table-cell table:style-name="Gnumeric-default" office:value-type="string" office:string-value="positive regulation of growth rate">
            <text:p>positive regulation of growth rate</text:p>
          </table:table-cell>
          <table:table-cell table:style-name="Gnumeric-default" office:value-type="string" office:string-value="IMP">
            <text:p>IMP</text:p>
          </table:table-cell>
          <table:table-cell table:style-name="Gnumeric-default" office:value-type="float" office:value="34">
            <text:p>34</text:p>
          </table:table-cell>
          <table:table-cell table:style-name="Gnumeric-default" office:value-type="string" office:string-value="GO:0040011">
            <text:p>GO:0040011</text:p>
          </table:table-cell>
          <table:table-cell table:style-name="Gnumeric-default" office:value-type="string" office:string-value="locomotion">
            <text:p>locomotion</text:p>
          </table:table-cell>
          <table:table-cell table:style-name="Gnumeric-default" office:value-type="string" office:string-value="IMP">
            <text:p>IMP</text:p>
          </table:table-cell>
          <table:table-cell table:style-name="Gnumeric-default" office:value-type="float" office:value="32">
            <text:p>32</text:p>
          </table:table-cell>
          <table:table-cell table:style-name="Gnumeric-default" office:value-type="string" office:string-value="GO:0040002">
            <text:p>GO:0040002</text:p>
          </table:table-cell>
          <table:table-cell table:style-name="Gnumeric-default" office:value-type="string" office:string-value="collagen and cuticulin-based cuticle development">
            <text:p>collagen and cuticulin-based cuticle development</text:p>
          </table:table-cell>
          <table:table-cell table:style-name="Gnumeric-default" office:value-type="string" office:string-value="IMP">
            <text:p>IMP</text:p>
          </table:table-cell>
          <table:table-cell table:style-name="Gnumeric-default" office:value-type="float" office:value="25">
            <text:p>25</text:p>
          </table:table-cell>
          <table:table-cell table:style-name="Gnumeric-default" office:value-type="string" office:string-value="GO:0048477">
            <text:p>GO:0048477</text:p>
          </table:table-cell>
          <table:table-cell table:style-name="Gnumeric-default" office:value-type="string" office:string-value="oogenesis">
            <text:p>oogenesis</text:p>
          </table:table-cell>
          <table:table-cell table:style-name="Gnumeric-default" office:value-type="string" office:string-value="IMP">
            <text:p>IMP</text:p>
          </table:table-cell>
          <table:table-cell table:style-name="Gnumeric-default" office:value-type="float" office:value="15">
            <text:p>15</text:p>
          </table:table-cell>
          <table:table-cell table:style-name="Gnumeric-default" office:value-type="string" office:string-value="GO:0018991">
            <text:p>GO:0018991</text:p>
          </table:table-cell>
          <table:table-cell table:style-name="Gnumeric-default" office:value-type="string" office:string-value="oviposition">
            <text:p>oviposition</text:p>
          </table:table-cell>
          <table:table-cell table:style-name="Gnumeric-default" office:value-type="string" office:string-value="IMP">
            <text:p>IMP</text:p>
          </table:table-cell>
          <table:table-cell table:style-name="Gnumeric-default" office:value-type="float" office:value="18">
            <text:p>18</text:p>
          </table:table-cell>
          <table:table-cell table:style-name="Gnumeric-default" office:value-type="string" office:string-value="GO:0018996">
            <text:p>GO:0018996</text:p>
          </table:table-cell>
          <table:table-cell table:style-name="Gnumeric-default" office:value-type="string" office:string-value="molting cycle, collagen and cuticulin-based cuticle">
            <text:p>molting cycle, collagen and cuticulin-based cuticle</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02009">
            <text:p>GO:0002009</text:p>
          </table:table-cell>
          <table:table-cell table:style-name="Gnumeric-default" office:value-type="string" office:string-value="morphogenesis of an epithelium">
            <text:p>morphogenesis of an epithelium</text:p>
          </table:table-cell>
          <table:table-cell table:style-name="Gnumeric-default" office:value-type="string" office:string-value="IMP">
            <text:p>IMP</text:p>
          </table:table-cell>
          <table:table-cell table:style-name="Gnumeric-default" office:value-type="float" office:value="18">
            <text:p>18</text:p>
          </table:table-cell>
          <table:table-cell table:style-name="Gnumeric-default" office:value-type="string" office:string-value="GO:0010171">
            <text:p>GO:0010171</text:p>
          </table:table-cell>
          <table:table-cell table:style-name="Gnumeric-default" office:value-type="string" office:string-value="body morphogenesis">
            <text:p>body morphogenesis</text:p>
          </table:table-cell>
          <table:table-cell table:style-name="Gnumeric-default" office:value-type="string" office:string-value="IMP">
            <text:p>IMP</text:p>
          </table:table-cell>
          <table:table-cell table:style-name="Gnumeric-default" office:value-type="float" office:value="28">
            <text:p>28</text:p>
          </table:table-cell>
          <table:table-cell table:style-name="Gnumeric-default" office:value-type="string" office:string-value="GO:0009792">
            <text:p>GO:0009792</text:p>
          </table:table-cell>
          <table:table-cell table:style-name="Gnumeric-default" office:value-type="string" office:string-value="embryo development ending in birth or egg hatching">
            <text:p>embryo development ending in birth or egg hatching</text:p>
          </table:table-cell>
          <table:table-cell table:style-name="Gnumeric-default" office:value-type="string" office:string-value="IMP">
            <text:p>IMP</text:p>
          </table:table-cell>
          <table:table-cell table:style-name="Gnumeric-default" office:value-type="float" office:value="303">
            <text:p>303</text:p>
          </table:table-cell>
          <table:table-cell table:style-name="Gnumeric-default" office:value-type="string" office:string-value="GO:0035176">
            <text:p>GO:0035176</text:p>
          </table:table-cell>
          <table:table-cell table:style-name="Gnumeric-default" office:value-type="string" office:string-value="social behavior">
            <text:p>social behavior</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40018">
            <text:p>GO:0040018</text:p>
          </table:table-cell>
          <table:table-cell table:style-name="Gnumeric-default" office:value-type="string" office:string-value="positive regulation of multicellular organism growth">
            <text:p>positive regulation of multicellular organism growth</text:p>
          </table:table-cell>
          <table:table-cell table:style-name="Gnumeric-default" office:value-type="string" office:string-value="IMP">
            <text:p>IMP</text:p>
          </table:table-cell>
          <table:table-cell table:style-name="Gnumeric-default" office:value-type="float" office:value="7">
            <text:p>7</text:p>
          </table:table-cell>
          <table:table-cell table:style-name="Gnumeric-default" office:value-type="string" office:string-value="GO:0040035">
            <text:p>GO:0040035</text:p>
          </table:table-cell>
          <table:table-cell table:style-name="Gnumeric-default" office:value-type="string" office:string-value="hermaphrodite genitalia development">
            <text:p>hermaphrodite genitalia development</text:p>
          </table:table-cell>
          <table:table-cell table:style-name="Gnumeric-default" office:value-type="string" office:string-value="IMP">
            <text:p>IMP</text:p>
          </table:table-cell>
          <table:table-cell table:style-name="Gnumeric-default" office:value-type="float" office:value="120">
            <text:p>120</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263">
            <text:p>263</text:p>
          </table:table-cell>
          <table:table-cell table:style-name="Gnumeric-default" office:value-type="string" office:string-value="GO:0002119">
            <text:p>GO:0002119</text:p>
          </table:table-cell>
          <table:table-cell table:style-name="Gnumeric-default" office:value-type="string" office:string-value="nematode larval development">
            <text:p>nematode larval development</text:p>
          </table:table-cell>
          <table:table-cell table:style-name="Gnumeric-default" office:value-type="string" office:string-value="IMP">
            <text:p>IMP</text:p>
          </table:table-cell>
          <table:table-cell table:style-name="Gnumeric-default" office:value-type="float" office:value="385">
            <text:p>385</text:p>
          </table:table-cell>
          <table:table-cell table:style-name="Gnumeric-default" office:value-type="string" office:string-value="GO:0040027">
            <text:p>GO:0040027</text:p>
          </table:table-cell>
          <table:table-cell table:style-name="Gnumeric-default" office:value-type="string" office:string-value="negative regulation of vulval development">
            <text:p>negative regulation of vulval development</text:p>
          </table:table-cell>
          <table:table-cell table:style-name="Gnumeric-default" office:value-type="string" office:string-value="IMP">
            <text:p>IMP</text:p>
          </table:table-cell>
          <table:table-cell table:style-name="Gnumeric-default" office:value-type="float" office:value="2">
            <text:p>2</text:p>
          </table:table-cell>
          <table:table-cell table:style-name="Gnumeric-default" office:value-type="string" office:string-value="GO:0040015">
            <text:p>GO:0040015</text:p>
          </table:table-cell>
          <table:table-cell table:style-name="Gnumeric-default" office:value-type="string" office:string-value="negative regulation of multicellular organism growth">
            <text:p>negative regulation of multicellular organism growth</text:p>
          </table:table-cell>
          <table:table-cell table:style-name="Gnumeric-default" office:value-type="string" office:string-value="IMP">
            <text:p>IMP</text:p>
          </table:table-cell>
          <table:table-cell table:style-name="Gnumeric-default" office:value-type="float" office:value="10">
            <text:p>10</text:p>
          </table:table-cell>
          <table:table-cell table:number-columns-repeated="173" table:style-name="Gnumeric-default"/>
        </table:table-row>
        <table:table-row table:style-name="AROW-1">
          <table:table-cell table:style-name="Gnumeric-default" office:value-type="float" office:value="845">
            <text:p>845</text:p>
          </table:table-cell>
          <table:table-cell table:style-name="Gnumeric-default" office:value-type="float" office:value="845">
            <text:p>845</text:p>
          </table:table-cell>
          <table:table-cell table:style-name="Gnumeric-default" office:value-type="float" office:value="16823961">
            <text:p>16823961</text:p>
          </table:table-cell>
          <table:table-cell table:style-name="Gnumeric-default" office:value-type="string" office:string-value="Toward the complete yeast mitochondrial proteome: multidimensional separation techniques for mitochondrial proteomics.">
            <text:p>Toward the complete yeast mitochondrial proteome: multidimensional separation techniques for mitochondrial proteomics.</text:p>
          </table:table-cell>
          <table:table-cell table:style-name="Gnumeric-default" office:value-type="float" office:value="2006">
            <text:p>2006</text:p>
          </table:table-cell>
          <table:table-cell table:style-name="Gnumeric-default" office:value-type="string" office:string-value="Journal of proteome research">
            <text:p>Journal of proteome research</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845">
            <text:p>845</text:p>
          </table:table-cell>
          <table:table-cell table:style-name="Gnumeric-default" office:value-type="float" office:value="0">
            <text:p>0</text:p>
          </table:table-cell>
          <table:table-cell table:style-name="Gnumeric-default" office:value-type="float" office:value="845">
            <text:p>845</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845">
            <text:p>845</text:p>
          </table:table-cell>
          <table:table-cell table:number-columns-repeated="237" table:style-name="Gnumeric-default"/>
        </table:table-row>
        <table:table-row table:style-name="AROW-1">
          <table:table-cell table:style-name="Gnumeric-default" office:value-type="float" office:value="784">
            <text:p>784</text:p>
          </table:table-cell>
          <table:table-cell table:style-name="Gnumeric-default" office:value-type="float" office:value="784">
            <text:p>784</text:p>
          </table:table-cell>
          <table:table-cell table:style-name="Gnumeric-default" office:value-type="float" office:value="21533090">
            <text:p>21533090</text:p>
          </table:table-cell>
          <table:table-cell table:style-name="Gnumeric-default" office:value-type="string" office:string-value="Arabidopsis plasmodesmal proteome.">
            <text:p>Arabidopsis plasmodesmal proteome.</text:p>
          </table:table-cell>
          <table:table-cell table:style-name="Gnumeric-default" office:value-type="float" office:value="2011">
            <text:p>2011</text:p>
          </table:table-cell>
          <table:table-cell table:style-name="Gnumeric-default" office:value-type="string" office:string-value="PloS one">
            <text:p>PloS one</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784">
            <text:p>784</text:p>
          </table:table-cell>
          <table:table-cell table:style-name="Gnumeric-default" office:value-type="float" office:value="0">
            <text:p>0</text:p>
          </table:table-cell>
          <table:table-cell table:style-name="Gnumeric-default" office:value-type="float" office:value="784">
            <text:p>784</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9506">
            <text:p>GO:0009506</text:p>
          </table:table-cell>
          <table:table-cell table:style-name="Gnumeric-default" office:value-type="string" office:string-value="plasmodesma">
            <text:p>plasmodesma</text:p>
          </table:table-cell>
          <table:table-cell table:style-name="Gnumeric-default" office:value-type="string" office:string-value="IDA">
            <text:p>IDA</text:p>
          </table:table-cell>
          <table:table-cell table:style-name="Gnumeric-default" office:value-type="float" office:value="784">
            <text:p>784</text:p>
          </table:table-cell>
          <table:table-cell table:number-columns-repeated="237" table:style-name="Gnumeric-default"/>
        </table:table-row>
        <table:table-row table:style-name="AROW-1">
          <table:table-cell table:style-name="Gnumeric-default" office:value-type="float" office:value="735">
            <text:p>735</text:p>
          </table:table-cell>
          <table:table-cell table:style-name="Gnumeric-default" office:value-type="float" office:value="735">
            <text:p>735</text:p>
          </table:table-cell>
          <table:table-cell table:style-name="Gnumeric-default" office:value-type="float" office:value="14532352">
            <text:p>14532352</text:p>
          </table:table-cell>
          <table:table-cell table:style-name="Gnumeric-default" office:value-type="string" office:string-value="Comprehensive proteomic profiling of the membrane constituents of a Mycobacterium tuberculosis strain.">
            <text:p>Comprehensive proteomic profiling of the membrane constituents of a Mycobacterium tuberculosis strain.</text:p>
          </table:table-cell>
          <table:table-cell table:style-name="Gnumeric-default" office:value-type="float" office:value="2003">
            <text:p>2003</text:p>
          </table:table-cell>
          <table:table-cell table:style-name="Gnumeric-default" office:value-type="string" office:string-value="Molecular &amp; cellular proteomics : MCP">
            <text:p>Molecular &amp; cellular proteomics : MCP</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735">
            <text:p>735</text:p>
          </table:table-cell>
          <table:table-cell table:style-name="Gnumeric-default" office:value-type="float" office:value="0">
            <text:p>0</text:p>
          </table:table-cell>
          <table:table-cell table:style-name="Gnumeric-default" office:value-type="float" office:value="735">
            <text:p>735</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735">
            <text:p>735</text:p>
          </table:table-cell>
          <table:table-cell table:number-columns-repeated="237" table:style-name="Gnumeric-default"/>
        </table:table-row>
        <table:table-row table:style-name="AROW-1">
          <table:table-cell table:style-name="Gnumeric-default" office:value-type="float" office:value="724">
            <text:p>724</text:p>
          </table:table-cell>
          <table:table-cell table:style-name="Gnumeric-default" office:value-type="float" office:value="882">
            <text:p>882</text:p>
          </table:table-cell>
          <table:table-cell table:style-name="Gnumeric-default" office:value-type="float" office:value="20061580">
            <text:p>20061580</text:p>
          </table:table-cell>
          <table:table-cell table:style-name="Gnumeric-default" office:value-type="string" office:string-value="AT_CHLORO, a comprehensive chloroplast proteome database with subplastidial localization and curated information on envelope proteins.">
            <text:p>AT_CHLORO, a comprehensive chloroplast proteome database with subplastidial localization and curated information on envelope proteins.</text:p>
          </table:table-cell>
          <table:table-cell table:style-name="Gnumeric-default" office:value-type="float" office:value="2010">
            <text:p>2010</text:p>
          </table:table-cell>
          <table:table-cell table:style-name="Gnumeric-default" office:value-type="string" office:string-value="Molecular &amp; cellular proteomics : MCP">
            <text:p>Molecular &amp; cellular proteomics : MCP</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882">
            <text:p>882</text:p>
          </table:table-cell>
          <table:table-cell table:style-name="Gnumeric-default" office:value-type="float" office:value="0">
            <text:p>0</text:p>
          </table:table-cell>
          <table:table-cell table:style-name="Gnumeric-default" office:value-type="float" office:value="882">
            <text:p>882</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9534">
            <text:p>GO:0009534</text:p>
          </table:table-cell>
          <table:table-cell table:style-name="Gnumeric-default" office:value-type="string" office:string-value="chloroplast thylakoid">
            <text:p>chloroplast thylakoid</text:p>
          </table:table-cell>
          <table:table-cell table:style-name="Gnumeric-default" office:value-type="string" office:string-value="IDA">
            <text:p>IDA</text:p>
          </table:table-cell>
          <table:table-cell table:style-name="Gnumeric-default" office:value-type="float" office:value="167">
            <text:p>167</text:p>
          </table:table-cell>
          <table:table-cell table:style-name="Gnumeric-default" office:value-type="string" office:string-value="GO:0009507">
            <text:p>GO:0009507</text:p>
          </table:table-cell>
          <table:table-cell table:style-name="Gnumeric-default" office:value-type="string" office:string-value="chloroplast">
            <text:p>chloroplast</text:p>
          </table:table-cell>
          <table:table-cell table:style-name="Gnumeric-default" office:value-type="string" office:string-value="IDA">
            <text:p>IDA</text:p>
          </table:table-cell>
          <table:table-cell table:style-name="Gnumeric-default" office:value-type="float" office:value="12">
            <text:p>12</text:p>
          </table:table-cell>
          <table:table-cell table:style-name="Gnumeric-default" office:value-type="string" office:string-value="GO:0009570">
            <text:p>GO:0009570</text:p>
          </table:table-cell>
          <table:table-cell table:style-name="Gnumeric-default" office:value-type="string" office:string-value="chloroplast stroma">
            <text:p>chloroplast stroma</text:p>
          </table:table-cell>
          <table:table-cell table:style-name="Gnumeric-default" office:value-type="string" office:string-value="IDA">
            <text:p>IDA</text:p>
          </table:table-cell>
          <table:table-cell table:style-name="Gnumeric-default" office:value-type="float" office:value="428">
            <text:p>428</text:p>
          </table:table-cell>
          <table:table-cell table:style-name="Gnumeric-default" office:value-type="string" office:string-value="GO:0009941">
            <text:p>GO:0009941</text:p>
          </table:table-cell>
          <table:table-cell table:style-name="Gnumeric-default" office:value-type="string" office:string-value="chloroplast envelope">
            <text:p>chloroplast envelope</text:p>
          </table:table-cell>
          <table:table-cell table:style-name="Gnumeric-default" office:value-type="string" office:string-value="IDA">
            <text:p>IDA</text:p>
          </table:table-cell>
          <table:table-cell table:style-name="Gnumeric-default" office:value-type="float" office:value="275">
            <text:p>275</text:p>
          </table:table-cell>
          <table:table-cell table:number-columns-repeated="225" table:style-name="Gnumeric-default"/>
        </table:table-row>
        <table:table-row table:style-name="AROW-1">
          <table:table-cell table:style-name="Gnumeric-default" office:value-type="float" office:value="634">
            <text:p>634</text:p>
          </table:table-cell>
          <table:table-cell table:style-name="Gnumeric-default" office:value-type="float" office:value="634">
            <text:p>634</text:p>
          </table:table-cell>
          <table:table-cell table:style-name="Gnumeric-default" office:value-type="float" office:value="15028209">
            <text:p>15028209</text:p>
          </table:table-cell>
          <table:table-cell table:style-name="Gnumeric-default" office:value-type="string" office:string-value="The Arabidopsis thaliana chloroplast proteome reveals pathway abundance and novel protein functions.">
            <text:p>The Arabidopsis thaliana chloroplast proteome reveals pathway abundance and novel protein functions.</text:p>
          </table:table-cell>
          <table:table-cell table:style-name="Gnumeric-default" office:value-type="float" office:value="2004">
            <text:p>2004</text:p>
          </table:table-cell>
          <table:table-cell table:style-name="Gnumeric-default" office:value-type="string" office:string-value="Current biology : CB">
            <text:p>Current biology : CB</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634">
            <text:p>634</text:p>
          </table:table-cell>
          <table:table-cell table:style-name="Gnumeric-default" office:value-type="float" office:value="0">
            <text:p>0</text:p>
          </table:table-cell>
          <table:table-cell table:style-name="Gnumeric-default" office:value-type="float" office:value="634">
            <text:p>634</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9507">
            <text:p>GO:0009507</text:p>
          </table:table-cell>
          <table:table-cell table:style-name="Gnumeric-default" office:value-type="string" office:string-value="chloroplast">
            <text:p>chloroplast</text:p>
          </table:table-cell>
          <table:table-cell table:style-name="Gnumeric-default" office:value-type="string" office:string-value="IDA">
            <text:p>IDA</text:p>
          </table:table-cell>
          <table:table-cell table:style-name="Gnumeric-default" office:value-type="float" office:value="634">
            <text:p>634</text:p>
          </table:table-cell>
          <table:table-cell table:number-columns-repeated="237" table:style-name="Gnumeric-default"/>
        </table:table-row>
        <table:table-row table:style-name="AROW-1">
          <table:table-cell table:style-name="Gnumeric-default" office:value-type="float" office:value="613">
            <text:p>613</text:p>
          </table:table-cell>
          <table:table-cell table:style-name="Gnumeric-default" office:value-type="float" office:value="613">
            <text:p>613</text:p>
          </table:table-cell>
          <table:table-cell table:style-name="Gnumeric-default" office:value-type="float" office:value="12657046">
            <text:p>12657046</text:p>
          </table:table-cell>
          <table:table-cell table:style-name="Gnumeric-default" office:value-type="string" office:string-value="Genes required for mycobacterial growth defined by high density mutagenesis.">
            <text:p>Genes required for mycobacterial growth defined by high density mutagenesis.</text:p>
          </table:table-cell>
          <table:table-cell table:style-name="Gnumeric-default" office:value-type="float" office:value="2003">
            <text:p>2003</text:p>
          </table:table-cell>
          <table:table-cell table:style-name="Gnumeric-default" office:value-type="string" office:string-value="Molecular microbiology">
            <text:p>Molecular microbiology</text:p>
          </table:table-cell>
          <table:table-cell table:style-name="Gnumeric-default" office:value-type="float" office:value="0">
            <text:p>0</text:p>
          </table:table-cell>
          <table:table-cell table:style-name="Gnumeric-default" office:value-type="float" office:value="613">
            <text:p>613</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613">
            <text:p>613</text:p>
          </table:table-cell>
          <table:table-cell table:style-name="Gnumeric-default" office:value-type="float" office:value="0">
            <text:p>0</text:p>
          </table:table-cell>
          <table:table-cell table:style-name="Gnumeric-default" office:value-type="string" office:string-value="GO:0040007">
            <text:p>GO:0040007</text:p>
          </table:table-cell>
          <table:table-cell table:style-name="Gnumeric-default" office:value-type="string" office:string-value="growth">
            <text:p>growth</text:p>
          </table:table-cell>
          <table:table-cell table:style-name="Gnumeric-default" office:value-type="string" office:string-value="IMP">
            <text:p>IMP</text:p>
          </table:table-cell>
          <table:table-cell table:style-name="Gnumeric-default" office:value-type="float" office:value="613">
            <text:p>613</text:p>
          </table:table-cell>
          <table:table-cell table:number-columns-repeated="237" table:style-name="Gnumeric-default"/>
        </table:table-row>
        <table:table-row table:style-name="AROW-1">
          <table:table-cell table:style-name="Gnumeric-default" office:value-type="float" office:value="607">
            <text:p>607</text:p>
          </table:table-cell>
          <table:table-cell table:style-name="Gnumeric-default" office:value-type="float" office:value="661">
            <text:p>661</text:p>
          </table:table-cell>
          <table:table-cell table:style-name="Gnumeric-default" office:value-type="float" office:value="17704769">
            <text:p>17704769</text:p>
          </table:table-cell>
          <table:table-cell table:style-name="Gnumeric-default" office:value-type="string" office:string-value="Genome-wide analysis identifies a general requirement for polarity proteins in endocytic traffic.">
            <text:p>Genome-wide analysis identifies a general requirement for polarity proteins in endocytic traffic.</text:p>
          </table:table-cell>
          <table:table-cell table:style-name="Gnumeric-default" office:value-type="float" office:value="2007">
            <text:p>2007</text:p>
          </table:table-cell>
          <table:table-cell table:style-name="Gnumeric-default" office:value-type="string" office:string-value="Nature cell biology">
            <text:p>Nature cell biology</text:p>
          </table:table-cell>
          <table:table-cell table:style-name="Gnumeric-default" office:value-type="float" office:value="0">
            <text:p>0</text:p>
          </table:table-cell>
          <table:table-cell table:style-name="Gnumeric-default" office:value-type="float" office:value="659">
            <text:p>659</text:p>
          </table:table-cell>
          <table:table-cell table:style-name="Gnumeric-default" office:value-type="float" office:value="2">
            <text:p>2</text:p>
          </table:table-cell>
          <table:table-cell table:style-name="Gnumeric-default" office:value-type="float" office:value="0">
            <text:p>0</text:p>
          </table:table-cell>
          <table:table-cell table:style-name="Gnumeric-default" office:value-type="float" office:value="2">
            <text:p>2</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659">
            <text:p>659</text:p>
          </table:table-cell>
          <table:table-cell table:style-name="Gnumeric-default" office:value-type="float" office:value="0">
            <text:p>0</text:p>
          </table:table-cell>
          <table:table-cell table:style-name="Gnumeric-default" office:value-type="string" office:string-value="GO:0032940">
            <text:p>GO:0032940</text:p>
          </table:table-cell>
          <table:table-cell table:style-name="Gnumeric-default" office:value-type="string" office:string-value="secretion by cell">
            <text:p>secretion by cell</text:p>
          </table:table-cell>
          <table:table-cell table:style-name="Gnumeric-default" office:value-type="string" office:string-value="IMP">
            <text:p>IMP</text:p>
          </table:table-cell>
          <table:table-cell table:style-name="Gnumeric-default" office:value-type="float" office:value="53">
            <text:p>53</text:p>
          </table:table-cell>
          <table:table-cell table:style-name="Gnumeric-default" office:value-type="string" office:string-value="GO:0055037">
            <text:p>GO:0055037</text:p>
          </table:table-cell>
          <table:table-cell table:style-name="Gnumeric-default" office:value-type="string" office:string-value="recycling endosome">
            <text:p>recycling endosome</text:p>
          </table:table-cell>
          <table:table-cell table:style-name="Gnumeric-default" office:value-type="string" office:string-value="IDA">
            <text:p>IDA</text:p>
          </table:table-cell>
          <table:table-cell table:style-name="Gnumeric-default" office:value-type="float" office:value="2">
            <text:p>2</text:p>
          </table:table-cell>
          <table:table-cell table:style-name="Gnumeric-default" office:value-type="string" office:string-value="GO:0006898">
            <text:p>GO:0006898</text:p>
          </table:table-cell>
          <table:table-cell table:style-name="Gnumeric-default" office:value-type="string" office:string-value="receptor-mediated endocytosis">
            <text:p>receptor-mediated endocytosis</text:p>
          </table:table-cell>
          <table:table-cell table:style-name="Gnumeric-default" office:value-type="string" office:string-value="IMP">
            <text:p>IMP</text:p>
          </table:table-cell>
          <table:table-cell table:style-name="Gnumeric-default" office:value-type="float" office:value="606">
            <text:p>606</text:p>
          </table:table-cell>
          <table:table-cell table:number-columns-repeated="229" table:style-name="Gnumeric-default"/>
        </table:table-row>
        <table:table-row table:style-name="AROW-1">
          <table:table-cell table:style-name="Gnumeric-default" office:value-type="float" office:value="577">
            <text:p>577</text:p>
          </table:table-cell>
          <table:table-cell table:style-name="Gnumeric-default" office:value-type="float" office:value="577">
            <text:p>577</text:p>
          </table:table-cell>
          <table:table-cell table:style-name="Gnumeric-default" office:value-type="float" office:value="17432890">
            <text:p>17432890</text:p>
          </table:table-cell>
          <table:table-cell table:style-name="Gnumeric-default" office:value-type="string" office:string-value="Membrane proteomic analysis of Arabidopsis thaliana using alternative solubilization techniques.">
            <text:p>Membrane proteomic analysis of Arabidopsis thaliana using alternative solubilization techniques.</text:p>
          </table:table-cell>
          <table:table-cell table:style-name="Gnumeric-default" office:value-type="float" office:value="2007">
            <text:p>2007</text:p>
          </table:table-cell>
          <table:table-cell table:style-name="Gnumeric-default" office:value-type="string" office:string-value="Journal of proteome research">
            <text:p>Journal of proteome research</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577">
            <text:p>577</text:p>
          </table:table-cell>
          <table:table-cell table:style-name="Gnumeric-default" office:value-type="float" office:value="0">
            <text:p>0</text:p>
          </table:table-cell>
          <table:table-cell table:style-name="Gnumeric-default" office:value-type="float" office:value="577">
            <text:p>577</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16020">
            <text:p>GO:0016020</text:p>
          </table:table-cell>
          <table:table-cell table:style-name="Gnumeric-default" office:value-type="string" office:string-value="membrane">
            <text:p>membrane</text:p>
          </table:table-cell>
          <table:table-cell table:style-name="Gnumeric-default" office:value-type="string" office:string-value="IDA">
            <text:p>IDA</text:p>
          </table:table-cell>
          <table:table-cell table:style-name="Gnumeric-default" office:value-type="float" office:value="577">
            <text:p>577</text:p>
          </table:table-cell>
          <table:table-cell table:number-columns-repeated="237" table:style-name="Gnumeric-default"/>
        </table:table-row>
        <table:table-row table:style-name="AROW-1">
          <table:table-cell table:style-name="Gnumeric-default" office:value-type="float" office:value="553">
            <text:p>553</text:p>
          </table:table-cell>
          <table:table-cell table:style-name="Gnumeric-default" office:value-type="float" office:value="884">
            <text:p>884</text:p>
          </table:table-cell>
          <table:table-cell table:style-name="Gnumeric-default" office:value-type="float" office:value="11231151">
            <text:p>11231151</text:p>
          </table:table-cell>
          <table:table-cell table:style-name="Gnumeric-default" office:value-type="string" office:string-value="Large-scale analysis of gene function in Caenorhabditis elegans by high-throughput RNAi.">
            <text:p>Large-scale analysis of gene function in Caenorhabditis elegans by high-throughput RNAi.</text:p>
          </table:table-cell>
          <table:table-cell table:style-name="Gnumeric-default" office:value-type="float" office:value="2001">
            <text:p>2001</text:p>
          </table:table-cell>
          <table:table-cell table:style-name="Gnumeric-default" office:value-type="string" office:string-value="Current biology : CB">
            <text:p>Current biology : CB</text:p>
          </table:table-cell>
          <table:table-cell table:style-name="Gnumeric-default" office:value-type="float" office:value="0">
            <text:p>0</text:p>
          </table:table-cell>
          <table:table-cell table:style-name="Gnumeric-default" office:value-type="float" office:value="884">
            <text:p>884</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884">
            <text:p>884</text:p>
          </table:table-cell>
          <table:table-cell table:style-name="Gnumeric-default" office:value-type="float" office:value="0">
            <text:p>0</text:p>
          </table:table-cell>
          <table:table-cell table:style-name="Gnumeric-default" office:value-type="string" office:string-value="GO:0040007">
            <text:p>GO:0040007</text:p>
          </table:table-cell>
          <table:table-cell table:style-name="Gnumeric-default" office:value-type="string" office:string-value="growth">
            <text:p>growth</text:p>
          </table:table-cell>
          <table:table-cell table:style-name="Gnumeric-default" office:value-type="string" office:string-value="IMP">
            <text:p>IMP</text:p>
          </table:table-cell>
          <table:table-cell table:style-name="Gnumeric-default" office:value-type="float" office:value="100">
            <text:p>100</text:p>
          </table:table-cell>
          <table:table-cell table:style-name="Gnumeric-default" office:value-type="string" office:string-value="GO:0040010">
            <text:p>GO:0040010</text:p>
          </table:table-cell>
          <table:table-cell table:style-name="Gnumeric-default" office:value-type="string" office:string-value="positive regulation of growth rate">
            <text:p>positive regulation of growth rate</text:p>
          </table:table-cell>
          <table:table-cell table:style-name="Gnumeric-default" office:value-type="string" office:string-value="IMP">
            <text:p>IMP</text:p>
          </table:table-cell>
          <table:table-cell table:style-name="Gnumeric-default" office:value-type="float" office:value="29">
            <text:p>29</text:p>
          </table:table-cell>
          <table:table-cell table:style-name="Gnumeric-default" office:value-type="string" office:string-value="GO:0040018">
            <text:p>GO:0040018</text:p>
          </table:table-cell>
          <table:table-cell table:style-name="Gnumeric-default" office:value-type="string" office:string-value="positive regulation of multicellular organism growth">
            <text:p>positive regulation of multicellular organism growth</text:p>
          </table:table-cell>
          <table:table-cell table:style-name="Gnumeric-default" office:value-type="string" office:string-value="IMP">
            <text:p>IMP</text:p>
          </table:table-cell>
          <table:table-cell table:style-name="Gnumeric-default" office:value-type="float" office:value="37">
            <text:p>37</text:p>
          </table:table-cell>
          <table:table-cell table:style-name="Gnumeric-default" office:value-type="string" office:string-value="GO:0008150">
            <text:p>GO:0008150</text:p>
          </table:table-cell>
          <table:table-cell table:style-name="Gnumeric-default" office:value-type="string" office:string-value="biological_process">
            <text:p>biological_process</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18991">
            <text:p>GO:0018991</text:p>
          </table:table-cell>
          <table:table-cell table:style-name="Gnumeric-default" office:value-type="string" office:string-value="oviposition">
            <text:p>oviposition</text:p>
          </table:table-cell>
          <table:table-cell table:style-name="Gnumeric-default" office:value-type="string" office:string-value="IMP">
            <text:p>IMP</text:p>
          </table:table-cell>
          <table:table-cell table:style-name="Gnumeric-default" office:value-type="float" office:value="4">
            <text:p>4</text:p>
          </table:table-cell>
          <table:table-cell table:style-name="Gnumeric-default" office:value-type="string" office:string-value="GO:0010171">
            <text:p>GO:0010171</text:p>
          </table:table-cell>
          <table:table-cell table:style-name="Gnumeric-default" office:value-type="string" office:string-value="body morphogenesis">
            <text:p>body morphogenesis</text:p>
          </table:table-cell>
          <table:table-cell table:style-name="Gnumeric-default" office:value-type="string" office:string-value="IMP">
            <text:p>IMP</text:p>
          </table:table-cell>
          <table:table-cell table:style-name="Gnumeric-default" office:value-type="float" office:value="15">
            <text:p>15</text:p>
          </table:table-cell>
          <table:table-cell table:style-name="Gnumeric-default" office:value-type="string" office:string-value="GO:0009792">
            <text:p>GO:0009792</text:p>
          </table:table-cell>
          <table:table-cell table:style-name="Gnumeric-default" office:value-type="string" office:string-value="embryo development ending in birth or egg hatching">
            <text:p>embryo development ending in birth or egg hatching</text:p>
          </table:table-cell>
          <table:table-cell table:style-name="Gnumeric-default" office:value-type="string" office:string-value="IMP">
            <text:p>IMP</text:p>
          </table:table-cell>
          <table:table-cell table:style-name="Gnumeric-default" office:value-type="float" office:value="332">
            <text:p>332</text:p>
          </table:table-cell>
          <table:table-cell table:style-name="Gnumeric-default" office:value-type="string" office:string-value="GO:0040011">
            <text:p>GO:0040011</text:p>
          </table:table-cell>
          <table:table-cell table:style-name="Gnumeric-default" office:value-type="string" office:string-value="locomotion">
            <text:p>locomotion</text:p>
          </table:table-cell>
          <table:table-cell table:style-name="Gnumeric-default" office:value-type="string" office:string-value="IMP">
            <text:p>IMP</text:p>
          </table:table-cell>
          <table:table-cell table:style-name="Gnumeric-default" office:value-type="float" office:value="5">
            <text:p>5</text:p>
          </table:table-cell>
          <table:table-cell table:style-name="Gnumeric-default" office:value-type="string" office:string-value="GO:0040035">
            <text:p>GO:0040035</text:p>
          </table:table-cell>
          <table:table-cell table:style-name="Gnumeric-default" office:value-type="string" office:string-value="hermaphrodite genitalia development">
            <text:p>hermaphrodite genitalia development</text:p>
          </table:table-cell>
          <table:table-cell table:style-name="Gnumeric-default" office:value-type="string" office:string-value="IMP">
            <text:p>IMP</text:p>
          </table:table-cell>
          <table:table-cell table:style-name="Gnumeric-default" office:value-type="float" office:value="8">
            <text:p>8</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233">
            <text:p>233</text:p>
          </table:table-cell>
          <table:table-cell table:style-name="Gnumeric-default" office:value-type="string" office:string-value="GO:0002119">
            <text:p>GO:0002119</text:p>
          </table:table-cell>
          <table:table-cell table:style-name="Gnumeric-default" office:value-type="string" office:string-value="nematode larval development">
            <text:p>nematode larval development</text:p>
          </table:table-cell>
          <table:table-cell table:style-name="Gnumeric-default" office:value-type="string" office:string-value="IMP">
            <text:p>IMP</text:p>
          </table:table-cell>
          <table:table-cell table:style-name="Gnumeric-default" office:value-type="float" office:value="114">
            <text:p>114</text:p>
          </table:table-cell>
          <table:table-cell table:style-name="Gnumeric-default" office:value-type="string" office:string-value="GO:0040027">
            <text:p>GO:0040027</text:p>
          </table:table-cell>
          <table:table-cell table:style-name="Gnumeric-default" office:value-type="string" office:string-value="negative regulation of vulval development">
            <text:p>negative regulation of vulval development</text:p>
          </table:table-cell>
          <table:table-cell table:style-name="Gnumeric-default" office:value-type="string" office:string-value="IMP">
            <text:p>IMP</text:p>
          </table:table-cell>
          <table:table-cell table:style-name="Gnumeric-default" office:value-type="float" office:value="3">
            <text:p>3</text:p>
          </table:table-cell>
          <table:table-cell table:style-name="Gnumeric-default" office:value-type="string" office:string-value="GO:0040015">
            <text:p>GO:0040015</text:p>
          </table:table-cell>
          <table:table-cell table:style-name="Gnumeric-default" office:value-type="string" office:string-value="negative regulation of multicellular organism growth">
            <text:p>negative regulation of multicellular organism growth</text:p>
          </table:table-cell>
          <table:table-cell table:style-name="Gnumeric-default" office:value-type="string" office:string-value="IMP">
            <text:p>IMP</text:p>
          </table:table-cell>
          <table:table-cell table:style-name="Gnumeric-default" office:value-type="float" office:value="3">
            <text:p>3</text:p>
          </table:table-cell>
          <table:table-cell table:number-columns-repeated="189" table:style-name="Gnumeric-default"/>
        </table:table-row>
        <table:table-row table:style-name="AROW-1">
          <table:table-cell table:style-name="Gnumeric-default" office:value-type="float" office:value="516">
            <text:p>516</text:p>
          </table:table-cell>
          <table:table-cell table:style-name="Gnumeric-default" office:value-type="float" office:value="5972">
            <text:p>5972</text:p>
          </table:table-cell>
          <table:table-cell table:style-name="Gnumeric-default" office:value-type="float" office:value="17417969">
            <text:p>17417969</text:p>
          </table:table-cell>
          <table:table-cell table:style-name="Gnumeric-default" office:value-type="string" office:string-value="Large-scale RNAi screens identify novel genes that interact with the C. elegans retinoblastoma pathway as well as splicing-related components with synMuv B activity.">
            <text:p>Large-scale RNAi screens identify novel genes that interact with the C. elegans retinoblastoma pathway as well as splicing-related components with synMuv B activity.</text:p>
          </table:table-cell>
          <table:table-cell table:style-name="Gnumeric-default" office:value-type="float" office:value="2007">
            <text:p>2007</text:p>
          </table:table-cell>
          <table:table-cell table:style-name="Gnumeric-default" office:value-type="string" office:string-value="BMC developmental biology">
            <text:p>BMC developmental biology</text:p>
          </table:table-cell>
          <table:table-cell table:style-name="Gnumeric-default" office:value-type="float" office:value="0">
            <text:p>0</text:p>
          </table:table-cell>
          <table:table-cell table:style-name="Gnumeric-default" office:value-type="float" office:value="5972">
            <text:p>5972</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5972">
            <text:p>5972</text:p>
          </table:table-cell>
          <table:table-cell table:style-name="Gnumeric-default" office:value-type="float" office:value="0">
            <text:p>0</text:p>
          </table:table-cell>
          <table:table-cell table:style-name="Gnumeric-default" office:value-type="string" office:string-value="GO:0040007">
            <text:p>GO:0040007</text:p>
          </table:table-cell>
          <table:table-cell table:style-name="Gnumeric-default" office:value-type="string" office:string-value="growth">
            <text:p>growth</text:p>
          </table:table-cell>
          <table:table-cell table:style-name="Gnumeric-default" office:value-type="string" office:string-value="IMP">
            <text:p>IMP</text:p>
          </table:table-cell>
          <table:table-cell table:style-name="Gnumeric-default" office:value-type="float" office:value="1203">
            <text:p>1203</text:p>
          </table:table-cell>
          <table:table-cell table:style-name="Gnumeric-default" office:value-type="string" office:string-value="GO:0045132">
            <text:p>GO:0045132</text:p>
          </table:table-cell>
          <table:table-cell table:style-name="Gnumeric-default" office:value-type="string" office:string-value="meiotic chromosome segregation">
            <text:p>meiotic chromosome segregation</text:p>
          </table:table-cell>
          <table:table-cell table:style-name="Gnumeric-default" office:value-type="string" office:string-value="IMP">
            <text:p>IMP</text:p>
          </table:table-cell>
          <table:table-cell table:style-name="Gnumeric-default" office:value-type="float" office:value="8">
            <text:p>8</text:p>
          </table:table-cell>
          <table:table-cell table:style-name="Gnumeric-default" office:value-type="string" office:string-value="GO:0040011">
            <text:p>GO:0040011</text:p>
          </table:table-cell>
          <table:table-cell table:style-name="Gnumeric-default" office:value-type="string" office:string-value="locomotion">
            <text:p>locomotion</text:p>
          </table:table-cell>
          <table:table-cell table:style-name="Gnumeric-default" office:value-type="string" office:string-value="IMP">
            <text:p>IMP</text:p>
          </table:table-cell>
          <table:table-cell table:style-name="Gnumeric-default" office:value-type="float" office:value="257">
            <text:p>257</text:p>
          </table:table-cell>
          <table:table-cell table:style-name="Gnumeric-default" office:value-type="string" office:string-value="GO:0040002">
            <text:p>GO:0040002</text:p>
          </table:table-cell>
          <table:table-cell table:style-name="Gnumeric-default" office:value-type="string" office:string-value="collagen and cuticulin-based cuticle development">
            <text:p>collagen and cuticulin-based cuticle development</text:p>
          </table:table-cell>
          <table:table-cell table:style-name="Gnumeric-default" office:value-type="string" office:string-value="IMP">
            <text:p>IMP</text:p>
          </table:table-cell>
          <table:table-cell table:style-name="Gnumeric-default" office:value-type="float" office:value="17">
            <text:p>17</text:p>
          </table:table-cell>
          <table:table-cell table:style-name="Gnumeric-default" office:value-type="string" office:string-value="GO:0018996">
            <text:p>GO:0018996</text:p>
          </table:table-cell>
          <table:table-cell table:style-name="Gnumeric-default" office:value-type="string" office:string-value="molting cycle, collagen and cuticulin-based cuticle">
            <text:p>molting cycle, collagen and cuticulin-based cuticle</text:p>
          </table:table-cell>
          <table:table-cell table:style-name="Gnumeric-default" office:value-type="string" office:string-value="IMP">
            <text:p>IMP</text:p>
          </table:table-cell>
          <table:table-cell table:style-name="Gnumeric-default" office:value-type="float" office:value="20">
            <text:p>20</text:p>
          </table:table-cell>
          <table:table-cell table:style-name="Gnumeric-default" office:value-type="string" office:string-value="GO:0018991">
            <text:p>GO:0018991</text:p>
          </table:table-cell>
          <table:table-cell table:style-name="Gnumeric-default" office:value-type="string" office:string-value="oviposition">
            <text:p>oviposition</text:p>
          </table:table-cell>
          <table:table-cell table:style-name="Gnumeric-default" office:value-type="string" office:string-value="IMP">
            <text:p>IMP</text:p>
          </table:table-cell>
          <table:table-cell table:style-name="Gnumeric-default" office:value-type="float" office:value="34">
            <text:p>34</text:p>
          </table:table-cell>
          <table:table-cell table:style-name="Gnumeric-default" office:value-type="string" office:string-value="GO:0002009">
            <text:p>GO:0002009</text:p>
          </table:table-cell>
          <table:table-cell table:style-name="Gnumeric-default" office:value-type="string" office:string-value="morphogenesis of an epithelium">
            <text:p>morphogenesis of an epithelium</text:p>
          </table:table-cell>
          <table:table-cell table:style-name="Gnumeric-default" office:value-type="string" office:string-value="IMP">
            <text:p>IMP</text:p>
          </table:table-cell>
          <table:table-cell table:style-name="Gnumeric-default" office:value-type="float" office:value="156">
            <text:p>156</text:p>
          </table:table-cell>
          <table:table-cell table:style-name="Gnumeric-default" office:value-type="string" office:string-value="GO:0010171">
            <text:p>GO:0010171</text:p>
          </table:table-cell>
          <table:table-cell table:style-name="Gnumeric-default" office:value-type="string" office:string-value="body morphogenesis">
            <text:p>body morphogenesis</text:p>
          </table:table-cell>
          <table:table-cell table:style-name="Gnumeric-default" office:value-type="string" office:string-value="IMP">
            <text:p>IMP</text:p>
          </table:table-cell>
          <table:table-cell table:style-name="Gnumeric-default" office:value-type="float" office:value="106">
            <text:p>106</text:p>
          </table:table-cell>
          <table:table-cell table:style-name="Gnumeric-default" office:value-type="string" office:string-value="GO:0009792">
            <text:p>GO:0009792</text:p>
          </table:table-cell>
          <table:table-cell table:style-name="Gnumeric-default" office:value-type="string" office:string-value="embryo development ending in birth or egg hatching">
            <text:p>embryo development ending in birth or egg hatching</text:p>
          </table:table-cell>
          <table:table-cell table:style-name="Gnumeric-default" office:value-type="string" office:string-value="IMP">
            <text:p>IMP</text:p>
          </table:table-cell>
          <table:table-cell table:style-name="Gnumeric-default" office:value-type="float" office:value="742">
            <text:p>742</text:p>
          </table:table-cell>
          <table:table-cell table:style-name="Gnumeric-default" office:value-type="string" office:string-value="GO:0040018">
            <text:p>GO:0040018</text:p>
          </table:table-cell>
          <table:table-cell table:style-name="Gnumeric-default" office:value-type="string" office:string-value="positive regulation of multicellular organism growth">
            <text:p>positive regulation of multicellular organism growth</text:p>
          </table:table-cell>
          <table:table-cell table:style-name="Gnumeric-default" office:value-type="string" office:string-value="IMP">
            <text:p>IMP</text:p>
          </table:table-cell>
          <table:table-cell table:style-name="Gnumeric-default" office:value-type="float" office:value="107">
            <text:p>107</text:p>
          </table:table-cell>
          <table:table-cell table:style-name="Gnumeric-default" office:value-type="string" office:string-value="GO:0040035">
            <text:p>GO:0040035</text:p>
          </table:table-cell>
          <table:table-cell table:style-name="Gnumeric-default" office:value-type="string" office:string-value="hermaphrodite genitalia development">
            <text:p>hermaphrodite genitalia development</text:p>
          </table:table-cell>
          <table:table-cell table:style-name="Gnumeric-default" office:value-type="string" office:string-value="IMP">
            <text:p>IMP</text:p>
          </table:table-cell>
          <table:table-cell table:style-name="Gnumeric-default" office:value-type="float" office:value="663">
            <text:p>663</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1335">
            <text:p>1335</text:p>
          </table:table-cell>
          <table:table-cell table:style-name="Gnumeric-default" office:value-type="string" office:string-value="GO:0002119">
            <text:p>GO:0002119</text:p>
          </table:table-cell>
          <table:table-cell table:style-name="Gnumeric-default" office:value-type="string" office:string-value="nematode larval development">
            <text:p>nematode larval development</text:p>
          </table:table-cell>
          <table:table-cell table:style-name="Gnumeric-default" office:value-type="string" office:string-value="IMP">
            <text:p>IMP</text:p>
          </table:table-cell>
          <table:table-cell table:style-name="Gnumeric-default" office:value-type="float" office:value="1236">
            <text:p>1236</text:p>
          </table:table-cell>
          <table:table-cell table:style-name="Gnumeric-default" office:value-type="string" office:string-value="GO:0040027">
            <text:p>GO:0040027</text:p>
          </table:table-cell>
          <table:table-cell table:style-name="Gnumeric-default" office:value-type="string" office:string-value="negative regulation of vulval development">
            <text:p>negative regulation of vulval development</text:p>
          </table:table-cell>
          <table:table-cell table:style-name="Gnumeric-default" office:value-type="string" office:string-value="IMP">
            <text:p>IMP</text:p>
          </table:table-cell>
          <table:table-cell table:style-name="Gnumeric-default" office:value-type="float" office:value="45">
            <text:p>45</text:p>
          </table:table-cell>
          <table:table-cell table:style-name="Gnumeric-default" office:value-type="string" office:string-value="GO:0040015">
            <text:p>GO:0040015</text:p>
          </table:table-cell>
          <table:table-cell table:style-name="Gnumeric-default" office:value-type="string" office:string-value="negative regulation of multicellular organism growth">
            <text:p>negative regulation of multicellular organism growth</text:p>
          </table:table-cell>
          <table:table-cell table:style-name="Gnumeric-default" office:value-type="string" office:string-value="IMP">
            <text:p>IMP</text:p>
          </table:table-cell>
          <table:table-cell table:style-name="Gnumeric-default" office:value-type="float" office:value="21">
            <text:p>21</text:p>
          </table:table-cell>
          <table:table-cell table:style-name="Gnumeric-default" office:value-type="string" office:string-value="GO:0040017">
            <text:p>GO:0040017</text:p>
          </table:table-cell>
          <table:table-cell table:style-name="Gnumeric-default" office:value-type="string" office:string-value="positive regulation of locomotion">
            <text:p>positive regulation of locomotion</text:p>
          </table:table-cell>
          <table:table-cell table:style-name="Gnumeric-default" office:value-type="string" office:string-value="IMP">
            <text:p>IMP</text:p>
          </table:table-cell>
          <table:table-cell table:style-name="Gnumeric-default" office:value-type="float" office:value="22">
            <text:p>22</text:p>
          </table:table-cell>
          <table:table-cell table:number-columns-repeated="177" table:style-name="Gnumeric-default"/>
        </table:table-row>
        <table:table-row table:style-name="AROW-1">
          <table:table-cell table:style-name="Gnumeric-default" office:value-type="float" office:value="503">
            <text:p>503</text:p>
          </table:table-cell>
          <table:table-cell table:style-name="Gnumeric-default" office:value-type="float" office:value="503">
            <text:p>503</text:p>
          </table:table-cell>
          <table:table-cell table:style-name="Gnumeric-default" office:value-type="float" office:value="14576278">
            <text:p>14576278</text:p>
          </table:table-cell>
          <table:table-cell table:style-name="Gnumeric-default" office:value-type="string" office:string-value="The proteome of Saccharomyces cerevisiae mitochondria.">
            <text:p>The proteome of Saccharomyces cerevisiae mitochondria.</text:p>
          </table:table-cell>
          <table:table-cell table:style-name="Gnumeric-default" office:value-type="float" office:value="2003">
            <text:p>2003</text:p>
          </table:table-cell>
          <table:table-cell table:style-name="Gnumeric-default" office:value-type="string" office:string-value="Proceedings of the National Academy of Sciences of the United States of America">
            <text:p>Proceedings of the National Academy of Sciences of the United States of America</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503">
            <text:p>503</text:p>
          </table:table-cell>
          <table:table-cell table:style-name="Gnumeric-default" office:value-type="float" office:value="0">
            <text:p>0</text:p>
          </table:table-cell>
          <table:table-cell table:style-name="Gnumeric-default" office:value-type="float" office:value="503">
            <text:p>503</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503">
            <text:p>503</text:p>
          </table:table-cell>
          <table:table-cell table:number-columns-repeated="237" table:style-name="Gnumeric-default"/>
        </table:table-row>
        <table:table-row table:style-name="AROW-1">
          <table:table-cell table:style-name="Gnumeric-default" office:value-type="float" office:value="498">
            <text:p>498</text:p>
          </table:table-cell>
          <table:table-cell table:style-name="Gnumeric-default" office:value-type="float" office:value="638">
            <text:p>638</text:p>
          </table:table-cell>
          <table:table-cell table:style-name="Gnumeric-default" office:value-type="float" office:value="16429126">
            <text:p>16429126</text:p>
          </table:table-cell>
          <table:table-cell table:style-name="Gnumeric-default" office:value-type="string" office:string-value="Proteome survey reveals modularity of the yeast cell machinery.">
            <text:p>Proteome survey reveals modularity of the yeast cell machinery.</text:p>
          </table:table-cell>
          <table:table-cell table:style-name="Gnumeric-default" office:value-type="float" office:value="2006">
            <text:p>2006</text:p>
          </table:table-cell>
          <table:table-cell table:style-name="Gnumeric-default" office:value-type="string" office:string-value="Nature">
            <text:p>Nature</text:p>
          </table:table-cell>
          <table:table-cell table:style-name="Gnumeric-default" office:value-type="float" office:value="638">
            <text:p>638</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638">
            <text:p>638</text:p>
          </table:table-cell>
          <table:table-cell table:style-name="Gnumeric-default" office:value-type="string" office:string-value="GO:0005515">
            <text:p>GO:0005515</text:p>
          </table:table-cell>
          <table:table-cell table:style-name="Gnumeric-default" office:value-type="string" office:string-value="protein binding">
            <text:p>protein binding</text:p>
          </table:table-cell>
          <table:table-cell table:style-name="Gnumeric-default" office:value-type="string" office:string-value="IPI">
            <text:p>IPI</text:p>
          </table:table-cell>
          <table:table-cell table:style-name="Gnumeric-default" office:value-type="float" office:value="638">
            <text:p>638</text:p>
          </table:table-cell>
          <table:table-cell table:number-columns-repeated="237" table:style-name="Gnumeric-default"/>
        </table:table-row>
        <table:table-row table:style-name="AROW-1">
          <table:table-cell table:style-name="Gnumeric-default" office:value-type="float" office:value="479">
            <text:p>479</text:p>
          </table:table-cell>
          <table:table-cell table:style-name="Gnumeric-default" office:value-type="float" office:value="848">
            <text:p>848</text:p>
          </table:table-cell>
          <table:table-cell table:style-name="Gnumeric-default" office:value-type="float" office:value="21529718">
            <text:p>21529718</text:p>
          </table:table-cell>
          <table:table-cell table:style-name="Gnumeric-default" office:value-type="string" office:string-value="A high-resolution C. elegans essential gene network based on phenotypic profiling of a complex tissue.">
            <text:p>A high-resolution C. elegans essential gene network based on phenotypic profiling of a complex tissue.</text:p>
          </table:table-cell>
          <table:table-cell table:style-name="Gnumeric-default" office:value-type="float" office:value="2011">
            <text:p>2011</text:p>
          </table:table-cell>
          <table:table-cell table:style-name="Gnumeric-default" office:value-type="string" office:string-value="Cell">
            <text:p>Cell</text:p>
          </table:table-cell>
          <table:table-cell table:style-name="Gnumeric-default" office:value-type="float" office:value="0">
            <text:p>0</text:p>
          </table:table-cell>
          <table:table-cell table:style-name="Gnumeric-default" office:value-type="float" office:value="848">
            <text:p>848</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848">
            <text:p>848</text:p>
          </table:table-cell>
          <table:table-cell table:style-name="Gnumeric-default" office:value-type="float" office:value="0">
            <text:p>0</text:p>
          </table:table-cell>
          <table:table-cell table:style-name="Gnumeric-default" office:value-type="string" office:string-value="GO:0000910">
            <text:p>GO:0000910</text:p>
          </table:table-cell>
          <table:table-cell table:style-name="Gnumeric-default" office:value-type="string" office:string-value="cytokinesis">
            <text:p>cytokinesis</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06468">
            <text:p>GO:0006468</text:p>
          </table:table-cell>
          <table:table-cell table:style-name="Gnumeric-default" office:value-type="string" office:string-value="protein phosphorylation">
            <text:p>protein phosphorylation</text:p>
          </table:table-cell>
          <table:table-cell table:style-name="Gnumeric-default" office:value-type="string" office:string-value="IMP">
            <text:p>IMP</text:p>
          </table:table-cell>
          <table:table-cell table:style-name="Gnumeric-default" office:value-type="float" office:value="2">
            <text:p>2</text:p>
          </table:table-cell>
          <table:table-cell table:style-name="Gnumeric-default" office:value-type="string" office:string-value="GO:0048477">
            <text:p>GO:0048477</text:p>
          </table:table-cell>
          <table:table-cell table:style-name="Gnumeric-default" office:value-type="string" office:string-value="oogenesis">
            <text:p>oogenesis</text:p>
          </table:table-cell>
          <table:table-cell table:style-name="Gnumeric-default" office:value-type="string" office:string-value="IMP">
            <text:p>IMP</text:p>
          </table:table-cell>
          <table:table-cell table:style-name="Gnumeric-default" office:value-type="float" office:value="107">
            <text:p>107</text:p>
          </table:table-cell>
          <table:table-cell table:style-name="Gnumeric-default" office:value-type="string" office:string-value="GO:0006915">
            <text:p>GO:0006915</text:p>
          </table:table-cell>
          <table:table-cell table:style-name="Gnumeric-default" office:value-type="string" office:string-value="apoptotic process">
            <text:p>apoptotic process</text:p>
          </table:table-cell>
          <table:table-cell table:style-name="Gnumeric-default" office:value-type="string" office:string-value="IMP">
            <text:p>IMP</text:p>
          </table:table-cell>
          <table:table-cell table:style-name="Gnumeric-default" office:value-type="float" office:value="280">
            <text:p>280</text:p>
          </table:table-cell>
          <table:table-cell table:style-name="Gnumeric-default" office:value-type="string" office:string-value="GO:0008406">
            <text:p>GO:0008406</text:p>
          </table:table-cell>
          <table:table-cell table:style-name="Gnumeric-default" office:value-type="string" office:string-value="gonad development">
            <text:p>gonad development</text:p>
          </table:table-cell>
          <table:table-cell table:style-name="Gnumeric-default" office:value-type="string" office:string-value="IMP">
            <text:p>IMP</text:p>
          </table:table-cell>
          <table:table-cell table:style-name="Gnumeric-default" office:value-type="float" office:value="22">
            <text:p>22</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414">
            <text:p>414</text:p>
          </table:table-cell>
          <table:table-cell table:style-name="Gnumeric-default" office:value-type="string" office:string-value="GO:0016477">
            <text:p>GO:0016477</text:p>
          </table:table-cell>
          <table:table-cell table:style-name="Gnumeric-default" office:value-type="string" office:string-value="cell migration">
            <text:p>cell migration</text:p>
          </table:table-cell>
          <table:table-cell table:style-name="Gnumeric-default" office:value-type="string" office:string-value="IMP">
            <text:p>IMP</text:p>
          </table:table-cell>
          <table:table-cell table:style-name="Gnumeric-default" office:value-type="float" office:value="22">
            <text:p>22</text:p>
          </table:table-cell>
          <table:table-cell table:number-columns-repeated="213" table:style-name="Gnumeric-default"/>
        </table:table-row>
        <table:table-row table:style-name="AROW-1">
          <table:table-cell table:style-name="Gnumeric-default" office:value-type="float" office:value="465">
            <text:p>465</text:p>
          </table:table-cell>
          <table:table-cell table:style-name="Gnumeric-default" office:value-type="float" office:value="468">
            <text:p>468</text:p>
          </table:table-cell>
          <table:table-cell table:style-name="Gnumeric-default" office:value-type="float" office:value="11256614">
            <text:p>11256614</text:p>
          </table:table-cell>
          <table:table-cell table:style-name="Gnumeric-default" office:value-type="string" office:string-value="Systematic subcellular localization of novel proteins identified by large-scale cDNA sequencing.">
            <text:p>Systematic subcellular localization of novel proteins identified by large-scale cDNA sequencing.</text:p>
          </table:table-cell>
          <table:table-cell table:style-name="Gnumeric-default" office:value-type="float" office:value="2000">
            <text:p>2000</text:p>
          </table:table-cell>
          <table:table-cell table:style-name="Gnumeric-default" office:value-type="string" office:string-value="EMBO reports">
            <text:p>EMBO reports</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468">
            <text:p>468</text:p>
          </table:table-cell>
          <table:table-cell table:style-name="Gnumeric-default" office:value-type="float" office:value="0">
            <text:p>0</text:p>
          </table:table-cell>
          <table:table-cell table:style-name="Gnumeric-default" office:value-type="float" office:value="468">
            <text:p>468</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622">
            <text:p>GO:0005622</text:p>
          </table:table-cell>
          <table:table-cell table:style-name="Gnumeric-default" office:value-type="string" office:string-value="intracellular">
            <text:p>intracellular</text:p>
          </table:table-cell>
          <table:table-cell table:style-name="Gnumeric-default" office:value-type="string" office:string-value="IDA">
            <text:p>IDA</text:p>
          </table:table-cell>
          <table:table-cell table:style-name="Gnumeric-default" office:value-type="float" office:value="70">
            <text:p>70</text:p>
          </table:table-cell>
          <table:table-cell table:style-name="Gnumeric-default" office:value-type="string" office:string-value="GO:0005813">
            <text:p>GO:0005813</text:p>
          </table:table-cell>
          <table:table-cell table:style-name="Gnumeric-default" office:value-type="string" office:string-value="centrosome">
            <text:p>centrosome</text:p>
          </table:table-cell>
          <table:table-cell table:style-name="Gnumeric-default" office:value-type="string" office:string-value="IDA">
            <text:p>IDA</text:p>
          </table:table-cell>
          <table:table-cell table:style-name="Gnumeric-default" office:value-type="float" office:value="4">
            <text:p>4</text:p>
          </table:table-cell>
          <table:table-cell table:style-name="Gnumeric-default" office:value-type="string" office:string-value="GO:0005856">
            <text:p>GO:0005856</text:p>
          </table:table-cell>
          <table:table-cell table:style-name="Gnumeric-default" office:value-type="string" office:string-value="cytoskeleton">
            <text:p>cytoskeleton</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05635">
            <text:p>GO:0005635</text:p>
          </table:table-cell>
          <table:table-cell table:style-name="Gnumeric-default" office:value-type="string" office:string-value="nuclear envelope">
            <text:p>nuclear envelope</text:p>
          </table:table-cell>
          <table:table-cell table:style-name="Gnumeric-default" office:value-type="string" office:string-value="IDA">
            <text:p>IDA</text:p>
          </table:table-cell>
          <table:table-cell table:style-name="Gnumeric-default" office:value-type="float" office:value="6">
            <text:p>6</text:p>
          </table:table-cell>
          <table:table-cell table:style-name="Gnumeric-default" office:value-type="string" office:string-value="GO:0005794">
            <text:p>GO:0005794</text:p>
          </table:table-cell>
          <table:table-cell table:style-name="Gnumeric-default" office:value-type="string" office:string-value="Golgi apparatus">
            <text:p>Golgi apparatus</text:p>
          </table:table-cell>
          <table:table-cell table:style-name="Gnumeric-default" office:value-type="string" office:string-value="IDA">
            <text:p>IDA</text:p>
          </table:table-cell>
          <table:table-cell table:style-name="Gnumeric-default" office:value-type="float" office:value="13">
            <text:p>13</text:p>
          </table:table-cell>
          <table:table-cell table:style-name="Gnumeric-default" office:value-type="string" office:string-value="GO:0015630">
            <text:p>GO:0015630</text:p>
          </table:table-cell>
          <table:table-cell table:style-name="Gnumeric-default" office:value-type="string" office:string-value="microtubule cytoskeleton">
            <text:p>microtubule cytoskeleton</text:p>
          </table:table-cell>
          <table:table-cell table:style-name="Gnumeric-default" office:value-type="string" office:string-value="IDA">
            <text:p>IDA</text:p>
          </table:table-cell>
          <table:table-cell table:style-name="Gnumeric-default" office:value-type="float" office:value="10">
            <text:p>10</text:p>
          </table:table-cell>
          <table:table-cell table:style-name="Gnumeric-default" office:value-type="string" office:string-value="GO:0005764">
            <text:p>GO:0005764</text:p>
          </table:table-cell>
          <table:table-cell table:style-name="Gnumeric-default" office:value-type="string" office:string-value="lysosome">
            <text:p>lysosome</text:p>
          </table:table-cell>
          <table:table-cell table:style-name="Gnumeric-default" office:value-type="string" office:string-value="IDA">
            <text:p>IDA</text:p>
          </table:table-cell>
          <table:table-cell table:style-name="Gnumeric-default" office:value-type="float" office:value="2">
            <text:p>2</text:p>
          </table:table-cell>
          <table:table-cell table:style-name="Gnumeric-default" office:value-type="string" office:string-value="GO:0005768">
            <text:p>GO:0005768</text:p>
          </table:table-cell>
          <table:table-cell table:style-name="Gnumeric-default" office:value-type="string" office:string-value="endosome">
            <text:p>endosome</text:p>
          </table:table-cell>
          <table:table-cell table:style-name="Gnumeric-default" office:value-type="string" office:string-value="IDA">
            <text:p>IDA</text:p>
          </table:table-cell>
          <table:table-cell table:style-name="Gnumeric-default" office:value-type="float" office:value="7">
            <text:p>7</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45">
            <text:p>45</text:p>
          </table:table-cell>
          <table:table-cell table:style-name="Gnumeric-default" office:value-type="string" office:string-value="GO:0015629">
            <text:p>GO:0015629</text:p>
          </table:table-cell>
          <table:table-cell table:style-name="Gnumeric-default" office:value-type="string" office:string-value="actin cytoskeleton">
            <text:p>actin cytoskeleton</text:p>
          </table:table-cell>
          <table:table-cell table:style-name="Gnumeric-default" office:value-type="string" office:string-value="IDA">
            <text:p>IDA</text:p>
          </table:table-cell>
          <table:table-cell table:style-name="Gnumeric-default" office:value-type="float" office:value="6">
            <text:p>6</text:p>
          </table:table-cell>
          <table:table-cell table:style-name="Gnumeric-default" office:value-type="string" office:string-value="GO:0005730">
            <text:p>GO:0005730</text:p>
          </table:table-cell>
          <table:table-cell table:style-name="Gnumeric-default" office:value-type="string" office:string-value="nucleolus">
            <text:p>nucleolus</text:p>
          </table:table-cell>
          <table:table-cell table:style-name="Gnumeric-default" office:value-type="string" office:string-value="IDA">
            <text:p>IDA</text:p>
          </table:table-cell>
          <table:table-cell table:style-name="Gnumeric-default" office:value-type="float" office:value="16">
            <text:p>16</text:p>
          </table:table-cell>
          <table:table-cell table:style-name="Gnumeric-default" office:value-type="string" office:string-value="GO:0016607">
            <text:p>GO:0016607</text:p>
          </table:table-cell>
          <table:table-cell table:style-name="Gnumeric-default" office:value-type="string" office:string-value="nuclear speck">
            <text:p>nuclear speck</text:p>
          </table:table-cell>
          <table:table-cell table:style-name="Gnumeric-default" office:value-type="string" office:string-value="IDA">
            <text:p>IDA</text:p>
          </table:table-cell>
          <table:table-cell table:style-name="Gnumeric-default" office:value-type="float" office:value="6">
            <text:p>6</text:p>
          </table:table-cell>
          <table:table-cell table:style-name="Gnumeric-default" office:value-type="string" office:string-value="GO:0005783">
            <text:p>GO:0005783</text:p>
          </table:table-cell>
          <table:table-cell table:style-name="Gnumeric-default" office:value-type="string" office:string-value="endoplasmic reticulum">
            <text:p>endoplasmic reticulum</text:p>
          </table:table-cell>
          <table:table-cell table:style-name="Gnumeric-default" office:value-type="string" office:string-value="IDA">
            <text:p>IDA</text:p>
          </table:table-cell>
          <table:table-cell table:style-name="Gnumeric-default" office:value-type="float" office:value="51">
            <text:p>51</text:p>
          </table:table-cell>
          <table:table-cell table:style-name="Gnumeric-default" office:value-type="string" office:string-value="GO:0005634">
            <text:p>GO:0005634</text:p>
          </table:table-cell>
          <table:table-cell table:style-name="Gnumeric-default" office:value-type="string" office:string-value="nucleus">
            <text:p>nucleus</text:p>
          </table:table-cell>
          <table:table-cell table:style-name="Gnumeric-default" office:value-type="string" office:string-value="IDA">
            <text:p>IDA</text:p>
          </table:table-cell>
          <table:table-cell table:style-name="Gnumeric-default" office:value-type="float" office:value="79">
            <text:p>79</text:p>
          </table:table-cell>
          <table:table-cell table:style-name="Gnumeric-default" office:value-type="string" office:string-value="GO:0005777">
            <text:p>GO:0005777</text:p>
          </table:table-cell>
          <table:table-cell table:style-name="Gnumeric-default" office:value-type="string" office:string-value="peroxisome">
            <text:p>peroxisome</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05925">
            <text:p>GO:0005925</text:p>
          </table:table-cell>
          <table:table-cell table:style-name="Gnumeric-default" office:value-type="string" office:string-value="focal adhesion">
            <text:p>focal adhesion</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05737">
            <text:p>GO:0005737</text:p>
          </table:table-cell>
          <table:table-cell table:style-name="Gnumeric-default" office:value-type="string" office:string-value="cytoplasm">
            <text:p>cytoplasm</text:p>
          </table:table-cell>
          <table:table-cell table:style-name="Gnumeric-default" office:value-type="string" office:string-value="IDA">
            <text:p>IDA</text:p>
          </table:table-cell>
          <table:table-cell table:style-name="Gnumeric-default" office:value-type="float" office:value="92">
            <text:p>92</text:p>
          </table:table-cell>
          <table:table-cell table:style-name="Gnumeric-default" office:value-type="string" office:string-value="GO:0043234">
            <text:p>GO:0043234</text:p>
          </table:table-cell>
          <table:table-cell table:style-name="Gnumeric-default" office:value-type="string" office:string-value="protein complex">
            <text:p>protein complex</text:p>
          </table:table-cell>
          <table:table-cell table:style-name="Gnumeric-default" office:value-type="string" office:string-value="IDA">
            <text:p>IDA</text:p>
          </table:table-cell>
          <table:table-cell table:style-name="Gnumeric-default" office:value-type="float" office:value="18">
            <text:p>18</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25">
            <text:p>25</text:p>
          </table:table-cell>
          <table:table-cell table:style-name="Gnumeric-default" office:value-type="string" office:string-value="GO:0030133">
            <text:p>GO:0030133</text:p>
          </table:table-cell>
          <table:table-cell table:style-name="Gnumeric-default" office:value-type="string" office:string-value="transport vesicle">
            <text:p>transport vesicle</text:p>
          </table:table-cell>
          <table:table-cell table:style-name="Gnumeric-default" office:value-type="string" office:string-value="IDA">
            <text:p>IDA</text:p>
          </table:table-cell>
          <table:table-cell table:style-name="Gnumeric-default" office:value-type="float" office:value="15">
            <text:p>15</text:p>
          </table:table-cell>
          <table:table-cell table:number-columns-repeated="161" table:style-name="Gnumeric-default"/>
        </table:table-row>
        <table:table-row table:style-name="AROW-1">
          <table:table-cell table:style-name="Gnumeric-default" office:value-type="float" office:value="436">
            <text:p>436</text:p>
          </table:table-cell>
          <table:table-cell table:style-name="Gnumeric-default" office:value-type="float" office:value="436">
            <text:p>436</text:p>
          </table:table-cell>
          <table:table-cell table:style-name="Gnumeric-default" office:value-type="float" office:value="17644812">
            <text:p>17644812</text:p>
          </table:table-cell>
          <table:table-cell table:style-name="Gnumeric-default" office:value-type="string" office:string-value="A high content in lipid-modified peripheral proteins and integral receptor kinases features in the arabidopsis plasma membrane proteome.">
            <text:p>A high content in lipid-modified peripheral proteins and integral receptor kinases features in the arabidopsis plasma membrane proteome.</text:p>
          </table:table-cell>
          <table:table-cell table:style-name="Gnumeric-default" office:value-type="float" office:value="2007">
            <text:p>2007</text:p>
          </table:table-cell>
          <table:table-cell table:style-name="Gnumeric-default" office:value-type="string" office:string-value="Molecular &amp; cellular proteomics : MCP">
            <text:p>Molecular &amp; cellular proteomics : MCP</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436">
            <text:p>436</text:p>
          </table:table-cell>
          <table:table-cell table:style-name="Gnumeric-default" office:value-type="float" office:value="0">
            <text:p>0</text:p>
          </table:table-cell>
          <table:table-cell table:style-name="Gnumeric-default" office:value-type="float" office:value="436">
            <text:p>436</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436">
            <text:p>436</text:p>
          </table:table-cell>
          <table:table-cell table:number-columns-repeated="237" table:style-name="Gnumeric-default"/>
        </table:table-row>
        <table:table-row table:style-name="AROW-1">
          <table:table-cell table:style-name="Gnumeric-default" office:value-type="float" office:value="430">
            <text:p>430</text:p>
          </table:table-cell>
          <table:table-cell table:style-name="Gnumeric-default" office:value-type="float" office:value="513">
            <text:p>513</text:p>
          </table:table-cell>
          <table:table-cell table:style-name="Gnumeric-default" office:value-type="float" office:value="16618929">
            <text:p>16618929</text:p>
          </table:table-cell>
          <table:table-cell table:style-name="Gnumeric-default" office:value-type="string" office:string-value="Mapping the Arabidopsis organelle proteome.">
            <text:p>Mapping the Arabidopsis organelle proteome.</text:p>
          </table:table-cell>
          <table:table-cell table:style-name="Gnumeric-default" office:value-type="float" office:value="2006">
            <text:p>2006</text:p>
          </table:table-cell>
          <table:table-cell table:style-name="Gnumeric-default" office:value-type="string" office:string-value="Proceedings of the National Academy of Sciences of the United States of America">
            <text:p>Proceedings of the National Academy of Sciences of the United States of America</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513">
            <text:p>513</text:p>
          </table:table-cell>
          <table:table-cell table:style-name="Gnumeric-default" office:value-type="float" office:value="0">
            <text:p>0</text:p>
          </table:table-cell>
          <table:table-cell table:style-name="Gnumeric-default" office:value-type="float" office:value="513">
            <text:p>513</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794">
            <text:p>GO:0005794</text:p>
          </table:table-cell>
          <table:table-cell table:style-name="Gnumeric-default" office:value-type="string" office:string-value="Golgi apparatus">
            <text:p>Golgi apparatus</text:p>
          </table:table-cell>
          <table:table-cell table:style-name="Gnumeric-default" office:value-type="string" office:string-value="IDA">
            <text:p>IDA</text:p>
          </table:table-cell>
          <table:table-cell table:style-name="Gnumeric-default" office:value-type="float" office:value="85">
            <text:p>85</text:p>
          </table:table-cell>
          <table:table-cell table:style-name="Gnumeric-default" office:value-type="string" office:string-value="GO:0005774">
            <text:p>GO:0005774</text:p>
          </table:table-cell>
          <table:table-cell table:style-name="Gnumeric-default" office:value-type="string" office:string-value="vacuolar membrane">
            <text:p>vacuolar membrane</text:p>
          </table:table-cell>
          <table:table-cell table:style-name="Gnumeric-default" office:value-type="string" office:string-value="IDA">
            <text:p>IDA</text:p>
          </table:table-cell>
          <table:table-cell table:style-name="Gnumeric-default" office:value-type="float" office:value="24">
            <text:p>24</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59">
            <text:p>59</text:p>
          </table:table-cell>
          <table:table-cell table:style-name="Gnumeric-default" office:value-type="string" office:string-value="GO:0009536">
            <text:p>GO:0009536</text:p>
          </table:table-cell>
          <table:table-cell table:style-name="Gnumeric-default" office:value-type="string" office:string-value="plastid">
            <text:p>plastid</text:p>
          </table:table-cell>
          <table:table-cell table:style-name="Gnumeric-default" office:value-type="string" office:string-value="IDA">
            <text:p>IDA</text:p>
          </table:table-cell>
          <table:table-cell table:style-name="Gnumeric-default" office:value-type="float" office:value="59">
            <text:p>59</text:p>
          </table:table-cell>
          <table:table-cell table:style-name="Gnumeric-default" office:value-type="string" office:string-value="GO:0000325">
            <text:p>GO:0000325</text:p>
          </table:table-cell>
          <table:table-cell table:style-name="Gnumeric-default" office:value-type="string" office:string-value="plant-type vacuole">
            <text:p>plant-type vacuole</text:p>
          </table:table-cell>
          <table:table-cell table:style-name="Gnumeric-default" office:value-type="string" office:string-value="IDA">
            <text:p>IDA</text:p>
          </table:table-cell>
          <table:table-cell table:style-name="Gnumeric-default" office:value-type="float" office:value="24">
            <text:p>24</text:p>
          </table:table-cell>
          <table:table-cell table:style-name="Gnumeric-default" office:value-type="string" office:string-value="GO:0005783">
            <text:p>GO:0005783</text:p>
          </table:table-cell>
          <table:table-cell table:style-name="Gnumeric-default" office:value-type="string" office:string-value="endoplasmic reticulum">
            <text:p>endoplasmic reticulum</text:p>
          </table:table-cell>
          <table:table-cell table:style-name="Gnumeric-default" office:value-type="string" office:string-value="IDA">
            <text:p>IDA</text:p>
          </table:table-cell>
          <table:table-cell table:style-name="Gnumeric-default" office:value-type="float" office:value="174">
            <text:p>174</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88">
            <text:p>88</text:p>
          </table:table-cell>
          <table:table-cell table:number-columns-repeated="213" table:style-name="Gnumeric-default"/>
        </table:table-row>
        <table:table-row table:style-name="AROW-1">
          <table:table-cell table:style-name="Gnumeric-default" office:value-type="float" office:value="413">
            <text:p>413</text:p>
          </table:table-cell>
          <table:table-cell table:style-name="Gnumeric-default" office:value-type="float" office:value="456">
            <text:p>456</text:p>
          </table:table-cell>
          <table:table-cell table:style-name="Gnumeric-default" office:value-type="float" office:value="18433294">
            <text:p>18433294</text:p>
          </table:table-cell>
          <table:table-cell table:style-name="Gnumeric-default" office:value-type="string" office:string-value="A microtubule interactome: complexes with roles in cell cycle and mitosis.">
            <text:p>A microtubule interactome: complexes with roles in cell cycle and mitosis.</text:p>
          </table:table-cell>
          <table:table-cell table:style-name="Gnumeric-default" office:value-type="float" office:value="2008">
            <text:p>2008</text:p>
          </table:table-cell>
          <table:table-cell table:style-name="Gnumeric-default" office:value-type="string" office:string-value="PLoS biology">
            <text:p>PLoS biology</text:p>
          </table:table-cell>
          <table:table-cell table:style-name="Gnumeric-default" office:value-type="float" office:value="0">
            <text:p>0</text:p>
          </table:table-cell>
          <table:table-cell table:style-name="Gnumeric-default" office:value-type="float" office:value="39">
            <text:p>39</text:p>
          </table:table-cell>
          <table:table-cell table:style-name="Gnumeric-default" office:value-type="float" office:value="417">
            <text:p>417</text:p>
          </table:table-cell>
          <table:table-cell table:style-name="Gnumeric-default" office:value-type="float" office:value="0">
            <text:p>0</text:p>
          </table:table-cell>
          <table:table-cell table:style-name="Gnumeric-default" office:value-type="float" office:value="417">
            <text:p>417</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9">
            <text:p>39</text:p>
          </table:table-cell>
          <table:table-cell table:style-name="Gnumeric-default" office:value-type="float" office:value="0">
            <text:p>0</text:p>
          </table:table-cell>
          <table:table-cell table:style-name="Gnumeric-default" office:value-type="string" office:string-value="GO:0005813">
            <text:p>GO:0005813</text:p>
          </table:table-cell>
          <table:table-cell table:style-name="Gnumeric-default" office:value-type="string" office:string-value="centrosome">
            <text:p>centrosome</text:p>
          </table:table-cell>
          <table:table-cell table:style-name="Gnumeric-default" office:value-type="string" office:string-value="IDA">
            <text:p>IDA</text:p>
          </table:table-cell>
          <table:table-cell table:style-name="Gnumeric-default" office:value-type="float" office:value="3">
            <text:p>3</text:p>
          </table:table-cell>
          <table:table-cell table:style-name="Gnumeric-default" office:value-type="string" office:string-value="GO:0010824">
            <text:p>GO:0010824</text:p>
          </table:table-cell>
          <table:table-cell table:style-name="Gnumeric-default" office:value-type="string" office:string-value="regulation of centrosome duplication">
            <text:p>regulation of centrosome duplication</text:p>
          </table:table-cell>
          <table:table-cell table:style-name="Gnumeric-default" office:value-type="string" office:string-value="IMP">
            <text:p>IMP</text:p>
          </table:table-cell>
          <table:table-cell table:style-name="Gnumeric-default" office:value-type="float" office:value="3">
            <text:p>3</text:p>
          </table:table-cell>
          <table:table-cell table:style-name="Gnumeric-default" office:value-type="string" office:string-value="GO:0005875">
            <text:p>GO:0005875</text:p>
          </table:table-cell>
          <table:table-cell table:style-name="Gnumeric-default" office:value-type="string" office:string-value="microtubule associated complex">
            <text:p>microtubule associated complex</text:p>
          </table:table-cell>
          <table:table-cell table:style-name="Gnumeric-default" office:value-type="string" office:string-value="IDA">
            <text:p>IDA</text:p>
          </table:table-cell>
          <table:table-cell table:style-name="Gnumeric-default" office:value-type="float" office:value="413">
            <text:p>413</text:p>
          </table:table-cell>
          <table:table-cell table:style-name="Gnumeric-default" office:value-type="string" office:string-value="GO:0007052">
            <text:p>GO:0007052</text:p>
          </table:table-cell>
          <table:table-cell table:style-name="Gnumeric-default" office:value-type="string" office:string-value="mitotic spindle organization">
            <text:p>mitotic spindle organization</text:p>
          </table:table-cell>
          <table:table-cell table:style-name="Gnumeric-default" office:value-type="string" office:string-value="IMP">
            <text:p>IMP</text:p>
          </table:table-cell>
          <table:table-cell table:style-name="Gnumeric-default" office:value-type="float" office:value="20">
            <text:p>20</text:p>
          </table:table-cell>
          <table:table-cell table:style-name="Gnumeric-default" office:value-type="string" office:string-value="GO:0031122">
            <text:p>GO:0031122</text:p>
          </table:table-cell>
          <table:table-cell table:style-name="Gnumeric-default" office:value-type="string" office:string-value="cytoplasmic microtubule organization">
            <text:p>cytoplasmic microtubule organization</text:p>
          </table:table-cell>
          <table:table-cell table:style-name="Gnumeric-default" office:value-type="string" office:string-value="IMP">
            <text:p>IMP</text:p>
          </table:table-cell>
          <table:table-cell table:style-name="Gnumeric-default" office:value-type="float" office:value="16">
            <text:p>16</text:p>
          </table:table-cell>
          <table:table-cell table:style-name="Gnumeric-default" office:value-type="string" office:string-value="GO:0005819">
            <text:p>GO:0005819</text:p>
          </table:table-cell>
          <table:table-cell table:style-name="Gnumeric-default" office:value-type="string" office:string-value="spindle">
            <text:p>spindle</text:p>
          </table:table-cell>
          <table:table-cell table:style-name="Gnumeric-default" office:value-type="string" office:string-value="IDA">
            <text:p>IDA</text:p>
          </table:table-cell>
          <table:table-cell table:style-name="Gnumeric-default" office:value-type="float" office:value="1">
            <text:p>1</text:p>
          </table:table-cell>
          <table:table-cell table:number-columns-repeated="217" table:style-name="Gnumeric-default"/>
        </table:table-row>
        <table:table-row table:style-name="AROW-1">
          <table:table-cell table:style-name="Gnumeric-default" office:value-type="float" office:value="401">
            <text:p>401</text:p>
          </table:table-cell>
          <table:table-cell table:style-name="Gnumeric-default" office:value-type="float" office:value="401">
            <text:p>401</text:p>
          </table:table-cell>
          <table:table-cell table:style-name="Gnumeric-default" office:value-type="float" office:value="17151019">
            <text:p>17151019</text:p>
          </table:table-cell>
          <table:table-cell table:style-name="Gnumeric-default" office:value-type="string" office:string-value="A proteomics dissection of Arabidopsis thaliana vacuoles isolated from cell culture.">
            <text:p>A proteomics dissection of Arabidopsis thaliana vacuoles isolated from cell culture.</text:p>
          </table:table-cell>
          <table:table-cell table:style-name="Gnumeric-default" office:value-type="float" office:value="2007">
            <text:p>2007</text:p>
          </table:table-cell>
          <table:table-cell table:style-name="Gnumeric-default" office:value-type="string" office:string-value="Molecular &amp; cellular proteomics : MCP">
            <text:p>Molecular &amp; cellular proteomics : MCP</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401">
            <text:p>401</text:p>
          </table:table-cell>
          <table:table-cell table:style-name="Gnumeric-default" office:value-type="float" office:value="0">
            <text:p>0</text:p>
          </table:table-cell>
          <table:table-cell table:style-name="Gnumeric-default" office:value-type="float" office:value="401">
            <text:p>401</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774">
            <text:p>GO:0005774</text:p>
          </table:table-cell>
          <table:table-cell table:style-name="Gnumeric-default" office:value-type="string" office:string-value="vacuolar membrane">
            <text:p>vacuolar membrane</text:p>
          </table:table-cell>
          <table:table-cell table:style-name="Gnumeric-default" office:value-type="string" office:string-value="IDA">
            <text:p>IDA</text:p>
          </table:table-cell>
          <table:table-cell table:style-name="Gnumeric-default" office:value-type="float" office:value="401">
            <text:p>401</text:p>
          </table:table-cell>
          <table:table-cell table:number-columns-repeated="237" table:style-name="Gnumeric-default"/>
        </table:table-row>
        <table:table-row table:style-name="AROW-1">
          <table:table-cell table:style-name="Gnumeric-default" office:value-type="float" office:value="392">
            <text:p>392</text:p>
          </table:table-cell>
          <table:table-cell table:style-name="Gnumeric-default" office:value-type="float" office:value="392">
            <text:p>392</text:p>
          </table:table-cell>
          <table:table-cell table:style-name="Gnumeric-default" office:value-type="float" office:value="14671022">
            <text:p>14671022</text:p>
          </table:table-cell>
          <table:table-cell table:style-name="Gnumeric-default" office:value-type="string" office:string-value="Experimental analysis of the Arabidopsis mitochondrial proteome highlights signaling and regulatory components, provides assessment of targeting prediction programs, and indicates plant-specific mitochondrial proteins.">
            <text:p>Experimental analysis of the Arabidopsis mitochondrial proteome highlights signaling and regulatory components, provides assessment of targeting prediction programs, and indicates plant-specific mitochondrial proteins.</text:p>
          </table:table-cell>
          <table:table-cell table:style-name="Gnumeric-default" office:value-type="float" office:value="2004">
            <text:p>2004</text:p>
          </table:table-cell>
          <table:table-cell table:style-name="Gnumeric-default" office:value-type="string" office:string-value="The Plant cell">
            <text:p>The Plant cell</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92">
            <text:p>392</text:p>
          </table:table-cell>
          <table:table-cell table:style-name="Gnumeric-default" office:value-type="float" office:value="0">
            <text:p>0</text:p>
          </table:table-cell>
          <table:table-cell table:style-name="Gnumeric-default" office:value-type="float" office:value="392">
            <text:p>392</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392">
            <text:p>392</text:p>
          </table:table-cell>
          <table:table-cell table:number-columns-repeated="237" table:style-name="Gnumeric-default"/>
        </table:table-row>
        <table:table-row table:style-name="AROW-1">
          <table:table-cell table:style-name="Gnumeric-default" office:value-type="float" office:value="392">
            <text:p>392</text:p>
          </table:table-cell>
          <table:table-cell table:style-name="Gnumeric-default" office:value-type="float" office:value="639">
            <text:p>639</text:p>
          </table:table-cell>
          <table:table-cell table:style-name="Gnumeric-default" office:value-type="float" office:value="12529643">
            <text:p>12529643</text:p>
          </table:table-cell>
          <table:table-cell table:style-name="Gnumeric-default" office:value-type="string" office:string-value="Genome-wide RNAi analysis of Caenorhabditis elegans fat regulatory genes.">
            <text:p>Genome-wide RNAi analysis of Caenorhabditis elegans fat regulatory genes.</text:p>
          </table:table-cell>
          <table:table-cell table:style-name="Gnumeric-default" office:value-type="float" office:value="2003">
            <text:p>2003</text:p>
          </table:table-cell>
          <table:table-cell table:style-name="Gnumeric-default" office:value-type="string" office:string-value="Nature">
            <text:p>Nature</text:p>
          </table:table-cell>
          <table:table-cell table:style-name="Gnumeric-default" office:value-type="float" office:value="0">
            <text:p>0</text:p>
          </table:table-cell>
          <table:table-cell table:style-name="Gnumeric-default" office:value-type="float" office:value="639">
            <text:p>639</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639">
            <text:p>639</text:p>
          </table:table-cell>
          <table:table-cell table:style-name="Gnumeric-default" office:value-type="float" office:value="0">
            <text:p>0</text:p>
          </table:table-cell>
          <table:table-cell table:style-name="Gnumeric-default" office:value-type="string" office:string-value="GO:0006629">
            <text:p>GO:0006629</text:p>
          </table:table-cell>
          <table:table-cell table:style-name="Gnumeric-default" office:value-type="string" office:string-value="lipid metabolic process">
            <text:p>lipid metabolic process</text:p>
          </table:table-cell>
          <table:table-cell table:style-name="Gnumeric-default" office:value-type="string" office:string-value="IMP">
            <text:p>IMP</text:p>
          </table:table-cell>
          <table:table-cell table:style-name="Gnumeric-default" office:value-type="float" office:value="3">
            <text:p>3</text:p>
          </table:table-cell>
          <table:table-cell table:style-name="Gnumeric-default" office:value-type="string" office:string-value="GO:0019915">
            <text:p>GO:0019915</text:p>
          </table:table-cell>
          <table:table-cell table:style-name="Gnumeric-default" office:value-type="string" office:string-value="lipid storage">
            <text:p>lipid storage</text:p>
          </table:table-cell>
          <table:table-cell table:style-name="Gnumeric-default" office:value-type="string" office:string-value="IMP">
            <text:p>IMP</text:p>
          </table:table-cell>
          <table:table-cell table:style-name="Gnumeric-default" office:value-type="float" office:value="636">
            <text:p>636</text:p>
          </table:table-cell>
          <table:table-cell table:number-columns-repeated="233" table:style-name="Gnumeric-default"/>
        </table:table-row>
        <table:table-row table:style-name="AROW-1">
          <table:table-cell table:style-name="Gnumeric-default" office:value-type="float" office:value="383">
            <text:p>383</text:p>
          </table:table-cell>
          <table:table-cell table:style-name="Gnumeric-default" office:value-type="float" office:value="917">
            <text:p>917</text:p>
          </table:table-cell>
          <table:table-cell table:style-name="Gnumeric-default" office:value-type="float" office:value="12445391">
            <text:p>12445391</text:p>
          </table:table-cell>
          <table:table-cell table:style-name="Gnumeric-default" office:value-type="string" office:string-value="Gene clustering based on RNAi phenotypes of ovary-enriched genes in C. elegans.">
            <text:p>Gene clustering based on RNAi phenotypes of ovary-enriched genes in C. elegans.</text:p>
          </table:table-cell>
          <table:table-cell table:style-name="Gnumeric-default" office:value-type="float" office:value="2002">
            <text:p>2002</text:p>
          </table:table-cell>
          <table:table-cell table:style-name="Gnumeric-default" office:value-type="string" office:string-value="Current biology : CB">
            <text:p>Current biology : CB</text:p>
          </table:table-cell>
          <table:table-cell table:style-name="Gnumeric-default" office:value-type="float" office:value="0">
            <text:p>0</text:p>
          </table:table-cell>
          <table:table-cell table:style-name="Gnumeric-default" office:value-type="float" office:value="917">
            <text:p>917</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917">
            <text:p>917</text:p>
          </table:table-cell>
          <table:table-cell table:style-name="Gnumeric-default" office:value-type="float" office:value="0">
            <text:p>0</text:p>
          </table:table-cell>
          <table:table-cell table:style-name="Gnumeric-default" office:value-type="string" office:string-value="GO:0040007">
            <text:p>GO:0040007</text:p>
          </table:table-cell>
          <table:table-cell table:style-name="Gnumeric-default" office:value-type="string" office:string-value="growth">
            <text:p>growth</text:p>
          </table:table-cell>
          <table:table-cell table:style-name="Gnumeric-default" office:value-type="string" office:string-value="IMP">
            <text:p>IMP</text:p>
          </table:table-cell>
          <table:table-cell table:style-name="Gnumeric-default" office:value-type="float" office:value="75">
            <text:p>75</text:p>
          </table:table-cell>
          <table:table-cell table:style-name="Gnumeric-default" office:value-type="string" office:string-value="GO:0002009">
            <text:p>GO:0002009</text:p>
          </table:table-cell>
          <table:table-cell table:style-name="Gnumeric-default" office:value-type="string" office:string-value="morphogenesis of an epithelium">
            <text:p>morphogenesis of an epithelium</text:p>
          </table:table-cell>
          <table:table-cell table:style-name="Gnumeric-default" office:value-type="string" office:string-value="IMP">
            <text:p>IMP</text:p>
          </table:table-cell>
          <table:table-cell table:style-name="Gnumeric-default" office:value-type="float" office:value="13">
            <text:p>13</text:p>
          </table:table-cell>
          <table:table-cell table:style-name="Gnumeric-default" office:value-type="string" office:string-value="GO:0040010">
            <text:p>GO:0040010</text:p>
          </table:table-cell>
          <table:table-cell table:style-name="Gnumeric-default" office:value-type="string" office:string-value="positive regulation of growth rate">
            <text:p>positive regulation of growth rate</text:p>
          </table:table-cell>
          <table:table-cell table:style-name="Gnumeric-default" office:value-type="string" office:string-value="IMP">
            <text:p>IMP</text:p>
          </table:table-cell>
          <table:table-cell table:style-name="Gnumeric-default" office:value-type="float" office:value="73">
            <text:p>73</text:p>
          </table:table-cell>
          <table:table-cell table:style-name="Gnumeric-default" office:value-type="string" office:string-value="GO:0008406">
            <text:p>GO:0008406</text:p>
          </table:table-cell>
          <table:table-cell table:style-name="Gnumeric-default" office:value-type="string" office:string-value="gonad development">
            <text:p>gonad development</text:p>
          </table:table-cell>
          <table:table-cell table:style-name="Gnumeric-default" office:value-type="string" office:string-value="IMP">
            <text:p>IMP</text:p>
          </table:table-cell>
          <table:table-cell table:style-name="Gnumeric-default" office:value-type="float" office:value="9">
            <text:p>9</text:p>
          </table:table-cell>
          <table:table-cell table:style-name="Gnumeric-default" office:value-type="string" office:string-value="GO:0040019">
            <text:p>GO:0040019</text:p>
          </table:table-cell>
          <table:table-cell table:style-name="Gnumeric-default" office:value-type="string" office:string-value="positive regulation of embryonic development">
            <text:p>positive regulation of embryonic development</text:p>
          </table:table-cell>
          <table:table-cell table:style-name="Gnumeric-default" office:value-type="string" office:string-value="IMP">
            <text:p>IMP</text:p>
          </table:table-cell>
          <table:table-cell table:style-name="Gnumeric-default" office:value-type="float" office:value="15">
            <text:p>15</text:p>
          </table:table-cell>
          <table:table-cell table:style-name="Gnumeric-default" office:value-type="string" office:string-value="GO:0045132">
            <text:p>GO:0045132</text:p>
          </table:table-cell>
          <table:table-cell table:style-name="Gnumeric-default" office:value-type="string" office:string-value="meiotic chromosome segregation">
            <text:p>meiotic chromosome segregation</text:p>
          </table:table-cell>
          <table:table-cell table:style-name="Gnumeric-default" office:value-type="string" office:string-value="IMP">
            <text:p>IMP</text:p>
          </table:table-cell>
          <table:table-cell table:style-name="Gnumeric-default" office:value-type="float" office:value="15">
            <text:p>15</text:p>
          </table:table-cell>
          <table:table-cell table:style-name="Gnumeric-default" office:value-type="string" office:string-value="GO:0018991">
            <text:p>GO:0018991</text:p>
          </table:table-cell>
          <table:table-cell table:style-name="Gnumeric-default" office:value-type="string" office:string-value="oviposition">
            <text:p>oviposition</text:p>
          </table:table-cell>
          <table:table-cell table:style-name="Gnumeric-default" office:value-type="string" office:string-value="IMP">
            <text:p>IMP</text:p>
          </table:table-cell>
          <table:table-cell table:style-name="Gnumeric-default" office:value-type="float" office:value="15">
            <text:p>15</text:p>
          </table:table-cell>
          <table:table-cell table:style-name="Gnumeric-default" office:value-type="string" office:string-value="GO:0000910">
            <text:p>GO:0000910</text:p>
          </table:table-cell>
          <table:table-cell table:style-name="Gnumeric-default" office:value-type="string" office:string-value="cytokinesis">
            <text:p>cytokinesis</text:p>
          </table:table-cell>
          <table:table-cell table:style-name="Gnumeric-default" office:value-type="string" office:string-value="IMP">
            <text:p>IMP</text:p>
          </table:table-cell>
          <table:table-cell table:style-name="Gnumeric-default" office:value-type="float" office:value="53">
            <text:p>53</text:p>
          </table:table-cell>
          <table:table-cell table:style-name="Gnumeric-default" office:value-type="string" office:string-value="GO:0010171">
            <text:p>GO:0010171</text:p>
          </table:table-cell>
          <table:table-cell table:style-name="Gnumeric-default" office:value-type="string" office:string-value="body morphogenesis">
            <text:p>body morphogenesis</text:p>
          </table:table-cell>
          <table:table-cell table:style-name="Gnumeric-default" office:value-type="string" office:string-value="IMP">
            <text:p>IMP</text:p>
          </table:table-cell>
          <table:table-cell table:style-name="Gnumeric-default" office:value-type="float" office:value="20">
            <text:p>20</text:p>
          </table:table-cell>
          <table:table-cell table:style-name="Gnumeric-default" office:value-type="string" office:string-value="GO:0040018">
            <text:p>GO:0040018</text:p>
          </table:table-cell>
          <table:table-cell table:style-name="Gnumeric-default" office:value-type="string" office:string-value="positive regulation of multicellular organism growth">
            <text:p>positive regulation of multicellular organism growth</text:p>
          </table:table-cell>
          <table:table-cell table:style-name="Gnumeric-default" office:value-type="string" office:string-value="IMP">
            <text:p>IMP</text:p>
          </table:table-cell>
          <table:table-cell table:style-name="Gnumeric-default" office:value-type="float" office:value="3">
            <text:p>3</text:p>
          </table:table-cell>
          <table:table-cell table:style-name="Gnumeric-default" office:value-type="string" office:string-value="GO:0009792">
            <text:p>GO:0009792</text:p>
          </table:table-cell>
          <table:table-cell table:style-name="Gnumeric-default" office:value-type="string" office:string-value="embryo development ending in birth or egg hatching">
            <text:p>embryo development ending in birth or egg hatching</text:p>
          </table:table-cell>
          <table:table-cell table:style-name="Gnumeric-default" office:value-type="string" office:string-value="IMP">
            <text:p>IMP</text:p>
          </table:table-cell>
          <table:table-cell table:style-name="Gnumeric-default" office:value-type="float" office:value="342">
            <text:p>342</text:p>
          </table:table-cell>
          <table:table-cell table:style-name="Gnumeric-default" office:value-type="string" office:string-value="GO:0040011">
            <text:p>GO:0040011</text:p>
          </table:table-cell>
          <table:table-cell table:style-name="Gnumeric-default" office:value-type="string" office:string-value="locomotion">
            <text:p>locomotion</text:p>
          </table:table-cell>
          <table:table-cell table:style-name="Gnumeric-default" office:value-type="string" office:string-value="IMP">
            <text:p>IMP</text:p>
          </table:table-cell>
          <table:table-cell table:style-name="Gnumeric-default" office:value-type="float" office:value="17">
            <text:p>17</text:p>
          </table:table-cell>
          <table:table-cell table:style-name="Gnumeric-default" office:value-type="string" office:string-value="GO:0040035">
            <text:p>GO:0040035</text:p>
          </table:table-cell>
          <table:table-cell table:style-name="Gnumeric-default" office:value-type="string" office:string-value="hermaphrodite genitalia development">
            <text:p>hermaphrodite genitalia development</text:p>
          </table:table-cell>
          <table:table-cell table:style-name="Gnumeric-default" office:value-type="string" office:string-value="IMP">
            <text:p>IMP</text:p>
          </table:table-cell>
          <table:table-cell table:style-name="Gnumeric-default" office:value-type="float" office:value="6">
            <text:p>6</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128">
            <text:p>128</text:p>
          </table:table-cell>
          <table:table-cell table:style-name="Gnumeric-default" office:value-type="string" office:string-value="GO:0002119">
            <text:p>GO:0002119</text:p>
          </table:table-cell>
          <table:table-cell table:style-name="Gnumeric-default" office:value-type="string" office:string-value="nematode larval development">
            <text:p>nematode larval development</text:p>
          </table:table-cell>
          <table:table-cell table:style-name="Gnumeric-default" office:value-type="string" office:string-value="IMP">
            <text:p>IMP</text:p>
          </table:table-cell>
          <table:table-cell table:style-name="Gnumeric-default" office:value-type="float" office:value="76">
            <text:p>76</text:p>
          </table:table-cell>
          <table:table-cell table:style-name="Gnumeric-default" office:value-type="string" office:string-value="GO:0040027">
            <text:p>GO:0040027</text:p>
          </table:table-cell>
          <table:table-cell table:style-name="Gnumeric-default" office:value-type="string" office:string-value="negative regulation of vulval development">
            <text:p>negative regulation of vulval development</text:p>
          </table:table-cell>
          <table:table-cell table:style-name="Gnumeric-default" office:value-type="string" office:string-value="IMP">
            <text:p>IMP</text:p>
          </table:table-cell>
          <table:table-cell table:style-name="Gnumeric-default" office:value-type="float" office:value="3">
            <text:p>3</text:p>
          </table:table-cell>
          <table:table-cell table:style-name="Gnumeric-default" office:value-type="string" office:string-value="GO:0040015">
            <text:p>GO:0040015</text:p>
          </table:table-cell>
          <table:table-cell table:style-name="Gnumeric-default" office:value-type="string" office:string-value="negative regulation of multicellular organism growth">
            <text:p>negative regulation of multicellular organism growth</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51301">
            <text:p>GO:0051301</text:p>
          </table:table-cell>
          <table:table-cell table:style-name="Gnumeric-default" office:value-type="string" office:string-value="cell division">
            <text:p>cell division</text:p>
          </table:table-cell>
          <table:table-cell table:style-name="Gnumeric-default" office:value-type="string" office:string-value="IMP">
            <text:p>IMP</text:p>
          </table:table-cell>
          <table:table-cell table:style-name="Gnumeric-default" office:value-type="float" office:value="53">
            <text:p>53</text:p>
          </table:table-cell>
          <table:table-cell table:number-columns-repeated="169" table:style-name="Gnumeric-default"/>
        </table:table-row>
        <table:table-row table:style-name="AROW-1">
          <table:table-cell table:style-name="Gnumeric-default" office:value-type="float" office:value="380">
            <text:p>380</text:p>
          </table:table-cell>
          <table:table-cell table:style-name="Gnumeric-default" office:value-type="float" office:value="380">
            <text:p>380</text:p>
          </table:table-cell>
          <table:table-cell table:style-name="Gnumeric-default" office:value-type="float" office:value="15539469">
            <text:p>15539469</text:p>
          </table:table-cell>
          <table:table-cell table:style-name="Gnumeric-default" office:value-type="string" office:string-value="The vegetative vacuole proteome of Arabidopsis thaliana reveals predicted and unexpected proteins.">
            <text:p>The vegetative vacuole proteome of Arabidopsis thaliana reveals predicted and unexpected proteins.</text:p>
          </table:table-cell>
          <table:table-cell table:style-name="Gnumeric-default" office:value-type="float" office:value="2004">
            <text:p>2004</text:p>
          </table:table-cell>
          <table:table-cell table:style-name="Gnumeric-default" office:value-type="string" office:string-value="The Plant cell">
            <text:p>The Plant cell</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80">
            <text:p>380</text:p>
          </table:table-cell>
          <table:table-cell table:style-name="Gnumeric-default" office:value-type="float" office:value="0">
            <text:p>0</text:p>
          </table:table-cell>
          <table:table-cell table:style-name="Gnumeric-default" office:value-type="float" office:value="380">
            <text:p>38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773">
            <text:p>GO:0005773</text:p>
          </table:table-cell>
          <table:table-cell table:style-name="Gnumeric-default" office:value-type="string" office:string-value="vacuole">
            <text:p>vacuole</text:p>
          </table:table-cell>
          <table:table-cell table:style-name="Gnumeric-default" office:value-type="string" office:string-value="IDA">
            <text:p>IDA</text:p>
          </table:table-cell>
          <table:table-cell table:style-name="Gnumeric-default" office:value-type="float" office:value="380">
            <text:p>380</text:p>
          </table:table-cell>
          <table:table-cell table:number-columns-repeated="237" table:style-name="Gnumeric-default"/>
        </table:table-row>
        <table:table-row table:style-name="AROW-1">
          <table:table-cell table:style-name="Gnumeric-default" office:value-type="float" office:value="375">
            <text:p>375</text:p>
          </table:table-cell>
          <table:table-cell table:style-name="Gnumeric-default" office:value-type="float" office:value="375">
            <text:p>375</text:p>
          </table:table-cell>
          <table:table-cell table:style-name="Gnumeric-default" office:value-type="float" office:value="12865426">
            <text:p>12865426</text:p>
          </table:table-cell>
          <table:table-cell table:style-name="Gnumeric-default" office:value-type="string" office:string-value="Proteomic analysis of the mouse liver mitochondrial inner membrane.">
            <text:p>Proteomic analysis of the mouse liver mitochondrial inner membrane.</text:p>
          </table:table-cell>
          <table:table-cell table:style-name="Gnumeric-default" office:value-type="float" office:value="2003">
            <text:p>2003</text:p>
          </table:table-cell>
          <table:table-cell table:style-name="Gnumeric-default" office:value-type="string" office:string-value="The Journal of biological chemistry">
            <text:p>The Journal of biological chemistry</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75">
            <text:p>375</text:p>
          </table:table-cell>
          <table:table-cell table:style-name="Gnumeric-default" office:value-type="float" office:value="0">
            <text:p>0</text:p>
          </table:table-cell>
          <table:table-cell table:style-name="Gnumeric-default" office:value-type="float" office:value="375">
            <text:p>375</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743">
            <text:p>GO:0005743</text:p>
          </table:table-cell>
          <table:table-cell table:style-name="Gnumeric-default" office:value-type="string" office:string-value="mitochondrial inner membrane">
            <text:p>mitochondrial inner membrane</text:p>
          </table:table-cell>
          <table:table-cell table:style-name="Gnumeric-default" office:value-type="string" office:string-value="IDA">
            <text:p>IDA</text:p>
          </table:table-cell>
          <table:table-cell table:style-name="Gnumeric-default" office:value-type="float" office:value="375">
            <text:p>375</text:p>
          </table:table-cell>
          <table:table-cell table:number-columns-repeated="237" table:style-name="Gnumeric-default"/>
        </table:table-row>
        <table:table-row table:style-name="AROW-1">
          <table:table-cell table:style-name="Gnumeric-default" office:value-type="float" office:value="343">
            <text:p>343</text:p>
          </table:table-cell>
          <table:table-cell table:style-name="Gnumeric-default" office:value-type="float" office:value="509">
            <text:p>509</text:p>
          </table:table-cell>
          <table:table-cell table:style-name="Gnumeric-default" office:value-type="float" office:value="16189514">
            <text:p>16189514</text:p>
          </table:table-cell>
          <table:table-cell table:style-name="Gnumeric-default" office:value-type="string" office:string-value="Towards a proteome-scale map of the human protein-protein interaction network.">
            <text:p>Towards a proteome-scale map of the human protein-protein interaction network.</text:p>
          </table:table-cell>
          <table:table-cell table:style-name="Gnumeric-default" office:value-type="float" office:value="2005">
            <text:p>2005</text:p>
          </table:table-cell>
          <table:table-cell table:style-name="Gnumeric-default" office:value-type="string" office:string-value="Nature">
            <text:p>Nature</text:p>
          </table:table-cell>
          <table:table-cell table:style-name="Gnumeric-default" office:value-type="float" office:value="509">
            <text:p>509</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509">
            <text:p>509</text:p>
          </table:table-cell>
          <table:table-cell table:style-name="Gnumeric-default" office:value-type="string" office:string-value="GO:0005515">
            <text:p>GO:0005515</text:p>
          </table:table-cell>
          <table:table-cell table:style-name="Gnumeric-default" office:value-type="string" office:string-value="protein binding">
            <text:p>protein binding</text:p>
          </table:table-cell>
          <table:table-cell table:style-name="Gnumeric-default" office:value-type="string" office:string-value="IPI">
            <text:p>IPI</text:p>
          </table:table-cell>
          <table:table-cell table:style-name="Gnumeric-default" office:value-type="float" office:value="480">
            <text:p>480</text:p>
          </table:table-cell>
          <table:table-cell table:style-name="Gnumeric-default" office:value-type="string" office:string-value="GO:0042802">
            <text:p>GO:0042802</text:p>
          </table:table-cell>
          <table:table-cell table:style-name="Gnumeric-default" office:value-type="string" office:string-value="identical protein binding">
            <text:p>identical protein binding</text:p>
          </table:table-cell>
          <table:table-cell table:style-name="Gnumeric-default" office:value-type="string" office:string-value="IPI">
            <text:p>IPI</text:p>
          </table:table-cell>
          <table:table-cell table:style-name="Gnumeric-default" office:value-type="float" office:value="29">
            <text:p>29</text:p>
          </table:table-cell>
          <table:table-cell table:number-columns-repeated="233" table:style-name="Gnumeric-default"/>
        </table:table-row>
        <table:table-row table:style-name="AROW-1">
          <table:table-cell table:style-name="Gnumeric-default" office:value-type="float" office:value="338">
            <text:p>338</text:p>
          </table:table-cell>
          <table:table-cell table:style-name="Gnumeric-default" office:value-type="float" office:value="338">
            <text:p>338</text:p>
          </table:table-cell>
          <table:table-cell table:style-name="Gnumeric-default" office:value-type="float" office:value="20422638">
            <text:p>20422638</text:p>
          </table:table-cell>
          <table:table-cell table:style-name="Gnumeric-default" office:value-type="string" office:string-value="The secreted proteome profile of developing Dictyostelium discoideum cells.">
            <text:p>The secreted proteome profile of developing Dictyostelium discoideum cells.</text:p>
          </table:table-cell>
          <table:table-cell table:style-name="Gnumeric-default" office:value-type="float" office:value="2010">
            <text:p>2010</text:p>
          </table:table-cell>
          <table:table-cell table:style-name="Gnumeric-default" office:value-type="string" office:string-value="Proteomics">
            <text:p>Proteomics</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38">
            <text:p>338</text:p>
          </table:table-cell>
          <table:table-cell table:style-name="Gnumeric-default" office:value-type="float" office:value="0">
            <text:p>0</text:p>
          </table:table-cell>
          <table:table-cell table:style-name="Gnumeric-default" office:value-type="float" office:value="338">
            <text:p>338</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615">
            <text:p>GO:0005615</text:p>
          </table:table-cell>
          <table:table-cell table:style-name="Gnumeric-default" office:value-type="string" office:string-value="extracellular space">
            <text:p>extracellular space</text:p>
          </table:table-cell>
          <table:table-cell table:style-name="Gnumeric-default" office:value-type="string" office:string-value="IDA">
            <text:p>IDA</text:p>
          </table:table-cell>
          <table:table-cell table:style-name="Gnumeric-default" office:value-type="float" office:value="338">
            <text:p>338</text:p>
          </table:table-cell>
          <table:table-cell table:number-columns-repeated="237" table:style-name="Gnumeric-default"/>
        </table:table-row>
        <table:table-row table:style-name="AROW-1">
          <table:table-cell table:style-name="Gnumeric-default" office:value-type="float" office:value="328">
            <text:p>328</text:p>
          </table:table-cell>
          <table:table-cell table:style-name="Gnumeric-default" office:value-type="float" office:value="328">
            <text:p>328</text:p>
          </table:table-cell>
          <table:table-cell table:style-name="Gnumeric-default" office:value-type="float" office:value="12938931">
            <text:p>12938931</text:p>
          </table:table-cell>
          <table:table-cell table:style-name="Gnumeric-default" office:value-type="string" office:string-value="Proteomic study of the Arabidopsis thaliana chloroplastic envelope membrane utilizing alternatives to traditional two-dimensional electrophoresis.">
            <text:p>Proteomic study of the Arabidopsis thaliana chloroplastic envelope membrane utilizing alternatives to traditional two-dimensional electrophoresis.</text:p>
          </table:table-cell>
          <table:table-cell table:style-name="Gnumeric-default" office:value-type="float" office:value="2003">
            <text:p>2003</text:p>
          </table:table-cell>
          <table:table-cell table:style-name="Gnumeric-default" office:value-type="string" office:string-value="Journal of proteome research">
            <text:p>Journal of proteome research</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28">
            <text:p>328</text:p>
          </table:table-cell>
          <table:table-cell table:style-name="Gnumeric-default" office:value-type="float" office:value="0">
            <text:p>0</text:p>
          </table:table-cell>
          <table:table-cell table:style-name="Gnumeric-default" office:value-type="float" office:value="328">
            <text:p>328</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9941">
            <text:p>GO:0009941</text:p>
          </table:table-cell>
          <table:table-cell table:style-name="Gnumeric-default" office:value-type="string" office:string-value="chloroplast envelope">
            <text:p>chloroplast envelope</text:p>
          </table:table-cell>
          <table:table-cell table:style-name="Gnumeric-default" office:value-type="string" office:string-value="IDA">
            <text:p>IDA</text:p>
          </table:table-cell>
          <table:table-cell table:style-name="Gnumeric-default" office:value-type="float" office:value="328">
            <text:p>328</text:p>
          </table:table-cell>
          <table:table-cell table:number-columns-repeated="237" table:style-name="Gnumeric-default"/>
        </table:table-row>
        <table:table-row table:style-name="AROW-1">
          <table:table-cell table:style-name="Gnumeric-default" office:value-type="float" office:value="319">
            <text:p>319</text:p>
          </table:table-cell>
          <table:table-cell table:style-name="Gnumeric-default" office:value-type="float" office:value="329">
            <text:p>329</text:p>
          </table:table-cell>
          <table:table-cell table:style-name="Gnumeric-default" office:value-type="float" office:value="16336044">
            <text:p>16336044</text:p>
          </table:table-cell>
          <table:table-cell table:style-name="Gnumeric-default" office:value-type="string" office:string-value="Identification of Drosophila gene products required for phagocytosis of Candida albicans.">
            <text:p>Identification of Drosophila gene products required for phagocytosis of Candida albicans.</text:p>
          </table:table-cell>
          <table:table-cell table:style-name="Gnumeric-default" office:value-type="float" office:value="2006">
            <text:p>2006</text:p>
          </table:table-cell>
          <table:table-cell table:style-name="Gnumeric-default" office:value-type="string" office:string-value="PLoS biology">
            <text:p>PLoS biology</text:p>
          </table:table-cell>
          <table:table-cell table:style-name="Gnumeric-default" office:value-type="float" office:value="1">
            <text:p>1</text:p>
          </table:table-cell>
          <table:table-cell table:style-name="Gnumeric-default" office:value-type="float" office:value="328">
            <text:p>328</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28">
            <text:p>328</text:p>
          </table:table-cell>
          <table:table-cell table:style-name="Gnumeric-default" office:value-type="float" office:value="0">
            <text:p>0</text:p>
          </table:table-cell>
          <table:table-cell table:style-name="Gnumeric-default" office:value-type="string" office:string-value="GO:0050830">
            <text:p>GO:0050830</text:p>
          </table:table-cell>
          <table:table-cell table:style-name="Gnumeric-default" office:value-type="string" office:string-value="defense response to Gram-positive bacterium">
            <text:p>defense response to Gram-positive bacterium</text:p>
          </table:table-cell>
          <table:table-cell table:style-name="Gnumeric-default" office:value-type="string" office:string-value="IMP">
            <text:p>IMP</text:p>
          </table:table-cell>
          <table:table-cell table:style-name="Gnumeric-default" office:value-type="float" office:value="2">
            <text:p>2</text:p>
          </table:table-cell>
          <table:table-cell table:style-name="Gnumeric-default" office:value-type="string" office:string-value="GO:0043499">
            <text:p>GO:0043499</text:p>
          </table:table-cell>
          <table:table-cell table:style-name="Gnumeric-default" office:value-type="string" office:string-value="eukaryotic cell surface binding">
            <text:p>eukaryotic cell surface binding</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06911">
            <text:p>GO:0006911</text:p>
          </table:table-cell>
          <table:table-cell table:style-name="Gnumeric-default" office:value-type="string" office:string-value="phagocytosis, engulfment">
            <text:p>phagocytosis, engulfment</text:p>
          </table:table-cell>
          <table:table-cell table:style-name="Gnumeric-default" office:value-type="string" office:string-value="IMP">
            <text:p>IMP</text:p>
          </table:table-cell>
          <table:table-cell table:style-name="Gnumeric-default" office:value-type="float" office:value="319">
            <text:p>319</text:p>
          </table:table-cell>
          <table:table-cell table:style-name="Gnumeric-default" office:value-type="string" office:string-value="GO:0050829">
            <text:p>GO:0050829</text:p>
          </table:table-cell>
          <table:table-cell table:style-name="Gnumeric-default" office:value-type="string" office:string-value="defense response to Gram-negative bacterium">
            <text:p>defense response to Gram-negative bacterium</text:p>
          </table:table-cell>
          <table:table-cell table:style-name="Gnumeric-default" office:value-type="string" office:string-value="IMP">
            <text:p>IMP</text:p>
          </table:table-cell>
          <table:table-cell table:style-name="Gnumeric-default" office:value-type="float" office:value="6">
            <text:p>6</text:p>
          </table:table-cell>
          <table:table-cell table:style-name="Gnumeric-default" office:value-type="string" office:string-value="GO:0001878">
            <text:p>GO:0001878</text:p>
          </table:table-cell>
          <table:table-cell table:style-name="Gnumeric-default" office:value-type="string" office:string-value="response to yeast">
            <text:p>response to yeast</text:p>
          </table:table-cell>
          <table:table-cell table:style-name="Gnumeric-default" office:value-type="string" office:string-value="IMP">
            <text:p>IMP</text:p>
          </table:table-cell>
          <table:table-cell table:style-name="Gnumeric-default" office:value-type="float" office:value="1">
            <text:p>1</text:p>
          </table:table-cell>
          <table:table-cell table:number-columns-repeated="221" table:style-name="Gnumeric-default"/>
        </table:table-row>
        <table:table-row table:style-name="AROW-1">
          <table:table-cell table:style-name="Gnumeric-default" office:value-type="float" office:value="305">
            <text:p>305</text:p>
          </table:table-cell>
          <table:table-cell table:style-name="Gnumeric-default" office:value-type="float" office:value="312">
            <text:p>312</text:p>
          </table:table-cell>
          <table:table-cell table:style-name="Gnumeric-default" office:value-type="float" office:value="18633119">
            <text:p>18633119</text:p>
          </table:table-cell>
          <table:table-cell table:style-name="Gnumeric-default" office:value-type="string" office:string-value="Quantitative proteomics of a chloroplast SRP54 sorting mutant and its genetic interactions with CLPC1 in Arabidopsis.">
            <text:p>Quantitative proteomics of a chloroplast SRP54 sorting mutant and its genetic interactions with CLPC1 in Arabidopsis.</text:p>
          </table:table-cell>
          <table:table-cell table:style-name="Gnumeric-default" office:value-type="float" office:value="2008">
            <text:p>2008</text:p>
          </table:table-cell>
          <table:table-cell table:style-name="Gnumeric-default" office:value-type="string" office:string-value="Plant physiology">
            <text:p>Plant physiology</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12">
            <text:p>312</text:p>
          </table:table-cell>
          <table:table-cell table:style-name="Gnumeric-default" office:value-type="float" office:value="0">
            <text:p>0</text:p>
          </table:table-cell>
          <table:table-cell table:style-name="Gnumeric-default" office:value-type="float" office:value="312">
            <text:p>312</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9579">
            <text:p>GO:0009579</text:p>
          </table:table-cell>
          <table:table-cell table:style-name="Gnumeric-default" office:value-type="string" office:string-value="thylakoid">
            <text:p>thylakoid</text:p>
          </table:table-cell>
          <table:table-cell table:style-name="Gnumeric-default" office:value-type="string" office:string-value="IDA">
            <text:p>IDA</text:p>
          </table:table-cell>
          <table:table-cell table:style-name="Gnumeric-default" office:value-type="float" office:value="53">
            <text:p>53</text:p>
          </table:table-cell>
          <table:table-cell table:style-name="Gnumeric-default" office:value-type="string" office:string-value="GO:0009570">
            <text:p>GO:0009570</text:p>
          </table:table-cell>
          <table:table-cell table:style-name="Gnumeric-default" office:value-type="string" office:string-value="chloroplast stroma">
            <text:p>chloroplast stroma</text:p>
          </table:table-cell>
          <table:table-cell table:style-name="Gnumeric-default" office:value-type="string" office:string-value="IDA">
            <text:p>IDA</text:p>
          </table:table-cell>
          <table:table-cell table:style-name="Gnumeric-default" office:value-type="float" office:value="259">
            <text:p>259</text:p>
          </table:table-cell>
          <table:table-cell table:number-columns-repeated="233" table:style-name="Gnumeric-default"/>
        </table:table-row>
        <table:table-row table:style-name="AROW-1">
          <table:table-cell table:style-name="Gnumeric-default" office:value-type="float" office:value="290">
            <text:p>290</text:p>
          </table:table-cell>
          <table:table-cell table:style-name="Gnumeric-default" office:value-type="float" office:value="331">
            <text:p>331</text:p>
          </table:table-cell>
          <table:table-cell table:style-name="Gnumeric-default" office:value-type="float" office:value="11914276">
            <text:p>11914276</text:p>
          </table:table-cell>
          <table:table-cell table:style-name="Gnumeric-default" office:value-type="string" office:string-value="Subcellular localization of the yeast proteome.">
            <text:p>Subcellular localization of the yeast proteome.</text:p>
          </table:table-cell>
          <table:table-cell table:style-name="Gnumeric-default" office:value-type="float" office:value="2002">
            <text:p>2002</text:p>
          </table:table-cell>
          <table:table-cell table:style-name="Gnumeric-default" office:value-type="string" office:string-value="Genes &amp; development">
            <text:p>Genes &amp; development</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31">
            <text:p>331</text:p>
          </table:table-cell>
          <table:table-cell table:style-name="Gnumeric-default" office:value-type="float" office:value="0">
            <text:p>0</text:p>
          </table:table-cell>
          <table:table-cell table:style-name="Gnumeric-default" office:value-type="float" office:value="331">
            <text:p>331</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635">
            <text:p>GO:0005635</text:p>
          </table:table-cell>
          <table:table-cell table:style-name="Gnumeric-default" office:value-type="string" office:string-value="nuclear envelope">
            <text:p>nuclear envelope</text:p>
          </table:table-cell>
          <table:table-cell table:style-name="Gnumeric-default" office:value-type="string" office:string-value="IDA">
            <text:p>IDA</text:p>
          </table:table-cell>
          <table:table-cell table:style-name="Gnumeric-default" office:value-type="float" office:value="4">
            <text:p>4</text:p>
          </table:table-cell>
          <table:table-cell table:style-name="Gnumeric-default" office:value-type="string" office:string-value="GO:0005739">
            <text:p>GO:0005739</text:p>
          </table:table-cell>
          <table:table-cell table:style-name="Gnumeric-default" office:value-type="string" office:string-value="mitochondrion">
            <text:p>mitochondrion</text:p>
          </table:table-cell>
          <table:table-cell table:style-name="Gnumeric-default" office:value-type="string" office:string-value="IDA">
            <text:p>IDA</text:p>
          </table:table-cell>
          <table:table-cell table:style-name="Gnumeric-default" office:value-type="float" office:value="24">
            <text:p>24</text:p>
          </table:table-cell>
          <table:table-cell table:style-name="Gnumeric-default" office:value-type="string" office:string-value="GO:0005730">
            <text:p>GO:0005730</text:p>
          </table:table-cell>
          <table:table-cell table:style-name="Gnumeric-default" office:value-type="string" office:string-value="nucleolus">
            <text:p>nucleolus</text:p>
          </table:table-cell>
          <table:table-cell table:style-name="Gnumeric-default" office:value-type="string" office:string-value="IDA">
            <text:p>IDA</text:p>
          </table:table-cell>
          <table:table-cell table:style-name="Gnumeric-default" office:value-type="float" office:value="3">
            <text:p>3</text:p>
          </table:table-cell>
          <table:table-cell table:style-name="Gnumeric-default" office:value-type="string" office:string-value="GO:0005783">
            <text:p>GO:0005783</text:p>
          </table:table-cell>
          <table:table-cell table:style-name="Gnumeric-default" office:value-type="string" office:string-value="endoplasmic reticulum">
            <text:p>endoplasmic reticulum</text:p>
          </table:table-cell>
          <table:table-cell table:style-name="Gnumeric-default" office:value-type="string" office:string-value="IDA">
            <text:p>IDA</text:p>
          </table:table-cell>
          <table:table-cell table:style-name="Gnumeric-default" office:value-type="float" office:value="21">
            <text:p>21</text:p>
          </table:table-cell>
          <table:table-cell table:style-name="Gnumeric-default" office:value-type="string" office:string-value="GO:0005634">
            <text:p>GO:0005634</text:p>
          </table:table-cell>
          <table:table-cell table:style-name="Gnumeric-default" office:value-type="string" office:string-value="nucleus">
            <text:p>nucleus</text:p>
          </table:table-cell>
          <table:table-cell table:style-name="Gnumeric-default" office:value-type="string" office:string-value="IDA">
            <text:p>IDA</text:p>
          </table:table-cell>
          <table:table-cell table:style-name="Gnumeric-default" office:value-type="float" office:value="58">
            <text:p>58</text:p>
          </table:table-cell>
          <table:table-cell table:style-name="Gnumeric-default" office:value-type="string" office:string-value="GO:0005737">
            <text:p>GO:0005737</text:p>
          </table:table-cell>
          <table:table-cell table:style-name="Gnumeric-default" office:value-type="string" office:string-value="cytoplasm">
            <text:p>cytoplasm</text:p>
          </table:table-cell>
          <table:table-cell table:style-name="Gnumeric-default" office:value-type="string" office:string-value="IDA">
            <text:p>IDA</text:p>
          </table:table-cell>
          <table:table-cell table:style-name="Gnumeric-default" office:value-type="float" office:value="217">
            <text:p>217</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4">
            <text:p>4</text:p>
          </table:table-cell>
          <table:table-cell table:number-columns-repeated="213" table:style-name="Gnumeric-default"/>
        </table:table-row>
        <table:table-row table:style-name="AROW-1">
          <table:table-cell table:style-name="Gnumeric-default" office:value-type="float" office:value="285">
            <text:p>285</text:p>
          </table:table-cell>
          <table:table-cell table:style-name="Gnumeric-default" office:value-type="float" office:value="761">
            <text:p>761</text:p>
          </table:table-cell>
          <table:table-cell table:style-name="Gnumeric-default" office:value-type="float" office:value="11099033">
            <text:p>11099033</text:p>
          </table:table-cell>
          <table:table-cell table:style-name="Gnumeric-default" office:value-type="string" office:string-value="Functional genomic analysis of C. elegans chromosome I by systematic RNA interference.">
            <text:p>Functional genomic analysis of C. elegans chromosome I by systematic RNA interference.</text:p>
          </table:table-cell>
          <table:table-cell table:style-name="Gnumeric-default" office:value-type="float" office:value="2000">
            <text:p>2000</text:p>
          </table:table-cell>
          <table:table-cell table:style-name="Gnumeric-default" office:value-type="string" office:string-value="Nature">
            <text:p>Nature</text:p>
          </table:table-cell>
          <table:table-cell table:style-name="Gnumeric-default" office:value-type="float" office:value="0">
            <text:p>0</text:p>
          </table:table-cell>
          <table:table-cell table:style-name="Gnumeric-default" office:value-type="float" office:value="761">
            <text:p>761</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761">
            <text:p>761</text:p>
          </table:table-cell>
          <table:table-cell table:style-name="Gnumeric-default" office:value-type="float" office:value="0">
            <text:p>0</text:p>
          </table:table-cell>
          <table:table-cell table:style-name="Gnumeric-default" office:value-type="string" office:string-value="GO:0040007">
            <text:p>GO:0040007</text:p>
          </table:table-cell>
          <table:table-cell table:style-name="Gnumeric-default" office:value-type="string" office:string-value="growth">
            <text:p>growth</text:p>
          </table:table-cell>
          <table:table-cell table:style-name="Gnumeric-default" office:value-type="string" office:string-value="IMP">
            <text:p>IMP</text:p>
          </table:table-cell>
          <table:table-cell table:style-name="Gnumeric-default" office:value-type="float" office:value="35">
            <text:p>35</text:p>
          </table:table-cell>
          <table:table-cell table:style-name="Gnumeric-default" office:value-type="string" office:string-value="GO:0040018">
            <text:p>GO:0040018</text:p>
          </table:table-cell>
          <table:table-cell table:style-name="Gnumeric-default" office:value-type="string" office:string-value="positive regulation of multicellular organism growth">
            <text:p>positive regulation of multicellular organism growth</text:p>
          </table:table-cell>
          <table:table-cell table:style-name="Gnumeric-default" office:value-type="string" office:string-value="IMP">
            <text:p>IMP</text:p>
          </table:table-cell>
          <table:table-cell table:style-name="Gnumeric-default" office:value-type="float" office:value="4">
            <text:p>4</text:p>
          </table:table-cell>
          <table:table-cell table:style-name="Gnumeric-default" office:value-type="string" office:string-value="GO:0040002">
            <text:p>GO:0040002</text:p>
          </table:table-cell>
          <table:table-cell table:style-name="Gnumeric-default" office:value-type="string" office:string-value="collagen and cuticulin-based cuticle development">
            <text:p>collagen and cuticulin-based cuticle development</text:p>
          </table:table-cell>
          <table:table-cell table:style-name="Gnumeric-default" office:value-type="string" office:string-value="IMP">
            <text:p>IMP</text:p>
          </table:table-cell>
          <table:table-cell table:style-name="Gnumeric-default" office:value-type="float" office:value="8">
            <text:p>8</text:p>
          </table:table-cell>
          <table:table-cell table:style-name="Gnumeric-default" office:value-type="string" office:string-value="GO:0018991">
            <text:p>GO:0018991</text:p>
          </table:table-cell>
          <table:table-cell table:style-name="Gnumeric-default" office:value-type="string" office:string-value="oviposition">
            <text:p>oviposition</text:p>
          </table:table-cell>
          <table:table-cell table:style-name="Gnumeric-default" office:value-type="string" office:string-value="IMP">
            <text:p>IMP</text:p>
          </table:table-cell>
          <table:table-cell table:style-name="Gnumeric-default" office:value-type="float" office:value="5">
            <text:p>5</text:p>
          </table:table-cell>
          <table:table-cell table:style-name="Gnumeric-default" office:value-type="string" office:string-value="GO:0009790">
            <text:p>GO:0009790</text:p>
          </table:table-cell>
          <table:table-cell table:style-name="Gnumeric-default" office:value-type="string" office:string-value="embryo development">
            <text:p>embryo development</text:p>
          </table:table-cell>
          <table:table-cell table:style-name="Gnumeric-default" office:value-type="string" office:string-value="IMP">
            <text:p>IMP</text:p>
          </table:table-cell>
          <table:table-cell table:style-name="Gnumeric-default" office:value-type="float" office:value="56">
            <text:p>56</text:p>
          </table:table-cell>
          <table:table-cell table:style-name="Gnumeric-default" office:value-type="string" office:string-value="GO:0009792">
            <text:p>GO:0009792</text:p>
          </table:table-cell>
          <table:table-cell table:style-name="Gnumeric-default" office:value-type="string" office:string-value="embryo development ending in birth or egg hatching">
            <text:p>embryo development ending in birth or egg hatching</text:p>
          </table:table-cell>
          <table:table-cell table:style-name="Gnumeric-default" office:value-type="string" office:string-value="IMP">
            <text:p>IMP</text:p>
          </table:table-cell>
          <table:table-cell table:style-name="Gnumeric-default" office:value-type="float" office:value="204">
            <text:p>204</text:p>
          </table:table-cell>
          <table:table-cell table:style-name="Gnumeric-default" office:value-type="string" office:string-value="GO:0040035">
            <text:p>GO:0040035</text:p>
          </table:table-cell>
          <table:table-cell table:style-name="Gnumeric-default" office:value-type="string" office:string-value="hermaphrodite genitalia development">
            <text:p>hermaphrodite genitalia development</text:p>
          </table:table-cell>
          <table:table-cell table:style-name="Gnumeric-default" office:value-type="string" office:string-value="IMP">
            <text:p>IMP</text:p>
          </table:table-cell>
          <table:table-cell table:style-name="Gnumeric-default" office:value-type="float" office:value="23">
            <text:p>23</text:p>
          </table:table-cell>
          <table:table-cell table:style-name="Gnumeric-default" office:value-type="string" office:string-value="GO:0000910">
            <text:p>GO:0000910</text:p>
          </table:table-cell>
          <table:table-cell table:style-name="Gnumeric-default" office:value-type="string" office:string-value="cytokinesis">
            <text:p>cytokinesis</text:p>
          </table:table-cell>
          <table:table-cell table:style-name="Gnumeric-default" office:value-type="string" office:string-value="IMP">
            <text:p>IMP</text:p>
          </table:table-cell>
          <table:table-cell table:style-name="Gnumeric-default" office:value-type="float" office:value="4">
            <text:p>4</text:p>
          </table:table-cell>
          <table:table-cell table:style-name="Gnumeric-default" office:value-type="string" office:string-value="GO:0007052">
            <text:p>GO:0007052</text:p>
          </table:table-cell>
          <table:table-cell table:style-name="Gnumeric-default" office:value-type="string" office:string-value="mitotic spindle organization">
            <text:p>mitotic spindle organization</text:p>
          </table:table-cell>
          <table:table-cell table:style-name="Gnumeric-default" office:value-type="string" office:string-value="IMP">
            <text:p>IMP</text:p>
          </table:table-cell>
          <table:table-cell table:style-name="Gnumeric-default" office:value-type="float" office:value="6">
            <text:p>6</text:p>
          </table:table-cell>
          <table:table-cell table:style-name="Gnumeric-default" office:value-type="string" office:string-value="GO:0007126">
            <text:p>GO:0007126</text:p>
          </table:table-cell>
          <table:table-cell table:style-name="Gnumeric-default" office:value-type="string" office:string-value="meiosis">
            <text:p>meiosis</text:p>
          </table:table-cell>
          <table:table-cell table:style-name="Gnumeric-default" office:value-type="string" office:string-value="IMP">
            <text:p>IMP</text:p>
          </table:table-cell>
          <table:table-cell table:style-name="Gnumeric-default" office:value-type="float" office:value="4">
            <text:p>4</text:p>
          </table:table-cell>
          <table:table-cell table:style-name="Gnumeric-default" office:value-type="string" office:string-value="GO:0040019">
            <text:p>GO:0040019</text:p>
          </table:table-cell>
          <table:table-cell table:style-name="Gnumeric-default" office:value-type="string" office:string-value="positive regulation of embryonic development">
            <text:p>positive regulation of embryonic development</text:p>
          </table:table-cell>
          <table:table-cell table:style-name="Gnumeric-default" office:value-type="string" office:string-value="IMP">
            <text:p>IMP</text:p>
          </table:table-cell>
          <table:table-cell table:style-name="Gnumeric-default" office:value-type="float" office:value="5">
            <text:p>5</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38">
            <text:p>38</text:p>
          </table:table-cell>
          <table:table-cell table:style-name="Gnumeric-default" office:value-type="string" office:string-value="GO:0002119">
            <text:p>GO:0002119</text:p>
          </table:table-cell>
          <table:table-cell table:style-name="Gnumeric-default" office:value-type="string" office:string-value="nematode larval development">
            <text:p>nematode larval development</text:p>
          </table:table-cell>
          <table:table-cell table:style-name="Gnumeric-default" office:value-type="string" office:string-value="IMP">
            <text:p>IMP</text:p>
          </table:table-cell>
          <table:table-cell table:style-name="Gnumeric-default" office:value-type="float" office:value="71">
            <text:p>71</text:p>
          </table:table-cell>
          <table:table-cell table:style-name="Gnumeric-default" office:value-type="string" office:string-value="GO:0008340">
            <text:p>GO:0008340</text:p>
          </table:table-cell>
          <table:table-cell table:style-name="Gnumeric-default" office:value-type="string" office:string-value="determination of adult lifespan">
            <text:p>determination of adult lifespan</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40010">
            <text:p>GO:0040010</text:p>
          </table:table-cell>
          <table:table-cell table:style-name="Gnumeric-default" office:value-type="string" office:string-value="positive regulation of growth rate">
            <text:p>positive regulation of growth rate</text:p>
          </table:table-cell>
          <table:table-cell table:style-name="Gnumeric-default" office:value-type="string" office:string-value="IMP">
            <text:p>IMP</text:p>
          </table:table-cell>
          <table:table-cell table:style-name="Gnumeric-default" office:value-type="float" office:value="109">
            <text:p>109</text:p>
          </table:table-cell>
          <table:table-cell table:style-name="Gnumeric-default" office:value-type="string" office:string-value="GO:0040011">
            <text:p>GO:0040011</text:p>
          </table:table-cell>
          <table:table-cell table:style-name="Gnumeric-default" office:value-type="string" office:string-value="locomotion">
            <text:p>locomotion</text:p>
          </table:table-cell>
          <table:table-cell table:style-name="Gnumeric-default" office:value-type="string" office:string-value="IMP">
            <text:p>IMP</text:p>
          </table:table-cell>
          <table:table-cell table:style-name="Gnumeric-default" office:value-type="float" office:value="61">
            <text:p>61</text:p>
          </table:table-cell>
          <table:table-cell table:style-name="Gnumeric-default" office:value-type="string" office:string-value="GO:0010171">
            <text:p>GO:0010171</text:p>
          </table:table-cell>
          <table:table-cell table:style-name="Gnumeric-default" office:value-type="string" office:string-value="body morphogenesis">
            <text:p>body morphogenesis</text:p>
          </table:table-cell>
          <table:table-cell table:style-name="Gnumeric-default" office:value-type="string" office:string-value="IMP">
            <text:p>IMP</text:p>
          </table:table-cell>
          <table:table-cell table:style-name="Gnumeric-default" office:value-type="float" office:value="36">
            <text:p>36</text:p>
          </table:table-cell>
          <table:table-cell table:style-name="Gnumeric-default" office:value-type="string" office:string-value="GO:0040015">
            <text:p>GO:0040015</text:p>
          </table:table-cell>
          <table:table-cell table:style-name="Gnumeric-default" office:value-type="string" office:string-value="negative regulation of multicellular organism growth">
            <text:p>negative regulation of multicellular organism growth</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40027">
            <text:p>GO:0040027</text:p>
          </table:table-cell>
          <table:table-cell table:style-name="Gnumeric-default" office:value-type="string" office:string-value="negative regulation of vulval development">
            <text:p>negative regulation of vulval development</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51301">
            <text:p>GO:0051301</text:p>
          </table:table-cell>
          <table:table-cell table:style-name="Gnumeric-default" office:value-type="string" office:string-value="cell division">
            <text:p>cell division</text:p>
          </table:table-cell>
          <table:table-cell table:style-name="Gnumeric-default" office:value-type="string" office:string-value="IMP">
            <text:p>IMP</text:p>
          </table:table-cell>
          <table:table-cell table:style-name="Gnumeric-default" office:value-type="float" office:value="2">
            <text:p>2</text:p>
          </table:table-cell>
          <table:table-cell table:style-name="Gnumeric-default" office:value-type="string" office:string-value="GO:0045132">
            <text:p>GO:0045132</text:p>
          </table:table-cell>
          <table:table-cell table:style-name="Gnumeric-default" office:value-type="string" office:string-value="meiotic chromosome segregation">
            <text:p>meiotic chromosome segregation</text:p>
          </table:table-cell>
          <table:table-cell table:style-name="Gnumeric-default" office:value-type="string" office:string-value="IMP">
            <text:p>IMP</text:p>
          </table:table-cell>
          <table:table-cell table:style-name="Gnumeric-default" office:value-type="float" office:value="11">
            <text:p>11</text:p>
          </table:table-cell>
          <table:table-cell table:style-name="Gnumeric-default" office:value-type="string" office:string-value="GO:0040026">
            <text:p>GO:0040026</text:p>
          </table:table-cell>
          <table:table-cell table:style-name="Gnumeric-default" office:value-type="string" office:string-value="positive regulation of vulval development">
            <text:p>positive regulation of vulval development</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18996">
            <text:p>GO:0018996</text:p>
          </table:table-cell>
          <table:table-cell table:style-name="Gnumeric-default" office:value-type="string" office:string-value="molting cycle, collagen and cuticulin-based cuticle">
            <text:p>molting cycle, collagen and cuticulin-based cuticle</text:p>
          </table:table-cell>
          <table:table-cell table:style-name="Gnumeric-default" office:value-type="string" office:string-value="IMP">
            <text:p>IMP</text:p>
          </table:table-cell>
          <table:table-cell table:style-name="Gnumeric-default" office:value-type="float" office:value="13">
            <text:p>13</text:p>
          </table:table-cell>
          <table:table-cell table:style-name="Gnumeric-default" office:value-type="string" office:string-value="GO:0006997">
            <text:p>GO:0006997</text:p>
          </table:table-cell>
          <table:table-cell table:style-name="Gnumeric-default" office:value-type="string" office:string-value="nucleus organization">
            <text:p>nucleus organization</text:p>
          </table:table-cell>
          <table:table-cell table:style-name="Gnumeric-default" office:value-type="string" office:string-value="IMP">
            <text:p>IMP</text:p>
          </table:table-cell>
          <table:table-cell table:style-name="Gnumeric-default" office:value-type="float" office:value="7">
            <text:p>7</text:p>
          </table:table-cell>
          <table:table-cell table:style-name="Gnumeric-default" office:value-type="string" office:string-value="GO:0002009">
            <text:p>GO:0002009</text:p>
          </table:table-cell>
          <table:table-cell table:style-name="Gnumeric-default" office:value-type="string" office:string-value="morphogenesis of an epithelium">
            <text:p>morphogenesis of an epithelium</text:p>
          </table:table-cell>
          <table:table-cell table:style-name="Gnumeric-default" office:value-type="string" office:string-value="IMP">
            <text:p>IMP</text:p>
          </table:table-cell>
          <table:table-cell table:style-name="Gnumeric-default" office:value-type="float" office:value="9">
            <text:p>9</text:p>
          </table:table-cell>
          <table:table-cell table:style-name="Gnumeric-default" office:value-type="string" office:string-value="GO:0001703">
            <text:p>GO:0001703</text:p>
          </table:table-cell>
          <table:table-cell table:style-name="Gnumeric-default" office:value-type="string" office:string-value="gastrulation with mouth forming first">
            <text:p>gastrulation with mouth forming first</text:p>
          </table:table-cell>
          <table:table-cell table:style-name="Gnumeric-default" office:value-type="string" office:string-value="IMP">
            <text:p>IMP</text:p>
          </table:table-cell>
          <table:table-cell table:style-name="Gnumeric-default" office:value-type="float" office:value="42">
            <text:p>42</text:p>
          </table:table-cell>
          <table:table-cell table:style-name="Gnumeric-default" office:value-type="string" office:string-value="GO:0007028">
            <text:p>GO:0007028</text:p>
          </table:table-cell>
          <table:table-cell table:style-name="Gnumeric-default" office:value-type="string" office:string-value="cytoplasm organization">
            <text:p>cytoplasm organization</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40013">
            <text:p>GO:0040013</text:p>
          </table:table-cell>
          <table:table-cell table:style-name="Gnumeric-default" office:value-type="string" office:string-value="negative regulation of locomotion">
            <text:p>negative regulation of locomotion</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35046">
            <text:p>GO:0035046</text:p>
          </table:table-cell>
          <table:table-cell table:style-name="Gnumeric-default" office:value-type="string" office:string-value="pronuclear migration">
            <text:p>pronuclear migration</text:p>
          </table:table-cell>
          <table:table-cell table:style-name="Gnumeric-default" office:value-type="string" office:string-value="IMP">
            <text:p>IMP</text:p>
          </table:table-cell>
          <table:table-cell table:style-name="Gnumeric-default" office:value-type="float" office:value="2">
            <text:p>2</text:p>
          </table:table-cell>
          <table:table-cell table:number-columns-repeated="125" table:style-name="Gnumeric-default"/>
        </table:table-row>
        <table:table-row table:style-name="AROW-1">
          <table:table-cell table:style-name="Gnumeric-default" office:value-type="float" office:value="283">
            <text:p>283</text:p>
          </table:table-cell>
          <table:table-cell table:style-name="Gnumeric-default" office:value-type="float" office:value="499">
            <text:p>499</text:p>
          </table:table-cell>
          <table:table-cell table:style-name="Gnumeric-default" office:value-type="float" office:value="11099034">
            <text:p>11099034</text:p>
          </table:table-cell>
          <table:table-cell table:style-name="Gnumeric-default" office:value-type="string" office:string-value="Functional genomic analysis of cell division in C. elegans using RNAi of genes on chromosome III.">
            <text:p>Functional genomic analysis of cell division in C. elegans using RNAi of genes on chromosome III.</text:p>
          </table:table-cell>
          <table:table-cell table:style-name="Gnumeric-default" office:value-type="float" office:value="2000">
            <text:p>2000</text:p>
          </table:table-cell>
          <table:table-cell table:style-name="Gnumeric-default" office:value-type="string" office:string-value="Nature">
            <text:p>Nature</text:p>
          </table:table-cell>
          <table:table-cell table:style-name="Gnumeric-default" office:value-type="float" office:value="0">
            <text:p>0</text:p>
          </table:table-cell>
          <table:table-cell table:style-name="Gnumeric-default" office:value-type="float" office:value="499">
            <text:p>499</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499">
            <text:p>499</text:p>
          </table:table-cell>
          <table:table-cell table:style-name="Gnumeric-default" office:value-type="float" office:value="0">
            <text:p>0</text:p>
          </table:table-cell>
          <table:table-cell table:style-name="Gnumeric-default" office:value-type="string" office:string-value="GO:0040007">
            <text:p>GO:0040007</text:p>
          </table:table-cell>
          <table:table-cell table:style-name="Gnumeric-default" office:value-type="string" office:string-value="growth">
            <text:p>growth</text:p>
          </table:table-cell>
          <table:table-cell table:style-name="Gnumeric-default" office:value-type="string" office:string-value="IMP">
            <text:p>IMP</text:p>
          </table:table-cell>
          <table:table-cell table:style-name="Gnumeric-default" office:value-type="float" office:value="52">
            <text:p>52</text:p>
          </table:table-cell>
          <table:table-cell table:style-name="Gnumeric-default" office:value-type="string" office:string-value="GO:0040010">
            <text:p>GO:0040010</text:p>
          </table:table-cell>
          <table:table-cell table:style-name="Gnumeric-default" office:value-type="string" office:string-value="positive regulation of growth rate">
            <text:p>positive regulation of growth rate</text:p>
          </table:table-cell>
          <table:table-cell table:style-name="Gnumeric-default" office:value-type="string" office:string-value="IMP">
            <text:p>IMP</text:p>
          </table:table-cell>
          <table:table-cell table:style-name="Gnumeric-default" office:value-type="float" office:value="19">
            <text:p>19</text:p>
          </table:table-cell>
          <table:table-cell table:style-name="Gnumeric-default" office:value-type="string" office:string-value="GO:0040011">
            <text:p>GO:0040011</text:p>
          </table:table-cell>
          <table:table-cell table:style-name="Gnumeric-default" office:value-type="string" office:string-value="locomotion">
            <text:p>locomotion</text:p>
          </table:table-cell>
          <table:table-cell table:style-name="Gnumeric-default" office:value-type="string" office:string-value="IMP">
            <text:p>IMP</text:p>
          </table:table-cell>
          <table:table-cell table:style-name="Gnumeric-default" office:value-type="float" office:value="4">
            <text:p>4</text:p>
          </table:table-cell>
          <table:table-cell table:style-name="Gnumeric-default" office:value-type="string" office:string-value="GO:0010171">
            <text:p>GO:0010171</text:p>
          </table:table-cell>
          <table:table-cell table:style-name="Gnumeric-default" office:value-type="string" office:string-value="body morphogenesis">
            <text:p>body morphogenesis</text:p>
          </table:table-cell>
          <table:table-cell table:style-name="Gnumeric-default" office:value-type="string" office:string-value="IMP">
            <text:p>IMP</text:p>
          </table:table-cell>
          <table:table-cell table:style-name="Gnumeric-default" office:value-type="float" office:value="23">
            <text:p>23</text:p>
          </table:table-cell>
          <table:table-cell table:style-name="Gnumeric-default" office:value-type="string" office:string-value="GO:0009792">
            <text:p>GO:0009792</text:p>
          </table:table-cell>
          <table:table-cell table:style-name="Gnumeric-default" office:value-type="string" office:string-value="embryo development ending in birth or egg hatching">
            <text:p>embryo development ending in birth or egg hatching</text:p>
          </table:table-cell>
          <table:table-cell table:style-name="Gnumeric-default" office:value-type="string" office:string-value="IMP">
            <text:p>IMP</text:p>
          </table:table-cell>
          <table:table-cell table:style-name="Gnumeric-default" office:value-type="float" office:value="304">
            <text:p>304</text:p>
          </table:table-cell>
          <table:table-cell table:style-name="Gnumeric-default" office:value-type="string" office:string-value="GO:0000003">
            <text:p>GO:0000003</text:p>
          </table:table-cell>
          <table:table-cell table:style-name="Gnumeric-default" office:value-type="string" office:string-value="reproduction">
            <text:p>reproduction</text:p>
          </table:table-cell>
          <table:table-cell table:style-name="Gnumeric-default" office:value-type="string" office:string-value="IMP">
            <text:p>IMP</text:p>
          </table:table-cell>
          <table:table-cell table:style-name="Gnumeric-default" office:value-type="float" office:value="44">
            <text:p>44</text:p>
          </table:table-cell>
          <table:table-cell table:style-name="Gnumeric-default" office:value-type="string" office:string-value="GO:0002119">
            <text:p>GO:0002119</text:p>
          </table:table-cell>
          <table:table-cell table:style-name="Gnumeric-default" office:value-type="string" office:string-value="nematode larval development">
            <text:p>nematode larval development</text:p>
          </table:table-cell>
          <table:table-cell table:style-name="Gnumeric-default" office:value-type="string" office:string-value="IMP">
            <text:p>IMP</text:p>
          </table:table-cell>
          <table:table-cell table:style-name="Gnumeric-default" office:value-type="float" office:value="52">
            <text:p>52</text:p>
          </table:table-cell>
          <table:table-cell table:style-name="Gnumeric-default" office:value-type="string" office:string-value="GO:0008340">
            <text:p>GO:0008340</text:p>
          </table:table-cell>
          <table:table-cell table:style-name="Gnumeric-default" office:value-type="string" office:string-value="determination of adult lifespan">
            <text:p>determination of adult lifespan</text:p>
          </table:table-cell>
          <table:table-cell table:style-name="Gnumeric-default" office:value-type="string" office:string-value="IMP">
            <text:p>IMP</text:p>
          </table:table-cell>
          <table:table-cell table:style-name="Gnumeric-default" office:value-type="float" office:value="1">
            <text:p>1</text:p>
          </table:table-cell>
          <table:table-cell table:number-columns-repeated="209" table:style-name="Gnumeric-default"/>
        </table:table-row>
        <table:table-row table:style-name="AROW-1">
          <table:table-cell table:style-name="Gnumeric-default" office:value-type="float" office:value="266">
            <text:p>266</text:p>
          </table:table-cell>
          <table:table-cell table:style-name="Gnumeric-default" office:value-type="float" office:value="433">
            <text:p>433</text:p>
          </table:table-cell>
          <table:table-cell table:style-name="Gnumeric-default" office:value-type="float" office:value="11591653">
            <text:p>11591653</text:p>
          </table:table-cell>
          <table:table-cell table:style-name="Gnumeric-default" office:value-type="string" office:string-value="Protein-protein interaction panel using mouse full-length cDNAs.">
            <text:p>Protein-protein interaction panel using mouse full-length cDNAs.</text:p>
          </table:table-cell>
          <table:table-cell table:style-name="Gnumeric-default" office:value-type="float" office:value="2001">
            <text:p>2001</text:p>
          </table:table-cell>
          <table:table-cell table:style-name="Gnumeric-default" office:value-type="string" office:string-value="Genome research">
            <text:p>Genome research</text:p>
          </table:table-cell>
          <table:table-cell table:style-name="Gnumeric-default" office:value-type="float" office:value="433">
            <text:p>433</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433">
            <text:p>433</text:p>
          </table:table-cell>
          <table:table-cell table:style-name="Gnumeric-default" office:value-type="string" office:string-value="GO:0005515">
            <text:p>GO:0005515</text:p>
          </table:table-cell>
          <table:table-cell table:style-name="Gnumeric-default" office:value-type="string" office:string-value="protein binding">
            <text:p>protein binding</text:p>
          </table:table-cell>
          <table:table-cell table:style-name="Gnumeric-default" office:value-type="string" office:string-value="IPI">
            <text:p>IPI</text:p>
          </table:table-cell>
          <table:table-cell table:style-name="Gnumeric-default" office:value-type="float" office:value="377">
            <text:p>377</text:p>
          </table:table-cell>
          <table:table-cell table:style-name="Gnumeric-default" office:value-type="string" office:string-value="GO:0042802">
            <text:p>GO:0042802</text:p>
          </table:table-cell>
          <table:table-cell table:style-name="Gnumeric-default" office:value-type="string" office:string-value="identical protein binding">
            <text:p>identical protein binding</text:p>
          </table:table-cell>
          <table:table-cell table:style-name="Gnumeric-default" office:value-type="string" office:string-value="IPI">
            <text:p>IPI</text:p>
          </table:table-cell>
          <table:table-cell table:style-name="Gnumeric-default" office:value-type="float" office:value="56">
            <text:p>56</text:p>
          </table:table-cell>
          <table:table-cell table:number-columns-repeated="233" table:style-name="Gnumeric-default"/>
        </table:table-row>
        <table:table-row table:style-name="AROW-1">
          <table:table-cell table:style-name="Gnumeric-default" office:value-type="float" office:value="260">
            <text:p>260</text:p>
          </table:table-cell>
          <table:table-cell table:style-name="Gnumeric-default" office:value-type="float" office:value="260">
            <text:p>260</text:p>
          </table:table-cell>
          <table:table-cell table:style-name="Gnumeric-default" office:value-type="float" office:value="16502469">
            <text:p>16502469</text:p>
          </table:table-cell>
          <table:table-cell table:style-name="Gnumeric-default" office:value-type="string" office:string-value="The early responses of Arabidopsis thaliana cells to cadmium exposure explored by protein and metabolite profiling analyses.">
            <text:p>The early responses of Arabidopsis thaliana cells to cadmium exposure explored by protein and metabolite profiling analyses.</text:p>
          </table:table-cell>
          <table:table-cell table:style-name="Gnumeric-default" office:value-type="float" office:value="2006">
            <text:p>2006</text:p>
          </table:table-cell>
          <table:table-cell table:style-name="Gnumeric-default" office:value-type="string" office:string-value="Proteomics">
            <text:p>Proteomics</text:p>
          </table:table-cell>
          <table:table-cell table:style-name="Gnumeric-default" office:value-type="float" office:value="0">
            <text:p>0</text:p>
          </table:table-cell>
          <table:table-cell table:style-name="Gnumeric-default" office:value-type="float" office:value="260">
            <text:p>26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260">
            <text:p>26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46686">
            <text:p>GO:0046686</text:p>
          </table:table-cell>
          <table:table-cell table:style-name="Gnumeric-default" office:value-type="string" office:string-value="response to cadmium ion">
            <text:p>response to cadmium ion</text:p>
          </table:table-cell>
          <table:table-cell table:style-name="Gnumeric-default" office:value-type="string" office:string-value="IEP">
            <text:p>IEP</text:p>
          </table:table-cell>
          <table:table-cell table:style-name="Gnumeric-default" office:value-type="float" office:value="260">
            <text:p>260</text:p>
          </table:table-cell>
          <table:table-cell table:number-columns-repeated="237" table:style-name="Gnumeric-default"/>
        </table:table-row>
        <table:table-row table:style-name="AROW-1">
          <table:table-cell table:style-name="Gnumeric-default" office:value-type="float" office:value="258">
            <text:p>258</text:p>
          </table:table-cell>
          <table:table-cell table:style-name="Gnumeric-default" office:value-type="float" office:value="259">
            <text:p>259</text:p>
          </table:table-cell>
          <table:table-cell table:style-name="Gnumeric-default" office:value-type="float" office:value="12529438">
            <text:p>12529438</text:p>
          </table:table-cell>
          <table:table-cell table:style-name="Gnumeric-default" office:value-type="string" office:string-value="Global transcriptional responses of fission yeast to environmental stress.">
            <text:p>Global transcriptional responses of fission yeast to environmental stress.</text:p>
          </table:table-cell>
          <table:table-cell table:style-name="Gnumeric-default" office:value-type="float" office:value="2003">
            <text:p>2003</text:p>
          </table:table-cell>
          <table:table-cell table:style-name="Gnumeric-default" office:value-type="string" office:string-value="Molecular biology of the cell">
            <text:p>Molecular biology of the cell</text:p>
          </table:table-cell>
          <table:table-cell table:style-name="Gnumeric-default" office:value-type="float" office:value="0">
            <text:p>0</text:p>
          </table:table-cell>
          <table:table-cell table:style-name="Gnumeric-default" office:value-type="float" office:value="259">
            <text:p>259</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259">
            <text:p>259</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71276">
            <text:p>GO:0071276</text:p>
          </table:table-cell>
          <table:table-cell table:style-name="Gnumeric-default" office:value-type="string" office:string-value="cellular response to cadmium ion">
            <text:p>cellular response to cadmium ion</text:p>
          </table:table-cell>
          <table:table-cell table:style-name="Gnumeric-default" office:value-type="string" office:string-value="IEP">
            <text:p>IEP</text:p>
          </table:table-cell>
          <table:table-cell table:style-name="Gnumeric-default" office:value-type="float" office:value="1">
            <text:p>1</text:p>
          </table:table-cell>
          <table:table-cell table:style-name="Gnumeric-default" office:value-type="string" office:string-value="GO:0034599">
            <text:p>GO:0034599</text:p>
          </table:table-cell>
          <table:table-cell table:style-name="Gnumeric-default" office:value-type="string" office:string-value="cellular response to oxidative stress">
            <text:p>cellular response to oxidative stress</text:p>
          </table:table-cell>
          <table:table-cell table:style-name="Gnumeric-default" office:value-type="string" office:string-value="IEP">
            <text:p>IEP</text:p>
          </table:table-cell>
          <table:table-cell table:style-name="Gnumeric-default" office:value-type="float" office:value="10">
            <text:p>10</text:p>
          </table:table-cell>
          <table:table-cell table:style-name="Gnumeric-default" office:value-type="string" office:string-value="GO:0034605">
            <text:p>GO:0034605</text:p>
          </table:table-cell>
          <table:table-cell table:style-name="Gnumeric-default" office:value-type="string" office:string-value="cellular response to heat">
            <text:p>cellular response to heat</text:p>
          </table:table-cell>
          <table:table-cell table:style-name="Gnumeric-default" office:value-type="string" office:string-value="IEP">
            <text:p>IEP</text:p>
          </table:table-cell>
          <table:table-cell table:style-name="Gnumeric-default" office:value-type="float" office:value="9">
            <text:p>9</text:p>
          </table:table-cell>
          <table:table-cell table:style-name="Gnumeric-default" office:value-type="string" office:string-value="GO:0033554">
            <text:p>GO:0033554</text:p>
          </table:table-cell>
          <table:table-cell table:style-name="Gnumeric-default" office:value-type="string" office:string-value="cellular response to stress">
            <text:p>cellular response to stress</text:p>
          </table:table-cell>
          <table:table-cell table:style-name="Gnumeric-default" office:value-type="string" office:string-value="IEP">
            <text:p>IEP</text:p>
          </table:table-cell>
          <table:table-cell table:style-name="Gnumeric-default" office:value-type="float" office:value="239">
            <text:p>239</text:p>
          </table:table-cell>
          <table:table-cell table:number-columns-repeated="225" table:style-name="Gnumeric-default"/>
        </table:table-row>
        <table:table-row table:style-name="AROW-1">
          <table:table-cell table:style-name="Gnumeric-default" office:value-type="float" office:value="244">
            <text:p>244</text:p>
          </table:table-cell>
          <table:table-cell table:style-name="Gnumeric-default" office:value-type="float" office:value="397">
            <text:p>397</text:p>
          </table:table-cell>
          <table:table-cell table:style-name="Gnumeric-default" office:value-type="float" office:value="17412918">
            <text:p>17412918</text:p>
          </table:table-cell>
          <table:table-cell table:style-name="Gnumeric-default" office:value-type="string" office:string-value="Genes required for mitotic spindle assembly in Drosophila S2 cells.">
            <text:p>Genes required for mitotic spindle assembly in Drosophila S2 cells.</text:p>
          </table:table-cell>
          <table:table-cell table:style-name="Gnumeric-default" office:value-type="float" office:value="2007">
            <text:p>2007</text:p>
          </table:table-cell>
          <table:table-cell table:style-name="Gnumeric-default" office:value-type="string" office:string-value="Science (New York, N.Y.)">
            <text:p>Science (New York, N.Y.)</text:p>
          </table:table-cell>
          <table:table-cell table:style-name="Gnumeric-default" office:value-type="float" office:value="0">
            <text:p>0</text:p>
          </table:table-cell>
          <table:table-cell table:style-name="Gnumeric-default" office:value-type="float" office:value="367">
            <text:p>367</text:p>
          </table:table-cell>
          <table:table-cell table:style-name="Gnumeric-default" office:value-type="float" office:value="30">
            <text:p>30</text:p>
          </table:table-cell>
          <table:table-cell table:style-name="Gnumeric-default" office:value-type="float" office:value="0">
            <text:p>0</text:p>
          </table:table-cell>
          <table:table-cell table:style-name="Gnumeric-default" office:value-type="float" office:value="30">
            <text:p>3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67">
            <text:p>367</text:p>
          </table:table-cell>
          <table:table-cell table:style-name="Gnumeric-default" office:value-type="float" office:value="0">
            <text:p>0</text:p>
          </table:table-cell>
          <table:table-cell table:style-name="Gnumeric-default" office:value-type="string" office:string-value="GO:0000910">
            <text:p>GO:0000910</text:p>
          </table:table-cell>
          <table:table-cell table:style-name="Gnumeric-default" office:value-type="string" office:string-value="cytokinesis">
            <text:p>cytokinesis</text:p>
          </table:table-cell>
          <table:table-cell table:style-name="Gnumeric-default" office:value-type="string" office:string-value="IMP">
            <text:p>IMP</text:p>
          </table:table-cell>
          <table:table-cell table:style-name="Gnumeric-default" office:value-type="float" office:value="7">
            <text:p>7</text:p>
          </table:table-cell>
          <table:table-cell table:style-name="Gnumeric-default" office:value-type="string" office:string-value="GO:0007067">
            <text:p>GO:0007067</text:p>
          </table:table-cell>
          <table:table-cell table:style-name="Gnumeric-default" office:value-type="string" office:string-value="mitosis">
            <text:p>mitosis</text:p>
          </table:table-cell>
          <table:table-cell table:style-name="Gnumeric-default" office:value-type="string" office:string-value="IMP">
            <text:p>IMP</text:p>
          </table:table-cell>
          <table:table-cell table:style-name="Gnumeric-default" office:value-type="float" office:value="1">
            <text:p>1</text:p>
          </table:table-cell>
          <table:table-cell table:style-name="Gnumeric-default" office:value-type="string" office:string-value="GO:0005814">
            <text:p>GO:0005814</text:p>
          </table:table-cell>
          <table:table-cell table:style-name="Gnumeric-default" office:value-type="string" office:string-value="centriole">
            <text:p>centriole</text:p>
          </table:table-cell>
          <table:table-cell table:style-name="Gnumeric-default" office:value-type="string" office:string-value="IDA">
            <text:p>IDA</text:p>
          </table:table-cell>
          <table:table-cell table:style-name="Gnumeric-default" office:value-type="float" office:value="4">
            <text:p>4</text:p>
          </table:table-cell>
          <table:table-cell table:style-name="Gnumeric-default" office:value-type="string" office:string-value="GO:0007052">
            <text:p>GO:0007052</text:p>
          </table:table-cell>
          <table:table-cell table:style-name="Gnumeric-default" office:value-type="string" office:string-value="mitotic spindle organization">
            <text:p>mitotic spindle organization</text:p>
          </table:table-cell>
          <table:table-cell table:style-name="Gnumeric-default" office:value-type="string" office:string-value="IMP">
            <text:p>IMP</text:p>
          </table:table-cell>
          <table:table-cell table:style-name="Gnumeric-default" office:value-type="float" office:value="215">
            <text:p>215</text:p>
          </table:table-cell>
          <table:table-cell table:style-name="Gnumeric-default" office:value-type="string" office:string-value="GO:0051297">
            <text:p>GO:0051297</text:p>
          </table:table-cell>
          <table:table-cell table:style-name="Gnumeric-default" office:value-type="string" office:string-value="centrosome organization">
            <text:p>centrosome organization</text:p>
          </table:table-cell>
          <table:table-cell table:style-name="Gnumeric-default" office:value-type="string" office:string-value="IMP">
            <text:p>IMP</text:p>
          </table:table-cell>
          <table:table-cell table:style-name="Gnumeric-default" office:value-type="float" office:value="10">
            <text:p>10</text:p>
          </table:table-cell>
          <table:table-cell table:style-name="Gnumeric-default" office:value-type="string" office:string-value="GO:0005886">
            <text:p>GO:0005886</text:p>
          </table:table-cell>
          <table:table-cell table:style-name="Gnumeric-default" office:value-type="string" office:string-value="plasma membrane">
            <text:p>plasma membrane</text:p>
          </table:table-cell>
          <table:table-cell table:style-name="Gnumeric-default" office:value-type="string" office:string-value="IDA">
            <text:p>IDA</text:p>
          </table:table-cell>
          <table:table-cell table:style-name="Gnumeric-default" office:value-type="float" office:value="1">
            <text:p>1</text:p>
          </table:table-cell>
          <table:table-cell table:style-name="Gnumeric-default" office:value-type="string" office:string-value="GO:0000022">
            <text:p>GO:0000022</text:p>
          </table:table-cell>
          <table:table-cell table:style-name="Gnumeric-default" office:value-type="string" office:string-value="mitotic spindle elongation">
            <text:p>mitotic spindle elongation</text:p>
          </table:table-cell>
          <table:table-cell table:style-name="Gnumeric-default" office:value-type="string" office:string-value="IMP">
            <text:p>IMP</text:p>
          </table:table-cell>
          <table:table-cell table:style-name="Gnumeric-default" office:value-type="float" office:value="100">
            <text:p>100</text:p>
          </table:table-cell>
          <table:table-cell table:style-name="Gnumeric-default" office:value-type="string" office:string-value="GO:0051383">
            <text:p>GO:0051383</text:p>
          </table:table-cell>
          <table:table-cell table:style-name="Gnumeric-default" office:value-type="string" office:string-value="kinetochore organization">
            <text:p>kinetochore organization</text:p>
          </table:table-cell>
          <table:table-cell table:style-name="Gnumeric-default" office:value-type="string" office:string-value="IMP">
            <text:p>IMP</text:p>
          </table:table-cell>
          <table:table-cell table:style-name="Gnumeric-default" office:value-type="float" office:value="2">
            <text:p>2</text:p>
          </table:table-cell>
          <table:table-cell table:style-name="Gnumeric-default" office:value-type="string" office:string-value="GO:0005819">
            <text:p>GO:0005819</text:p>
          </table:table-cell>
          <table:table-cell table:style-name="Gnumeric-default" office:value-type="string" office:string-value="spindle">
            <text:p>spindle</text:p>
          </table:table-cell>
          <table:table-cell table:style-name="Gnumeric-default" office:value-type="string" office:string-value="IDA">
            <text:p>IDA</text:p>
          </table:table-cell>
          <table:table-cell table:style-name="Gnumeric-default" office:value-type="float" office:value="10">
            <text:p>10</text:p>
          </table:table-cell>
          <table:table-cell table:style-name="Gnumeric-default" office:value-type="string" office:string-value="GO:0051298">
            <text:p>GO:0051298</text:p>
          </table:table-cell>
          <table:table-cell table:style-name="Gnumeric-default" office:value-type="string" office:string-value="centrosome duplication">
            <text:p>centrosome duplication</text:p>
          </table:table-cell>
          <table:table-cell table:style-name="Gnumeric-default" office:value-type="string" office:string-value="IMP">
            <text:p>IMP</text:p>
          </table:table-cell>
          <table:table-cell table:style-name="Gnumeric-default" office:value-type="float" office:value="5">
            <text:p>5</text:p>
          </table:table-cell>
          <table:table-cell table:style-name="Gnumeric-default" office:value-type="string" office:string-value="GO:0000785">
            <text:p>GO:0000785</text:p>
          </table:table-cell>
          <table:table-cell table:style-name="Gnumeric-default" office:value-type="string" office:string-value="chromatin">
            <text:p>chromatin</text:p>
          </table:table-cell>
          <table:table-cell table:style-name="Gnumeric-default" office:value-type="string" office:string-value="IDA">
            <text:p>IDA</text:p>
          </table:table-cell>
          <table:table-cell table:style-name="Gnumeric-default" office:value-type="float" office:value="2">
            <text:p>2</text:p>
          </table:table-cell>
          <table:table-cell table:style-name="Gnumeric-default" office:value-type="string" office:string-value="GO:0000776">
            <text:p>GO:0000776</text:p>
          </table:table-cell>
          <table:table-cell table:style-name="Gnumeric-default" office:value-type="string" office:string-value="kinetochore">
            <text:p>kinetochore</text:p>
          </table:table-cell>
          <table:table-cell table:style-name="Gnumeric-default" office:value-type="string" office:string-value="IDA">
            <text:p>IDA</text:p>
          </table:table-cell>
          <table:table-cell table:style-name="Gnumeric-default" office:value-type="float" office:value="10">
            <text:p>10</text:p>
          </table:table-cell>
          <table:table-cell table:style-name="Gnumeric-default" office:value-type="string" office:string-value="GO:0008283">
            <text:p>GO:0008283</text:p>
          </table:table-cell>
          <table:table-cell table:style-name="Gnumeric-default" office:value-type="string" office:string-value="cell proliferation">
            <text:p>cell proliferation</text:p>
          </table:table-cell>
          <table:table-cell table:style-name="Gnumeric-default" office:value-type="string" office:string-value="IMP">
            <text:p>IMP</text:p>
          </table:table-cell>
          <table:table-cell table:style-name="Gnumeric-default" office:value-type="float" office:value="10">
            <text:p>10</text:p>
          </table:table-cell>
          <table:table-cell table:style-name="Gnumeric-default" office:value-type="string" office:string-value="GO:0007088">
            <text:p>GO:0007088</text:p>
          </table:table-cell>
          <table:table-cell table:style-name="Gnumeric-default" office:value-type="string" office:string-value="regulation of mitosis">
            <text:p>regulation of mitosis</text:p>
          </table:table-cell>
          <table:table-cell table:style-name="Gnumeric-default" office:value-type="string" office:string-value="IMP">
            <text:p>IMP</text:p>
          </table:table-cell>
          <table:table-cell table:style-name="Gnumeric-default" office:value-type="float" office:value="6">
            <text:p>6</text:p>
          </table:table-cell>
          <table:table-cell table:style-name="Gnumeric-default" office:value-type="string" office:string-value="GO:0000922">
            <text:p>GO:0000922</text:p>
          </table:table-cell>
          <table:table-cell table:style-name="Gnumeric-default" office:value-type="string" office:string-value="spindle pole">
            <text:p>spindle pole</text:p>
          </table:table-cell>
          <table:table-cell table:style-name="Gnumeric-default" office:value-type="string" office:string-value="IDA">
            <text:p>IDA</text:p>
          </table:table-cell>
          <table:table-cell table:style-name="Gnumeric-default" office:value-type="float" office:value="3">
            <text:p>3</text:p>
          </table:table-cell>
          <table:table-cell table:style-name="Gnumeric-default" office:value-type="string" office:string-value="GO:0007076">
            <text:p>GO:0007076</text:p>
          </table:table-cell>
          <table:table-cell table:style-name="Gnumeric-default" office:value-type="string" office:string-value="mitotic chromosome condensation">
            <text:p>mitotic chromosome condensation</text:p>
          </table:table-cell>
          <table:table-cell table:style-name="Gnumeric-default" office:value-type="string" office:string-value="IMP">
            <text:p>IMP</text:p>
          </table:table-cell>
          <table:table-cell table:style-name="Gnumeric-default" office:value-type="float" office:value="11">
            <text:p>11</text:p>
          </table:table-cell>
          <table:table-cell table:number-columns-repeated="177" table:style-name="Gnumeric-default"/>
        </table:table-row>
        <table:table-row table:style-name="AROW-1">
          <table:table-cell table:style-name="Gnumeric-default" office:value-type="float" office:value="242">
            <text:p>242</text:p>
          </table:table-cell>
          <table:table-cell table:style-name="Gnumeric-default" office:value-type="float" office:value="397">
            <text:p>397</text:p>
          </table:table-cell>
          <table:table-cell table:style-name="Gnumeric-default" office:value-type="float" office:value="18981222">
            <text:p>18981222</text:p>
          </table:table-cell>
          <table:table-cell table:style-name="Gnumeric-default" office:value-type="string" office:string-value="Conservation of the protein composition and electron microscopy structure of Drosophila melanogaster and human spliceosomal complexes.">
            <text:p>Conservation of the protein composition and electron microscopy structure of Drosophila melanogaster and human spliceosomal complexes.</text:p>
          </table:table-cell>
          <table:table-cell table:style-name="Gnumeric-default" office:value-type="float" office:value="2009">
            <text:p>2009</text:p>
          </table:table-cell>
          <table:table-cell table:style-name="Gnumeric-default" office:value-type="string" office:string-value="Molecular and cellular biology">
            <text:p>Molecular and cellular biology</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397">
            <text:p>397</text:p>
          </table:table-cell>
          <table:table-cell table:style-name="Gnumeric-default" office:value-type="float" office:value="0">
            <text:p>0</text:p>
          </table:table-cell>
          <table:table-cell table:style-name="Gnumeric-default" office:value-type="float" office:value="397">
            <text:p>397</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71013">
            <text:p>GO:0071013</text:p>
          </table:table-cell>
          <table:table-cell table:style-name="Gnumeric-default" office:value-type="string" office:string-value="catalytic step 2 spliceosome">
            <text:p>catalytic step 2 spliceosome</text:p>
          </table:table-cell>
          <table:table-cell table:style-name="Gnumeric-default" office:value-type="string" office:string-value="IDA">
            <text:p>IDA</text:p>
          </table:table-cell>
          <table:table-cell table:style-name="Gnumeric-default" office:value-type="float" office:value="170">
            <text:p>170</text:p>
          </table:table-cell>
          <table:table-cell table:style-name="Gnumeric-default" office:value-type="string" office:string-value="GO:0071011">
            <text:p>GO:0071011</text:p>
          </table:table-cell>
          <table:table-cell table:style-name="Gnumeric-default" office:value-type="string" office:string-value="precatalytic spliceosome">
            <text:p>precatalytic spliceosome</text:p>
          </table:table-cell>
          <table:table-cell table:style-name="Gnumeric-default" office:value-type="string" office:string-value="IDA">
            <text:p>IDA</text:p>
          </table:table-cell>
          <table:table-cell table:style-name="Gnumeric-default" office:value-type="float" office:value="227">
            <text:p>227</text:p>
          </table:table-cell>
          <table:table-cell table:number-columns-repeated="233" table:style-name="Gnumeric-default"/>
        </table:table-row>
        <table:table-row table:style-name="AROW-1">
          <table:table-cell table:style-name="Gnumeric-default" office:value-type="float" office:value="241">
            <text:p>241</text:p>
          </table:table-cell>
          <table:table-cell table:style-name="Gnumeric-default" office:value-type="float" office:value="263">
            <text:p>263</text:p>
          </table:table-cell>
          <table:table-cell table:style-name="Gnumeric-default" office:value-type="float" office:value="16287169">
            <text:p>16287169</text:p>
          </table:table-cell>
          <table:table-cell table:style-name="Gnumeric-default" office:value-type="string" office:string-value="Arabidopsis cell wall proteome defined using multidimensional protein identification technology.">
            <text:p>Arabidopsis cell wall proteome defined using multidimensional protein identification technology.</text:p>
          </table:table-cell>
          <table:table-cell table:style-name="Gnumeric-default" office:value-type="float" office:value="2006">
            <text:p>2006</text:p>
          </table:table-cell>
          <table:table-cell table:style-name="Gnumeric-default" office:value-type="string" office:string-value="Proteomics">
            <text:p>Proteomics</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263">
            <text:p>263</text:p>
          </table:table-cell>
          <table:table-cell table:style-name="Gnumeric-default" office:value-type="float" office:value="0">
            <text:p>0</text:p>
          </table:table-cell>
          <table:table-cell table:style-name="Gnumeric-default" office:value-type="float" office:value="263">
            <text:p>263</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float" office:value="0">
            <text:p>0</text:p>
          </table:table-cell>
          <table:table-cell table:style-name="Gnumeric-default" office:value-type="string" office:string-value="GO:0005618">
            <text:p>GO:0005618</text:p>
          </table:table-cell>
          <table:table-cell table:style-name="Gnumeric-default" office:value-type="string" office:string-value="cell wall">
            <text:p>cell wall</text:p>
          </table:table-cell>
          <table:table-cell table:style-name="Gnumeric-default" office:value-type="string" office:string-value="IDA">
            <text:p>IDA</text:p>
          </table:table-cell>
          <table:table-cell table:style-name="Gnumeric-default" office:value-type="float" office:value="160">
            <text:p>160</text:p>
          </table:table-cell>
          <table:table-cell table:style-name="Gnumeric-default" office:value-type="string" office:string-value="GO:0009505">
            <text:p>GO:0009505</text:p>
          </table:table-cell>
          <table:table-cell table:style-name="Gnumeric-default" office:value-type="string" office:string-value="plant-type cell wall">
            <text:p>plant-type cell wall</text:p>
          </table:table-cell>
          <table:table-cell table:style-name="Gnumeric-default" office:value-type="string" office:string-value="IDA">
            <text:p>IDA</text:p>
          </table:table-cell>
          <table:table-cell table:style-name="Gnumeric-default" office:value-type="float" office:value="103">
            <text:p>103</text:p>
          </table:table-cell>
          <table:table-cell table:number-columns-repeated="233" table:style-name="Gnumeric-default"/>
        </table:table-row>
        <table:table-row table:style-name="AROW-1">
          <table:table-cell table:number-columns-repeated="6" table:style-name="Gnumeric-default"/>
          <table:table-cell table:style-name="Gnumeric-default" office:value-type="float" office:value="1581">
            <text:p>1581</text:p>
          </table:table-cell>
          <table:table-cell table:style-name="Gnumeric-default" office:value-type="float" office:value="24241">
            <text:p>24241</text:p>
          </table:table-cell>
          <table:table-cell table:style-name="Gnumeric-default" office:value-type="float" office:value="38720">
            <text:p>38720</text:p>
          </table:table-cell>
          <table:table-cell table:style-name="Gnumeric-default" office:value-type="float" office:value="0">
            <text:p>0</text:p>
          </table:table-cell>
          <table:table-cell table:style-name="Gnumeric-default" office:value-type="float" office:value="38721">
            <text:p>38721</text:p>
          </table:table-cell>
          <table:table-cell table:style-name="Gnumeric-default" office:value-type="float" office:value="519">
            <text:p>519</text:p>
          </table:table-cell>
          <table:table-cell table:style-name="Gnumeric-default" office:value-type="float" office:value="0">
            <text:p>0</text:p>
          </table:table-cell>
          <table:table-cell table:style-name="Gnumeric-default" office:value-type="float" office:value="23722">
            <text:p>23722</text:p>
          </table:table-cell>
          <table:table-cell table:style-name="Gnumeric-default" office:value-type="float" office:value="1580">
            <text:p>1580</text:p>
          </table:table-cell>
          <table:table-cell table:number-columns-repeated="241" table:style-name="Gnumeric-default"/>
        </table:table-row>
        <table:table-row table:style-name="AROW-1">
          <table:table-cell table:number-columns-repeated="6" table:style-name="Gnumeric-default"/>
          <table:table-cell table:style-name="Gnumeric-default" office:value-type="float" office:value="115440">
            <text:p>115440</text:p>
          </table:table-cell>
          <table:table-cell table:style-name="Gnumeric-default" office:value-type="float" office:value="131804">
            <text:p>131804</text:p>
          </table:table-cell>
          <table:table-cell table:style-name="Gnumeric-default" office:value-type="float" office:value="274964">
            <text:p>274964</text:p>
          </table:table-cell>
          <table:table-cell table:style-name="Gnumeric-default" office:value-type="float" office:value="31">
            <text:p>31</text:p>
          </table:table-cell>
          <table:table-cell table:style-name="Gnumeric-default" office:value-type="float" office:value="233767">
            <text:p>233767</text:p>
          </table:table-cell>
          <table:table-cell table:style-name="Gnumeric-default" office:value-type="float" office:value="13972">
            <text:p>13972</text:p>
          </table:table-cell>
          <table:table-cell table:style-name="Gnumeric-default" office:value-type="float" office:value="26522">
            <text:p>26522</text:p>
          </table:table-cell>
          <table:table-cell table:style-name="Gnumeric-default" office:value-type="float" office:value="184084">
            <text:p>184084</text:p>
          </table:table-cell>
          <table:table-cell table:style-name="Gnumeric-default" office:value-type="float" office:value="63832">
            <text:p>63832</text:p>
          </table:table-cell>
          <table:table-cell table:number-columns-repeated="241" table:style-name="Gnumeric-default"/>
        </table:table-row>
        <table:table-row table:style-name="AROW-1">
          <table:table-cell table:number-columns-repeated="6" table:style-name="Gnumeric-default"/>
          <table:table-cell table:style-name="Gnumeric-default" office:value-type="float" office:value="1.4">
            <text:p>1.4</text:p>
          </table:table-cell>
          <table:table-cell table:style-name="Gnumeric-default" office:value-type="float" office:value="18.4">
            <text:p>18.4</text:p>
          </table:table-cell>
          <table:table-cell table:style-name="Gnumeric-default" office:value-type="float" office:value="14.1">
            <text:p>14.1</text:p>
          </table:table-cell>
          <table:table-cell table:style-name="Gnumeric-default" office:value-type="float" office:value="0">
            <text:p>0</text:p>
          </table:table-cell>
          <table:table-cell table:style-name="Gnumeric-default" office:value-type="float" office:value="16.6">
            <text:p>16.6</text:p>
          </table:table-cell>
          <table:table-cell table:style-name="Gnumeric-default" office:value-type="float" office:value="3.7">
            <text:p>3.7</text:p>
          </table:table-cell>
          <table:table-cell table:style-name="Gnumeric-default" office:value-type="float" office:value="0">
            <text:p>0</text:p>
          </table:table-cell>
          <table:table-cell table:style-name="Gnumeric-default" office:value-type="float" office:value="12.9">
            <text:p>12.9</text:p>
          </table:table-cell>
          <table:table-cell table:style-name="Gnumeric-default" office:value-type="float" office:value="2.5">
            <text:p>2.5</text:p>
          </table:table-cell>
          <table:table-cell table:number-columns-repeated="241" table:style-name="Gnumeric-default"/>
        </table:table-row>
        <table:table-row table:style-name="AROW-0">
          <table:table-cell table:number-columns-repeated="256" table:style-name="Gnumeric-default"/>
        </table:table-row>
        <table:table-row table:style-name="AROW-0" table:number-rows-repeated="65481">
          <table:table-cell table:number-columns-repeated="256" table:style-name="Gnumeric-default"/>
        </table:table-row>
        <table:named-expressions>
          <table:named-expression table:name="Print_Area" table:expression="of:=#REF!" table:base-cell-address="$'Sheet1'.$A$1"/>
          <table:named-expression table:name="Sheet_Title" table:expression="of:=&quot;Sheet1&quot;" table:base-cell-address="$'Sheet1'.$A$1"/>
        </table:named-expressions>
      </table:table>
      <table:table table:name="Sheet2" table:style-name="ta-0x139b400" table:print="true">
        <office:forms form:automatic-focus="false" form:apply-design-mode="false">
          <form:form/>
        </office:forms>
        <table:table-column table:default-cell-style-name="ACE-0x14fc8a8" table:style-name="ACOL-39"/>
        <table:table-column table:default-cell-style-name="ACE-0x14fc8a8" table:style-name="ACOL-40" table:number-columns-repeated="3"/>
        <table:table-column table:default-cell-style-name="ACE-0x14fc8a8" table:style-name="ACOL-41"/>
        <table:table-column table:default-cell-style-name="ACE-0x14fc8a8" table:style-name="ACOL-40" table:number-columns-repeated="3"/>
        <table:table-column table:default-cell-style-name="ACE-0x14fc8a8" table:style-name="ACOL-42"/>
        <table:table-column table:default-cell-style-name="ACE-0x14fc8a8" table:style-name="ACOL-0" table:number-columns-repeated="247"/>
        <table:table-row table:style-name="AROW-1">
          <table:table-cell table:style-name="ACE-0x14fcae8" office:value-type="string" office:string-value="Title">
            <text:p>Title</text:p>
          </table:table-cell>
          <table:table-cell table:style-name="ACE-0x14fcae8" office:value-type="string" office:string-value="PMID">
            <text:p>PMID</text:p>
          </table:table-cell>
          <table:table-cell table:style-name="ACE-0x14fcae8" office:value-type="string" office:string-value="Num Prots">
            <text:p>Num Prots</text:p>
          </table:table-cell>
          <table:table-cell table:style-name="ACE-0x14fcae8" office:value-type="string" office:string-value="Num Annots">
            <text:p>Num Annots</text:p>
          </table:table-cell>
          <table:table-cell table:style-name="ACE-0x14fcae8" office:value-type="string" office:string-value="species">
            <text:p>species</text:p>
          </table:table-cell>
          <table:table-cell table:style-name="ACE-0x14fcae8" office:value-type="string" office:string-value="Notes">
            <text:p>Notes</text:p>
          </table:table-cell>
          <table:table-cell table:style-name="ACE-0x14fc8a8" office:value-type="string" office:string-value="annots/prots">
            <text:p>annots/prots</text:p>
          </table:table-cell>
          <table:table-cell table:style-name="ACE-0x14fc8a8"/>
          <table:table-cell table:style-name="ACE-0x14fc9c8" office:value-type="string" office:string-value="What they did">
            <text:p>What they did</text:p>
          </table:table-cell>
          <table:table-cell table:number-columns-repeated="247" table:style-name="ACE-0x14fc8a8"/>
        </table:table-row>
        <table:table-row table:style-name="AROW-3">
          <table:table-cell table:style-name="ACE-0x14fcc08" office:value-type="string" office:string-value="Toward a confocal subcellular atlas of the human proteome.">
            <text:p>Toward a confocal subcellular atlas of the human proteome.</text:p>
          </table:table-cell>
          <table:table-cell table:style-name="ACE-0x14fcc08" office:value-type="float" office:value="18029348">
            <text:p>18029348</text:p>
          </table:table-cell>
          <table:table-cell table:style-name="ACE-0x14fcc08" office:value-type="float" office:value="4937">
            <text:p>4937</text:p>
          </table:table-cell>
          <table:table-cell table:style-name="ACE-0x14fcc08" office:value-type="float" office:value="11050">
            <text:p>11050</text:p>
          </table:table-cell>
          <table:table-cell table:style-name="ACE-0x14fcc08" office:value-type="string" office:string-value="Hsapiens">
            <text:p>Hsapiens</text:p>
          </table:table-cell>
          <table:table-cell/>
          <table:table-cell table:style-name="ACE-0x14fcc08" table:formula="of:=[.D2]/[.C2]" office:value-type="float" office:value="2.23820133684424">
            <text:p>2.23820134</text:p>
          </table:table-cell>
          <table:table-cell table:style-name="ACE-0x14fc8a8"/>
          <table:table-cell table:style-name="ACE-0x14fc9c8" office:value-type="string" office:string-value="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number-columns-repeated="247" table:style-name="ACE-0x14fc8a8"/>
        </table:table-row>
        <table:table-row table:style-name="AROW-4">
          <table:table-cell table:style-name="ACE-0x14fc8a8" office:value-type="string" office:string-value="ORFeome cloning and global analysis of protein localization in the fission yeast Schizosaccharomyces pombe.">
            <text:p>ORFeome cloning and global analysis of protein localization in the fission yeast Schizosaccharomyces pombe.</text:p>
          </table:table-cell>
          <table:table-cell table:style-name="ACE-0x14fc8a8" office:value-type="float" office:value="16823372">
            <text:p>16823372</text:p>
          </table:table-cell>
          <table:table-cell table:style-name="ACE-0x14fc8a8" office:value-type="float" office:value="4247">
            <text:p>4247</text:p>
          </table:table-cell>
          <table:table-cell table:style-name="ACE-0x14fc8a8" office:value-type="float" office:value="7046">
            <text:p>7046</text:p>
          </table:table-cell>
          <table:table-cell table:style-name="ACE-0x14fc8a8" office:value-type="string" office:string-value="Spombe">
            <text:p>Spombe</text:p>
          </table:table-cell>
          <table:table-cell table:style-name="ACE-0x14fc8a8"/>
          <table:table-cell table:style-name="ACE-0x14fc8a8" table:formula="of:=[.D3]/[.C3]" office:value-type="float" office:value="1.65905344949376">
            <text:p>1.65905345</text:p>
          </table:table-cell>
          <table:table-cell table:style-name="ACE-0x14fc8a8"/>
          <table:table-cell table:style-name="ACE-0x14fc9c8"/>
          <table:table-cell table:number-columns-repeated="247" table:style-name="ACE-0x14fc8a8"/>
        </table:table-row>
        <table:table-row table:style-name="AROW-5">
          <table:table-cell table:style-name="ACE-0x14fc8a8" office:value-type="string" office:string-value="A mitochondrial protein compendium elucidates complex I disease biology.">
            <text:p>A mitochondrial protein compendium elucidates complex I disease biology.</text:p>
          </table:table-cell>
          <table:table-cell table:style-name="ACE-0x14fc8a8" office:value-type="float" office:value="18614015">
            <text:p>18614015</text:p>
          </table:table-cell>
          <table:table-cell table:style-name="ACE-0x14fc8a8" office:value-type="float" office:value="2412">
            <text:p>2412</text:p>
          </table:table-cell>
          <table:table-cell table:style-name="ACE-0x14fc8a8" office:value-type="float" office:value="2412">
            <text:p>2412</text:p>
          </table:table-cell>
          <table:table-cell table:style-name="ACE-0x14fc8a8" office:value-type="string" office:string-value="Hsapiens">
            <text:p>Hsapiens</text:p>
          </table:table-cell>
          <table:table-cell table:style-name="ACE-0x14fc8a8"/>
          <table:table-cell table:style-name="ACE-0x14fc8a8" table:formula="of:=[.D4]/[.C4]" office:value-type="float" office:value="1">
            <text:p>1</text:p>
          </table:table-cell>
          <table:table-cell table:style-name="ACE-0x14fc8a8"/>
          <table:table-cell table:style-name="ACE-0x14fc9c8"/>
          <table:table-cell table:number-columns-repeated="247" table:style-name="ACE-0x14fc8a8"/>
        </table:table-row>
        <table:table-row table:style-name="AROW-6">
          <table:table-cell table:style-name="ACE-0x14fcc08" office:value-type="string" office:string-value="Genome-wide RNAi of C. elegans using the hypersensitive rrf-3 strain reveals novel gene functions.">
            <text:p>Genome-wide RNAi of C. elegans using the hypersensitive rrf-3 strain reveals novel gene functions.</text:p>
          </table:table-cell>
          <table:table-cell table:style-name="ACE-0x14fcc08" office:value-type="float" office:value="14551910">
            <text:p>14551910</text:p>
          </table:table-cell>
          <table:table-cell table:style-name="ACE-0x14fcc08" office:value-type="float" office:value="1791">
            <text:p>1791</text:p>
          </table:table-cell>
          <table:table-cell table:style-name="ACE-0x14fcc08" office:value-type="float" office:value="5918">
            <text:p>5918</text:p>
          </table:table-cell>
          <table:table-cell table:style-name="ACE-0x14fcc08" office:value-type="string" office:string-value="Celegans">
            <text:p>Celegans</text:p>
          </table:table-cell>
          <table:table-cell table:style-name="ACE-0x14fcc08"/>
          <table:table-cell table:style-name="ACE-0x14fcc08" table:formula="of:=[.D5]/[.C5]" office:value-type="float" office:value="3.30429927414852">
            <text:p>3.30429927</text:p>
          </table:table-cell>
          <table:table-cell table:style-name="ACE-0x14fc8a8"/>
          <table:table-cell table:style-name="ACE-0x14fc9c8" office:value-type="string" office:string-value="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number-columns-repeated="247" table:style-name="ACE-0x14fc8a8"/>
        </table:table-row>
        <table:table-row table:style-name="AROW-1">
          <table:table-cell table:style-name="ACE-0x14fc8a8" office:value-type="string" office:string-value="Global analysis of protein localization in budding yeast.">
            <text:p>Global analysis of protein localization in budding yeast.</text:p>
          </table:table-cell>
          <table:table-cell table:style-name="ACE-0x14fc8a8" office:value-type="float" office:value="14562095">
            <text:p>14562095</text:p>
          </table:table-cell>
          <table:table-cell table:style-name="ACE-0x14fc8a8" office:value-type="float" office:value="1406">
            <text:p>1406</text:p>
          </table:table-cell>
          <table:table-cell table:style-name="ACE-0x14fc8a8" office:value-type="float" office:value="1863">
            <text:p>1863</text:p>
          </table:table-cell>
          <table:table-cell table:style-name="ACE-0x14fc8a8" office:value-type="string" office:string-value="Scerevisiae">
            <text:p>Scerevisiae</text:p>
          </table:table-cell>
          <table:table-cell table:style-name="ACE-0x14fc8a8"/>
          <table:table-cell table:style-name="ACE-0x14fc8a8" table:formula="of:=[.D6]/[.C6]" office:value-type="float" office:value="1.32503556187767">
            <text:p>1.32503556</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Sorting signals, N-terminal modifications and abundance of the chloroplast proteome.">
            <text:p>Sorting signals, N-terminal modifications and abundance of the chloroplast proteome.</text:p>
          </table:table-cell>
          <table:table-cell table:style-name="ACE-0x14fc8a8" office:value-type="float" office:value="18431481">
            <text:p>18431481</text:p>
          </table:table-cell>
          <table:table-cell table:style-name="ACE-0x14fc8a8" office:value-type="float" office:value="1251">
            <text:p>1251</text:p>
          </table:table-cell>
          <table:table-cell table:style-name="ACE-0x14fc8a8" office:value-type="float" office:value="1251">
            <text:p>1251</text:p>
          </table:table-cell>
          <table:table-cell table:style-name="ACE-0x14fc8a8" office:value-type="string" office:string-value="Athaliana">
            <text:p>Athaliana</text:p>
          </table:table-cell>
          <table:table-cell table:style-name="ACE-0x14fc8a8"/>
          <table:table-cell table:style-name="ACE-0x14fc8a8" table:formula="of:=[.D7]/[.C7]"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Full-genome RNAi profiling of early embryogenesis in Caenorhabditis elegans.">
            <text:p>Full-genome RNAi profiling of early embryogenesis in Caenorhabditis elegans.</text:p>
          </table:table-cell>
          <table:table-cell table:style-name="ACE-0x14fc8a8" office:value-type="float" office:value="15791247">
            <text:p>15791247</text:p>
          </table:table-cell>
          <table:table-cell table:style-name="ACE-0x14fc8a8" office:value-type="float" office:value="1205">
            <text:p>1205</text:p>
          </table:table-cell>
          <table:table-cell table:style-name="ACE-0x14fc8a8" office:value-type="float" office:value="1476">
            <text:p>1476</text:p>
          </table:table-cell>
          <table:table-cell table:style-name="ACE-0x14fc8a8" office:value-type="string" office:string-value="Celegans">
            <text:p>Celegans</text:p>
          </table:table-cell>
          <table:table-cell table:style-name="ACE-0x14fc8a8"/>
          <table:table-cell table:style-name="ACE-0x14fc8a8" table:formula="of:=[.D8]/[.C8]" office:value-type="float" office:value="1.22489626556017">
            <text:p>1.22489627</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Integrated analysis of protein composition, tissue diversity, and gene regulation in mouse mitochondria.">
            <text:p>Integrated analysis of protein composition, tissue diversity, and gene regulation in mouse mitochondria.</text:p>
          </table:table-cell>
          <table:table-cell table:style-name="ACE-0x14fc8a8" office:value-type="float" office:value="14651853">
            <text:p>14651853</text:p>
          </table:table-cell>
          <table:table-cell table:style-name="ACE-0x14fc8a8" office:value-type="float" office:value="1186">
            <text:p>1186</text:p>
          </table:table-cell>
          <table:table-cell table:style-name="ACE-0x14fc8a8" office:value-type="float" office:value="1213">
            <text:p>1213</text:p>
          </table:table-cell>
          <table:table-cell table:style-name="ACE-0x14fc8a8" office:value-type="string" office:string-value="Mmusculus">
            <text:p>Mmusculus</text:p>
          </table:table-cell>
          <table:table-cell table:style-name="ACE-0x14fc8a8"/>
          <table:table-cell table:style-name="ACE-0x14fc8a8" table:formula="of:=[.D9]/[.C9]" office:value-type="float" office:value="1.02276559865093">
            <text:p>1.02276560</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Quantitative phosphoproteomics of early elicitor signaling in Arabidopsis.">
            <text:p>Quantitative phosphoproteomics of early elicitor signaling in Arabidopsis.</text:p>
          </table:table-cell>
          <table:table-cell table:style-name="ACE-0x14fc8a8" office:value-type="float" office:value="17317660">
            <text:p>17317660</text:p>
          </table:table-cell>
          <table:table-cell table:style-name="ACE-0x14fc8a8" office:value-type="float" office:value="1136">
            <text:p>1136</text:p>
          </table:table-cell>
          <table:table-cell table:style-name="ACE-0x14fc8a8" office:value-type="float" office:value="1136">
            <text:p>1136</text:p>
          </table:table-cell>
          <table:table-cell table:style-name="ACE-0x14fc8a8" office:value-type="string" office:string-value="Athaliana">
            <text:p>Athaliana</text:p>
          </table:table-cell>
          <table:table-cell table:style-name="ACE-0x14fc8a8"/>
          <table:table-cell table:style-name="ACE-0x14fc8a8" table:formula="of:=[.D10]/[.C10]" office:value-type="float" office:value="1">
            <text:p>1</text:p>
          </table:table-cell>
          <table:table-cell table:style-name="ACE-0x14fc8a8"/>
          <table:table-cell table:style-name="ACE-0x14fc9c8"/>
          <table:table-cell table:number-columns-repeated="247" table:style-name="ACE-0x14fc8a8"/>
        </table:table-row>
        <table:table-row table:style-name="AROW-7">
          <table:table-cell table:style-name="ACE-0x14fcc08" office:value-type="string" office:string-value="Systematic functional analysis of the Caenorhabditis elegans genome using RNAi.">
            <text:p>Systematic functional analysis of the Caenorhabditis elegans genome using RNAi.</text:p>
          </table:table-cell>
          <table:table-cell table:style-name="ACE-0x14fcc08" office:value-type="float" office:value="12529635">
            <text:p>12529635</text:p>
          </table:table-cell>
          <table:table-cell table:style-name="ACE-0x14fcc08" office:value-type="float" office:value="1101">
            <text:p>1101</text:p>
          </table:table-cell>
          <table:table-cell table:style-name="ACE-0x14fcc08" office:value-type="float" office:value="2269">
            <text:p>2269</text:p>
          </table:table-cell>
          <table:table-cell table:style-name="ACE-0x14fcc08" office:value-type="string" office:string-value="Celegans">
            <text:p>Celegans</text:p>
          </table:table-cell>
          <table:table-cell table:style-name="ACE-0x14fcc08"/>
          <table:table-cell table:style-name="ACE-0x14fcc08" table:formula="of:=[.D11]/[.C11]" office:value-type="float" office:value="2.06085376930064">
            <text:p>2.06085377</text:p>
          </table:table-cell>
          <table:table-cell table:style-name="ACE-0x14fc8a8"/>
          <table:table-cell table:style-name="ACE-0x14fc9c8" office:value-type="string" office:string-value="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number-columns-repeated="247" table:style-name="ACE-0x14fc8a8"/>
        </table:table-row>
        <table:table-row table:style-name="AROW-1">
          <table:table-cell table:style-name="ACE-0x14fc8a8" office:value-type="string" office:string-value="Mycobacterium tuberculosis functional network analysis by global subcellular protein profiling.">
            <text:p>Mycobacterium tuberculosis functional network analysis by global subcellular protein profiling.</text:p>
          </table:table-cell>
          <table:table-cell table:style-name="ACE-0x14fc8a8" office:value-type="float" office:value="15525680">
            <text:p>15525680</text:p>
          </table:table-cell>
          <table:table-cell table:style-name="ACE-0x14fc8a8" office:value-type="float" office:value="1043">
            <text:p>1043</text:p>
          </table:table-cell>
          <table:table-cell table:style-name="ACE-0x14fc8a8" office:value-type="float" office:value="1365">
            <text:p>1365</text:p>
          </table:table-cell>
          <table:table-cell table:style-name="ACE-0x14fc8a8" office:value-type="string" office:string-value="Mtuberculosis">
            <text:p>Mtuberculosis</text:p>
          </table:table-cell>
          <table:table-cell table:style-name="ACE-0x14fc8a8"/>
          <table:table-cell table:style-name="ACE-0x14fc8a8" table:formula="of:=[.D12]/[.C12]" office:value-type="float" office:value="1.30872483221477">
            <text:p>1.30872483</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Analysis of the Arabidopsis cytosolic proteome highlights subcellular partitioning of central plant metabolism.">
            <text:p>Analysis of the Arabidopsis cytosolic proteome highlights subcellular partitioning of central plant metabolism.</text:p>
          </table:table-cell>
          <table:table-cell table:style-name="ACE-0x14fc8a8" office:value-type="float" office:value="21166475">
            <text:p>21166475</text:p>
          </table:table-cell>
          <table:table-cell table:style-name="ACE-0x14fc8a8" office:value-type="float" office:value="1041">
            <text:p>1041</text:p>
          </table:table-cell>
          <table:table-cell table:style-name="ACE-0x14fc8a8" office:value-type="float" office:value="1041">
            <text:p>1041</text:p>
          </table:table-cell>
          <table:table-cell table:style-name="ACE-0x14fc8a8" office:value-type="string" office:string-value="Athaliana">
            <text:p>Athaliana</text:p>
          </table:table-cell>
          <table:table-cell table:style-name="ACE-0x14fc8a8"/>
          <table:table-cell table:style-name="ACE-0x14fc8a8" table:formula="of:=[.D13]/[.C13]"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Toward improving Caenorhabditis elegans phenome mapping with an ORFeome-based RNAi library.">
            <text:p>Toward improving Caenorhabditis elegans phenome mapping with an ORFeome-based RNAi library.</text:p>
          </table:table-cell>
          <table:table-cell table:style-name="ACE-0x14fc8a8" office:value-type="float" office:value="15489339">
            <text:p>15489339</text:p>
          </table:table-cell>
          <table:table-cell table:style-name="ACE-0x14fc8a8" office:value-type="float" office:value="865">
            <text:p>865</text:p>
          </table:table-cell>
          <table:table-cell table:style-name="ACE-0x14fc8a8" office:value-type="float" office:value="1533">
            <text:p>1533</text:p>
          </table:table-cell>
          <table:table-cell table:style-name="ACE-0x14fc8a8" office:value-type="string" office:string-value="Celegans">
            <text:p>Celegans</text:p>
          </table:table-cell>
          <table:table-cell table:style-name="ACE-0x14fc8a8"/>
          <table:table-cell table:style-name="ACE-0x14fc8a8" table:formula="of:=[.D14]/[.C14]" office:value-type="float" office:value="1.77225433526012">
            <text:p>1.77225434</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Toward the complete yeast mitochondrial proteome: multidimensional separation techniques for mitochondrial proteomics.">
            <text:p>Toward the complete yeast mitochondrial proteome: multidimensional separation techniques for mitochondrial proteomics.</text:p>
          </table:table-cell>
          <table:table-cell table:style-name="ACE-0x14fc8a8" office:value-type="float" office:value="16823961">
            <text:p>16823961</text:p>
          </table:table-cell>
          <table:table-cell table:style-name="ACE-0x14fc8a8" office:value-type="float" office:value="845">
            <text:p>845</text:p>
          </table:table-cell>
          <table:table-cell table:style-name="ACE-0x14fc8a8" office:value-type="float" office:value="845">
            <text:p>845</text:p>
          </table:table-cell>
          <table:table-cell table:style-name="ACE-0x14fc8a8" office:value-type="string" office:string-value="Scerevisiae">
            <text:p>Scerevisiae</text:p>
          </table:table-cell>
          <table:table-cell table:style-name="ACE-0x14fc8a8" office:value-type="string" office:string-value="NOT EXPERIMENTAL: they did MS and BLASTED against SGD">
            <text:p>NOT EXPERIMENTAL: they did MS and BLASTED against SGD</text:p>
          </table:table-cell>
          <table:table-cell table:style-name="ACE-0x14fc8a8" table:formula="of:=[.D15]/[.C15]"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Arabidopsis plasmodesmal proteome.">
            <text:p>Arabidopsis plasmodesmal proteome.</text:p>
          </table:table-cell>
          <table:table-cell table:style-name="ACE-0x14fc8a8" office:value-type="float" office:value="21533090">
            <text:p>21533090</text:p>
          </table:table-cell>
          <table:table-cell table:style-name="ACE-0x14fc8a8" office:value-type="float" office:value="784">
            <text:p>784</text:p>
          </table:table-cell>
          <table:table-cell table:style-name="ACE-0x14fc8a8" office:value-type="float" office:value="784">
            <text:p>784</text:p>
          </table:table-cell>
          <table:table-cell table:style-name="ACE-0x14fc8a8" office:value-type="string" office:string-value="Athaliana">
            <text:p>Athaliana</text:p>
          </table:table-cell>
          <table:table-cell table:style-name="ACE-0x14fc8a8"/>
          <table:table-cell table:style-name="ACE-0x14fc8a8" table:formula="of:=[.D16]/[.C16]"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Comprehensive proteomic profiling of the membrane constituents of a Mycobacterium tuberculosis strain.">
            <text:p>Comprehensive proteomic profiling of the membrane constituents of a Mycobacterium tuberculosis strain.</text:p>
          </table:table-cell>
          <table:table-cell table:style-name="ACE-0x14fc8a8" office:value-type="float" office:value="14532352">
            <text:p>14532352</text:p>
          </table:table-cell>
          <table:table-cell table:style-name="ACE-0x14fc8a8" office:value-type="float" office:value="735">
            <text:p>735</text:p>
          </table:table-cell>
          <table:table-cell table:style-name="ACE-0x14fc8a8" office:value-type="float" office:value="735">
            <text:p>735</text:p>
          </table:table-cell>
          <table:table-cell table:style-name="ACE-0x14fc8a8" office:value-type="string" office:string-value="Mtuberculosis">
            <text:p>Mtuberculosis</text:p>
          </table:table-cell>
          <table:table-cell table:style-name="ACE-0x14fc8a8"/>
          <table:table-cell table:style-name="ACE-0x14fc8a8" table:formula="of:=[.D17]/[.C17]"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AT_CHLORO, a comprehensive chloroplast proteome database with subplastidial localization and curated information on envelope proteins.">
            <text:p>AT_CHLORO, a comprehensive chloroplast proteome database with subplastidial localization and curated information on envelope proteins.</text:p>
          </table:table-cell>
          <table:table-cell table:style-name="ACE-0x14fc8a8" office:value-type="float" office:value="20061580">
            <text:p>20061580</text:p>
          </table:table-cell>
          <table:table-cell table:style-name="ACE-0x14fc8a8" office:value-type="float" office:value="724">
            <text:p>724</text:p>
          </table:table-cell>
          <table:table-cell table:style-name="ACE-0x14fc8a8" office:value-type="float" office:value="882">
            <text:p>882</text:p>
          </table:table-cell>
          <table:table-cell table:style-name="ACE-0x14fc8a8" office:value-type="string" office:string-value="Athaliana">
            <text:p>Athaliana</text:p>
          </table:table-cell>
          <table:table-cell table:style-name="ACE-0x14fc8a8" office:value-type="string" office:string-value="?">
            <text:p>?</text:p>
          </table:table-cell>
          <table:table-cell table:style-name="ACE-0x14fc8a8" table:formula="of:=[.D18]/[.C18]" office:value-type="float" office:value="1.21823204419889">
            <text:p>1.21823204</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The Arabidopsis thaliana chloroplast proteome reveals pathway abundance and novel protein functions.">
            <text:p>The Arabidopsis thaliana chloroplast proteome reveals pathway abundance and novel protein functions.</text:p>
          </table:table-cell>
          <table:table-cell table:style-name="ACE-0x14fc8a8" office:value-type="float" office:value="15028209">
            <text:p>15028209</text:p>
          </table:table-cell>
          <table:table-cell table:style-name="ACE-0x14fc8a8" office:value-type="float" office:value="634">
            <text:p>634</text:p>
          </table:table-cell>
          <table:table-cell table:style-name="ACE-0x14fc8a8" office:value-type="float" office:value="634">
            <text:p>634</text:p>
          </table:table-cell>
          <table:table-cell table:style-name="ACE-0x14fc8a8" office:value-type="string" office:string-value="Athaliana">
            <text:p>Athaliana</text:p>
          </table:table-cell>
          <table:table-cell table:style-name="ACE-0x14fc8a8" office:value-type="string" office:string-value="chloroplast">
            <text:p>chloroplast</text:p>
          </table:table-cell>
          <table:table-cell table:style-name="ACE-0x14fc8a8" table:formula="of:=[.D19]/[.C19]"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Genes required for mycobacterial growth defined by high density mutagenesis.">
            <text:p>Genes required for mycobacterial growth defined by high density mutagenesis.</text:p>
          </table:table-cell>
          <table:table-cell table:style-name="ACE-0x14fc8a8" office:value-type="float" office:value="12657046">
            <text:p>12657046</text:p>
          </table:table-cell>
          <table:table-cell table:style-name="ACE-0x14fc8a8" office:value-type="float" office:value="613">
            <text:p>613</text:p>
          </table:table-cell>
          <table:table-cell table:style-name="ACE-0x14fc8a8" office:value-type="float" office:value="613">
            <text:p>613</text:p>
          </table:table-cell>
          <table:table-cell table:style-name="ACE-0x14fc8a8" office:value-type="string" office:string-value="Mycobacter sp.">
            <text:p>Mycobacter sp.</text:p>
          </table:table-cell>
          <table:table-cell table:style-name="ACE-0x14fc8a8" office:value-type="string" office:string-value="?">
            <text:p>?</text:p>
          </table:table-cell>
          <table:table-cell table:style-name="ACE-0x14fc8a8" table:formula="of:=[.D20]/[.C20]"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Genome-wide analysis identifies a general requirement for polarity proteins in endocytic traffic.">
            <text:p>Genome-wide analysis identifies a general requirement for polarity proteins in endocytic traffic.</text:p>
          </table:table-cell>
          <table:table-cell table:style-name="ACE-0x14fc8a8" office:value-type="float" office:value="17704769">
            <text:p>17704769</text:p>
          </table:table-cell>
          <table:table-cell table:style-name="ACE-0x14fc8a8" office:value-type="float" office:value="607">
            <text:p>607</text:p>
          </table:table-cell>
          <table:table-cell table:style-name="ACE-0x14fc8a8" office:value-type="float" office:value="661">
            <text:p>661</text:p>
          </table:table-cell>
          <table:table-cell table:style-name="ACE-0x14fc8a8" office:value-type="string" office:string-value="Celegans">
            <text:p>Celegans</text:p>
          </table:table-cell>
          <table:table-cell table:style-name="ACE-0x14fc8a8"/>
          <table:table-cell table:style-name="ACE-0x14fc8a8" table:formula="of:=[.D21]/[.C21]" office:value-type="float" office:value="1.08896210873147">
            <text:p>1.0889621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Membrane proteomic analysis of Arabidopsis thaliana using alternative solubilization techniques.">
            <text:p>Membrane proteomic analysis of Arabidopsis thaliana using alternative solubilization techniques.</text:p>
          </table:table-cell>
          <table:table-cell table:style-name="ACE-0x14fc8a8" office:value-type="float" office:value="17432890">
            <text:p>17432890</text:p>
          </table:table-cell>
          <table:table-cell table:style-name="ACE-0x14fc8a8" office:value-type="float" office:value="577">
            <text:p>577</text:p>
          </table:table-cell>
          <table:table-cell table:style-name="ACE-0x14fc8a8" office:value-type="float" office:value="577">
            <text:p>577</text:p>
          </table:table-cell>
          <table:table-cell table:style-name="ACE-0x14fc8a8" office:value-type="string" office:string-value="Athaliana">
            <text:p>Athaliana</text:p>
          </table:table-cell>
          <table:table-cell table:style-name="ACE-0x14fc8a8" office:value-type="string" office:string-value="Membrane">
            <text:p>Membrane</text:p>
          </table:table-cell>
          <table:table-cell table:style-name="ACE-0x14fc8a8" table:formula="of:=[.D22]/[.C22]"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Large-scale analysis of gene function in Caenorhabditis elegans by high-throughput RNAi.">
            <text:p>Large-scale analysis of gene function in Caenorhabditis elegans by high-throughput RNAi.</text:p>
          </table:table-cell>
          <table:table-cell table:style-name="ACE-0x14fc8a8" office:value-type="float" office:value="11231151">
            <text:p>11231151</text:p>
          </table:table-cell>
          <table:table-cell table:style-name="ACE-0x14fc8a8" office:value-type="float" office:value="553">
            <text:p>553</text:p>
          </table:table-cell>
          <table:table-cell table:style-name="ACE-0x14fc8a8" office:value-type="float" office:value="884">
            <text:p>884</text:p>
          </table:table-cell>
          <table:table-cell table:style-name="ACE-0x14fc8a8" office:value-type="string" office:string-value="Celegans">
            <text:p>Celegans</text:p>
          </table:table-cell>
          <table:table-cell table:style-name="ACE-0x14fc8a8"/>
          <table:table-cell table:style-name="ACE-0x14fc8a8" table:formula="of:=[.D23]/[.C23]" office:value-type="float" office:value="1.59855334538879">
            <text:p>1.59855335</text:p>
          </table:table-cell>
          <table:table-cell table:style-name="ACE-0x14fc8a8"/>
          <table:table-cell table:style-name="ACE-0x14fc9c8"/>
          <table:table-cell table:number-columns-repeated="247" table:style-name="ACE-0x14fc8a8"/>
        </table:table-row>
        <table:table-row table:style-name="AROW-8">
          <table:table-cell table:style-name="ACE-0x14fcc08" office:value-type="string" office:string-value="Large-scale RNAi screens identify novel genes that interact with the C. elegans retinoblastoma pathway as well as splicing-related components with synMuv B activity.">
            <text:p>Large-scale RNAi screens identify novel genes that interact with the C. elegans retinoblastoma pathway as well as splicing-related components with synMuv B activity.</text:p>
          </table:table-cell>
          <table:table-cell table:style-name="ACE-0x14fcc08" office:value-type="float" office:value="17417969">
            <text:p>17417969</text:p>
          </table:table-cell>
          <table:table-cell table:style-name="ACE-0x14fcc08" office:value-type="float" office:value="516">
            <text:p>516</text:p>
          </table:table-cell>
          <table:table-cell table:style-name="ACE-0x14fcc08" office:value-type="float" office:value="5972">
            <text:p>5972</text:p>
          </table:table-cell>
          <table:table-cell table:style-name="ACE-0x14fcc08" office:value-type="string" office:string-value="Celegans">
            <text:p>Celegans</text:p>
          </table:table-cell>
          <table:table-cell table:style-name="ACE-0x14fcc08"/>
          <table:table-cell table:style-name="ACE-0x14fcc08" table:formula="of:=[.D24]/[.C24]" office:value-type="float" office:value="11.5736434108527">
            <text:p>11.5736434</text:p>
          </table:table-cell>
          <table:table-cell table:style-name="ACE-0x14fc8a8"/>
          <table:table-cell table:style-name="ACE-0x14fc9c8" office:value-type="string" office:string-value="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number-columns-repeated="247" table:style-name="ACE-0x14fc8a8"/>
        </table:table-row>
        <table:table-row table:style-name="AROW-1">
          <table:table-cell table:style-name="ACE-0x14fc8a8" office:value-type="string" office:string-value="The proteome of Saccharomyces cerevisiae mitochondria.">
            <text:p>The proteome of Saccharomyces cerevisiae mitochondria.</text:p>
          </table:table-cell>
          <table:table-cell table:style-name="ACE-0x14fc8a8" office:value-type="float" office:value="14576278">
            <text:p>14576278</text:p>
          </table:table-cell>
          <table:table-cell table:style-name="ACE-0x14fc8a8" office:value-type="float" office:value="503">
            <text:p>503</text:p>
          </table:table-cell>
          <table:table-cell table:style-name="ACE-0x14fc8a8" office:value-type="float" office:value="503">
            <text:p>503</text:p>
          </table:table-cell>
          <table:table-cell table:style-name="ACE-0x14fc8a8" office:value-type="string" office:string-value="Scerevisiae">
            <text:p>Scerevisiae</text:p>
          </table:table-cell>
          <table:table-cell table:style-name="ACE-0x14fc8a8" office:value-type="string" office:string-value="Mitochondria">
            <text:p>Mitochondria</text:p>
          </table:table-cell>
          <table:table-cell table:style-name="ACE-0x14fc8a8" table:formula="of:=[.D25]/[.C25]"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Proteome survey reveals modularity of the yeast cell machinery.">
            <text:p>Proteome survey reveals modularity of the yeast cell machinery.</text:p>
          </table:table-cell>
          <table:table-cell table:style-name="ACE-0x14fc8a8" office:value-type="float" office:value="16429126">
            <text:p>16429126</text:p>
          </table:table-cell>
          <table:table-cell table:style-name="ACE-0x14fc8a8" office:value-type="float" office:value="498">
            <text:p>498</text:p>
          </table:table-cell>
          <table:table-cell table:style-name="ACE-0x14fc8a8" office:value-type="float" office:value="638">
            <text:p>638</text:p>
          </table:table-cell>
          <table:table-cell table:style-name="ACE-0x14fc8a8" office:value-type="string" office:string-value="Scerevisiae">
            <text:p>Scerevisiae</text:p>
          </table:table-cell>
          <table:table-cell table:style-name="ACE-0x14fc8a8" office:value-type="string" office:string-value="??">
            <text:p>??</text:p>
          </table:table-cell>
          <table:table-cell table:style-name="ACE-0x14fc8a8" table:formula="of:=[.D26]/[.C26]" office:value-type="float" office:value="1.28112449799197">
            <text:p>1.28112450</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A high-resolution C. elegans essential gene network based on phenotypic profiling of a complex tissue.">
            <text:p>A high-resolution C. elegans essential gene network based on phenotypic profiling of a complex tissue.</text:p>
          </table:table-cell>
          <table:table-cell table:style-name="ACE-0x14fc8a8" office:value-type="float" office:value="21529718">
            <text:p>21529718</text:p>
          </table:table-cell>
          <table:table-cell table:style-name="ACE-0x14fc8a8" office:value-type="float" office:value="479">
            <text:p>479</text:p>
          </table:table-cell>
          <table:table-cell table:style-name="ACE-0x14fc8a8" office:value-type="float" office:value="848">
            <text:p>848</text:p>
          </table:table-cell>
          <table:table-cell table:style-name="ACE-0x14fc8a8" office:value-type="string" office:string-value="Celegans">
            <text:p>Celegans</text:p>
          </table:table-cell>
          <table:table-cell table:style-name="ACE-0x14fc8a8"/>
          <table:table-cell table:style-name="ACE-0x14fc8a8" table:formula="of:=[.D27]/[.C27]" office:value-type="float" office:value="1.77035490605428">
            <text:p>1.7703549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Systematic subcellular localization of novel proteins identified by large-scale cDNA sequencing.">
            <text:p>Systematic subcellular localization of novel proteins identified by large-scale cDNA sequencing.</text:p>
          </table:table-cell>
          <table:table-cell table:style-name="ACE-0x14fc8a8" office:value-type="float" office:value="11256614">
            <text:p>11256614</text:p>
          </table:table-cell>
          <table:table-cell table:style-name="ACE-0x14fc8a8" office:value-type="float" office:value="465">
            <text:p>465</text:p>
          </table:table-cell>
          <table:table-cell table:style-name="ACE-0x14fc8a8" office:value-type="float" office:value="468">
            <text:p>468</text:p>
          </table:table-cell>
          <table:table-cell table:style-name="ACE-0x14fc8a8" office:value-type="string" office:string-value="Hsapiens">
            <text:p>Hsapiens</text:p>
          </table:table-cell>
          <table:table-cell table:style-name="ACE-0x14fc8a8"/>
          <table:table-cell table:style-name="ACE-0x14fc8a8" table:formula="of:=[.D28]/[.C28]" office:value-type="float" office:value="1.00645161290323">
            <text:p>1.0064516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A high content in lipid-modified peripheral proteins and integral receptor kinases features in the arabidopsis plasma membrane proteome.">
            <text:p>A high content in lipid-modified peripheral proteins and integral receptor kinases features in the arabidopsis plasma membrane proteome.</text:p>
          </table:table-cell>
          <table:table-cell table:style-name="ACE-0x14fc8a8" office:value-type="float" office:value="17644812">
            <text:p>17644812</text:p>
          </table:table-cell>
          <table:table-cell table:style-name="ACE-0x14fc8a8" office:value-type="float" office:value="436">
            <text:p>436</text:p>
          </table:table-cell>
          <table:table-cell table:style-name="ACE-0x14fc8a8" office:value-type="float" office:value="436">
            <text:p>436</text:p>
          </table:table-cell>
          <table:table-cell table:style-name="ACE-0x14fc8a8" office:value-type="string" office:string-value="Athaliana">
            <text:p>Athaliana</text:p>
          </table:table-cell>
          <table:table-cell table:style-name="ACE-0x14fc8a8"/>
          <table:table-cell table:style-name="ACE-0x14fc8a8" table:formula="of:=[.D29]/[.C29]"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Mapping the Arabidopsis organelle proteome.">
            <text:p>Mapping the Arabidopsis organelle proteome.</text:p>
          </table:table-cell>
          <table:table-cell table:style-name="ACE-0x14fc8a8" office:value-type="float" office:value="16618929">
            <text:p>16618929</text:p>
          </table:table-cell>
          <table:table-cell table:style-name="ACE-0x14fc8a8" office:value-type="float" office:value="430">
            <text:p>430</text:p>
          </table:table-cell>
          <table:table-cell table:style-name="ACE-0x14fc8a8" office:value-type="float" office:value="513">
            <text:p>513</text:p>
          </table:table-cell>
          <table:table-cell table:style-name="ACE-0x14fc8a8" office:value-type="string" office:string-value="Athaliana">
            <text:p>Athaliana</text:p>
          </table:table-cell>
          <table:table-cell table:style-name="ACE-0x14fc8a8"/>
          <table:table-cell table:style-name="ACE-0x14fc8a8" table:formula="of:=[.D30]/[.C30]" office:value-type="float" office:value="1.19302325581395">
            <text:p>1.19302326</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A microtubule interactome: complexes with roles in cell cycle and mitosis.">
            <text:p>A microtubule interactome: complexes with roles in cell cycle and mitosis.</text:p>
          </table:table-cell>
          <table:table-cell table:style-name="ACE-0x14fc8a8" office:value-type="float" office:value="18433294">
            <text:p>18433294</text:p>
          </table:table-cell>
          <table:table-cell table:style-name="ACE-0x14fc8a8" office:value-type="float" office:value="413">
            <text:p>413</text:p>
          </table:table-cell>
          <table:table-cell table:style-name="ACE-0x14fc8a8" office:value-type="float" office:value="456">
            <text:p>456</text:p>
          </table:table-cell>
          <table:table-cell table:style-name="ACE-0x14fc8a8" office:value-type="string" office:string-value="Dmelanogaster">
            <text:p>Dmelanogaster</text:p>
          </table:table-cell>
          <table:table-cell table:style-name="ACE-0x14fc8a8"/>
          <table:table-cell table:style-name="ACE-0x14fc8a8" table:formula="of:=[.D31]/[.C31]" office:value-type="float" office:value="1.10411622276029">
            <text:p>1.10411622</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A proteomics dissection of Arabidopsis thaliana vacuoles isolated from cell culture.">
            <text:p>A proteomics dissection of Arabidopsis thaliana vacuoles isolated from cell culture.</text:p>
          </table:table-cell>
          <table:table-cell table:style-name="ACE-0x14fc8a8" office:value-type="float" office:value="17151019">
            <text:p>17151019</text:p>
          </table:table-cell>
          <table:table-cell table:style-name="ACE-0x14fc8a8" office:value-type="float" office:value="401">
            <text:p>401</text:p>
          </table:table-cell>
          <table:table-cell table:style-name="ACE-0x14fc8a8" office:value-type="float" office:value="401">
            <text:p>401</text:p>
          </table:table-cell>
          <table:table-cell table:style-name="ACE-0x14fc8a8" office:value-type="string" office:string-value="Athaliana">
            <text:p>Athaliana</text:p>
          </table:table-cell>
          <table:table-cell table:style-name="ACE-0x14fc8a8"/>
          <table:table-cell table:style-name="ACE-0x14fc8a8" table:formula="of:=[.D32]/[.C32]"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Experimental analysis of the Arabidopsis mitochondrial proteome highlights signaling and regulatory components, provides assessment of targeting prediction programs, and indicates plant-specific mitochondrial proteins.">
            <text:p>Experimental analysis of the Arabidopsis mitochondrial proteome highlights signaling and regulatory components, provides assessment of targeting prediction programs, and indicates plant-specific mitochondrial proteins.</text:p>
          </table:table-cell>
          <table:table-cell table:style-name="ACE-0x14fc8a8" office:value-type="float" office:value="14671022">
            <text:p>14671022</text:p>
          </table:table-cell>
          <table:table-cell table:style-name="ACE-0x14fc8a8" office:value-type="float" office:value="392">
            <text:p>392</text:p>
          </table:table-cell>
          <table:table-cell table:style-name="ACE-0x14fc8a8" office:value-type="float" office:value="392">
            <text:p>392</text:p>
          </table:table-cell>
          <table:table-cell table:style-name="ACE-0x14fc8a8" office:value-type="string" office:string-value="Athaliana">
            <text:p>Athaliana</text:p>
          </table:table-cell>
          <table:table-cell table:style-name="ACE-0x14fc8a8"/>
          <table:table-cell table:style-name="ACE-0x14fc8a8" table:formula="of:=[.D33]/[.C33]"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Genome-wide RNAi analysis of Caenorhabditis elegans fat regulatory genes.">
            <text:p>Genome-wide RNAi analysis of Caenorhabditis elegans fat regulatory genes.</text:p>
          </table:table-cell>
          <table:table-cell table:style-name="ACE-0x14fc8a8" office:value-type="float" office:value="12529643">
            <text:p>12529643</text:p>
          </table:table-cell>
          <table:table-cell table:style-name="ACE-0x14fc8a8" office:value-type="float" office:value="392">
            <text:p>392</text:p>
          </table:table-cell>
          <table:table-cell table:style-name="ACE-0x14fc8a8" office:value-type="float" office:value="639">
            <text:p>639</text:p>
          </table:table-cell>
          <table:table-cell table:style-name="ACE-0x14fc8a8" office:value-type="string" office:string-value="Celegans">
            <text:p>Celegans</text:p>
          </table:table-cell>
          <table:table-cell table:style-name="ACE-0x14fc8a8"/>
          <table:table-cell table:style-name="ACE-0x14fc8a8" table:formula="of:=[.D34]/[.C34]" office:value-type="float" office:value="1.63010204081633">
            <text:p>1.63010204</text:p>
          </table:table-cell>
          <table:table-cell table:style-name="ACE-0x14fc8a8"/>
          <table:table-cell table:style-name="ACE-0x14fc9c8"/>
          <table:table-cell table:number-columns-repeated="247" table:style-name="ACE-0x14fc8a8"/>
        </table:table-row>
        <table:table-row table:style-name="AROW-9">
          <table:table-cell table:style-name="ACE-0x14fcc08" office:value-type="string" office:string-value="Gene clustering based on RNAi phenotypes of ovary-enriched genes in C. elegans.">
            <text:p>Gene clustering based on RNAi phenotypes of ovary-enriched genes in C. elegans.</text:p>
          </table:table-cell>
          <table:table-cell table:style-name="ACE-0x14fcc08" office:value-type="float" office:value="12445391">
            <text:p>12445391</text:p>
          </table:table-cell>
          <table:table-cell table:style-name="ACE-0x14fcc08" office:value-type="float" office:value="383">
            <text:p>383</text:p>
          </table:table-cell>
          <table:table-cell table:style-name="ACE-0x14fcc08" office:value-type="float" office:value="917">
            <text:p>917</text:p>
          </table:table-cell>
          <table:table-cell table:style-name="ACE-0x14fcc08" office:value-type="string" office:string-value="Celegans">
            <text:p>Celegans</text:p>
          </table:table-cell>
          <table:table-cell table:style-name="ACE-0x14fcc08"/>
          <table:table-cell table:style-name="ACE-0x14fcc08" table:formula="of:=[.D35]/[.C35]" office:value-type="float" office:value="2.39425587467363">
            <text:p>2.39425587</text:p>
          </table:table-cell>
          <table:table-cell table:style-name="ACE-0x14fc8a8"/>
          <table:table-cell table:style-name="ACE-0x14fc9c8" office:value-type="string" office:string-value="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number-columns-repeated="247" table:style-name="ACE-0x14fc8a8"/>
        </table:table-row>
        <table:table-row table:style-name="AROW-1">
          <table:table-cell table:style-name="ACE-0x14fc8a8" office:value-type="string" office:string-value="The vegetative vacuole proteome of Arabidopsis thaliana reveals predicted and unexpected proteins.">
            <text:p>The vegetative vacuole proteome of Arabidopsis thaliana reveals predicted and unexpected proteins.</text:p>
          </table:table-cell>
          <table:table-cell table:style-name="ACE-0x14fc8a8" office:value-type="float" office:value="15539469">
            <text:p>15539469</text:p>
          </table:table-cell>
          <table:table-cell table:style-name="ACE-0x14fc8a8" office:value-type="float" office:value="380">
            <text:p>380</text:p>
          </table:table-cell>
          <table:table-cell table:style-name="ACE-0x14fc8a8" office:value-type="float" office:value="380">
            <text:p>380</text:p>
          </table:table-cell>
          <table:table-cell table:style-name="ACE-0x14fc8a8" office:value-type="string" office:string-value="Athaliana">
            <text:p>Athaliana</text:p>
          </table:table-cell>
          <table:table-cell table:style-name="ACE-0x14fc8a8" office:value-type="string" office:string-value="vegetative vacuole">
            <text:p>vegetative vacuole</text:p>
          </table:table-cell>
          <table:table-cell table:style-name="ACE-0x14fc8a8" table:formula="of:=[.D36]/[.C36]"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Proteomic analysis of the mouse liver mitochondrial inner membrane.">
            <text:p>Proteomic analysis of the mouse liver mitochondrial inner membrane.</text:p>
          </table:table-cell>
          <table:table-cell table:style-name="ACE-0x14fc8a8" office:value-type="float" office:value="12865426">
            <text:p>12865426</text:p>
          </table:table-cell>
          <table:table-cell table:style-name="ACE-0x14fc8a8" office:value-type="float" office:value="375">
            <text:p>375</text:p>
          </table:table-cell>
          <table:table-cell table:style-name="ACE-0x14fc8a8" office:value-type="float" office:value="375">
            <text:p>375</text:p>
          </table:table-cell>
          <table:table-cell table:style-name="ACE-0x14fc8a8" office:value-type="string" office:string-value="Mmusculus">
            <text:p>Mmusculus</text:p>
          </table:table-cell>
          <table:table-cell table:style-name="ACE-0x14fc8a8" office:value-type="string" office:string-value="mitochondria">
            <text:p>mitochondria</text:p>
          </table:table-cell>
          <table:table-cell table:style-name="ACE-0x14fc8a8" table:formula="of:=[.D37]/[.C37]"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Towards a proteome-scale map of the human protein-protein interaction network.">
            <text:p>Towards a proteome-scale map of the human protein-protein interaction network.</text:p>
          </table:table-cell>
          <table:table-cell table:style-name="ACE-0x14fc8a8" office:value-type="float" office:value="16189514">
            <text:p>16189514</text:p>
          </table:table-cell>
          <table:table-cell table:style-name="ACE-0x14fc8a8" office:value-type="float" office:value="343">
            <text:p>343</text:p>
          </table:table-cell>
          <table:table-cell table:style-name="ACE-0x14fc8a8" office:value-type="float" office:value="509">
            <text:p>509</text:p>
          </table:table-cell>
          <table:table-cell table:style-name="ACE-0x14fc8a8" office:value-type="string" office:string-value="Hsapiens">
            <text:p>Hsapiens</text:p>
          </table:table-cell>
          <table:table-cell table:style-name="ACE-0x14fc8a8"/>
          <table:table-cell table:style-name="ACE-0x14fc8a8" table:formula="of:=[.D38]/[.C38]" office:value-type="float" office:value="1.48396501457726">
            <text:p>1.4839650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The secreted proteome profile of developing Dictyostelium discoideum cells.">
            <text:p>The secreted proteome profile of developing Dictyostelium discoideum cells.</text:p>
          </table:table-cell>
          <table:table-cell table:style-name="ACE-0x14fc8a8" office:value-type="float" office:value="20422638">
            <text:p>20422638</text:p>
          </table:table-cell>
          <table:table-cell table:style-name="ACE-0x14fc8a8" office:value-type="float" office:value="338">
            <text:p>338</text:p>
          </table:table-cell>
          <table:table-cell table:style-name="ACE-0x14fc8a8" office:value-type="float" office:value="338">
            <text:p>338</text:p>
          </table:table-cell>
          <table:table-cell table:style-name="ACE-0x14fc8a8" office:value-type="string" office:string-value="Ddiscoideum">
            <text:p>Ddiscoideum</text:p>
          </table:table-cell>
          <table:table-cell table:style-name="ACE-0x14fc8a8"/>
          <table:table-cell table:style-name="ACE-0x14fc8a8" table:formula="of:=[.D39]/[.C39]"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Proteomic study of the Arabidopsis thaliana chloroplastic envelope membrane utilizing alternatives to traditional two-dimensional electrophoresis.">
            <text:p>Proteomic study of the Arabidopsis thaliana chloroplastic envelope membrane utilizing alternatives to traditional two-dimensional electrophoresis.</text:p>
          </table:table-cell>
          <table:table-cell table:style-name="ACE-0x14fc8a8" office:value-type="float" office:value="12938931">
            <text:p>12938931</text:p>
          </table:table-cell>
          <table:table-cell table:style-name="ACE-0x14fc8a8" office:value-type="float" office:value="328">
            <text:p>328</text:p>
          </table:table-cell>
          <table:table-cell table:style-name="ACE-0x14fc8a8" office:value-type="float" office:value="328">
            <text:p>328</text:p>
          </table:table-cell>
          <table:table-cell table:style-name="ACE-0x14fc8a8" office:value-type="string" office:string-value="Athaliana">
            <text:p>Athaliana</text:p>
          </table:table-cell>
          <table:table-cell table:style-name="ACE-0x14fc8a8"/>
          <table:table-cell table:style-name="ACE-0x14fc8a8" table:formula="of:=[.D40]/[.C40]"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Identification of Drosophila gene products required for phagocytosis of Candida albicans.">
            <text:p>Identification of Drosophila gene products required for phagocytosis of Candida albicans.</text:p>
          </table:table-cell>
          <table:table-cell table:style-name="ACE-0x14fc8a8" office:value-type="float" office:value="16336044">
            <text:p>16336044</text:p>
          </table:table-cell>
          <table:table-cell table:style-name="ACE-0x14fc8a8" office:value-type="float" office:value="319">
            <text:p>319</text:p>
          </table:table-cell>
          <table:table-cell table:style-name="ACE-0x14fc8a8" office:value-type="float" office:value="329">
            <text:p>329</text:p>
          </table:table-cell>
          <table:table-cell table:style-name="ACE-0x14fc8a8" office:value-type="string" office:string-value="Calbicans">
            <text:p>Calbicans</text:p>
          </table:table-cell>
          <table:table-cell table:style-name="ACE-0x14fc8a8"/>
          <table:table-cell table:style-name="ACE-0x14fc8a8" table:formula="of:=[.D41]/[.C41]" office:value-type="float" office:value="1.03134796238245">
            <text:p>1.03134796</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Quantitative proteomics of a chloroplast SRP54 sorting mutant and its genetic interactions with CLPC1 in Arabidopsis.">
            <text:p>Quantitative proteomics of a chloroplast SRP54 sorting mutant and its genetic interactions with CLPC1 in Arabidopsis.</text:p>
          </table:table-cell>
          <table:table-cell table:style-name="ACE-0x14fc8a8" office:value-type="float" office:value="18633119">
            <text:p>18633119</text:p>
          </table:table-cell>
          <table:table-cell table:style-name="ACE-0x14fc8a8" office:value-type="float" office:value="305">
            <text:p>305</text:p>
          </table:table-cell>
          <table:table-cell table:style-name="ACE-0x14fc8a8" office:value-type="float" office:value="312">
            <text:p>312</text:p>
          </table:table-cell>
          <table:table-cell table:style-name="ACE-0x14fc8a8" office:value-type="string" office:string-value="Athaliana">
            <text:p>Athaliana</text:p>
          </table:table-cell>
          <table:table-cell table:style-name="ACE-0x14fc8a8"/>
          <table:table-cell table:style-name="ACE-0x14fc8a8" table:formula="of:=[.D42]/[.C42]" office:value-type="float" office:value="1.02295081967213">
            <text:p>1.02295082</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Subcellular localization of the yeast proteome.">
            <text:p>Subcellular localization of the yeast proteome.</text:p>
          </table:table-cell>
          <table:table-cell table:style-name="ACE-0x14fc8a8" office:value-type="float" office:value="11914276">
            <text:p>11914276</text:p>
          </table:table-cell>
          <table:table-cell table:style-name="ACE-0x14fc8a8" office:value-type="float" office:value="290">
            <text:p>290</text:p>
          </table:table-cell>
          <table:table-cell table:style-name="ACE-0x14fc8a8" office:value-type="float" office:value="331">
            <text:p>331</text:p>
          </table:table-cell>
          <table:table-cell table:style-name="ACE-0x14fc8a8" office:value-type="string" office:string-value="Scerevisiae">
            <text:p>Scerevisiae</text:p>
          </table:table-cell>
          <table:table-cell table:style-name="ACE-0x14fc8a8"/>
          <table:table-cell table:style-name="ACE-0x14fc8a8" table:formula="of:=[.D43]/[.C43]" office:value-type="float" office:value="1.14137931034483">
            <text:p>1.14137931</text:p>
          </table:table-cell>
          <table:table-cell table:style-name="ACE-0x14fc8a8"/>
          <table:table-cell table:style-name="ACE-0x14fc9c8"/>
          <table:table-cell table:number-columns-repeated="247" table:style-name="ACE-0x14fc8a8"/>
        </table:table-row>
        <table:table-row table:style-name="AROW-8">
          <table:table-cell table:style-name="ACE-0x14fcc08" office:value-type="string" office:string-value="Functional genomic analysis of C. elegans chromosome I by systematic RNA interference.">
            <text:p>Functional genomic analysis of C. elegans chromosome I by systematic RNA interference.</text:p>
          </table:table-cell>
          <table:table-cell table:style-name="ACE-0x14fcc08" office:value-type="float" office:value="11099033">
            <text:p>11099033</text:p>
          </table:table-cell>
          <table:table-cell table:style-name="ACE-0x14fcc08" office:value-type="float" office:value="285">
            <text:p>285</text:p>
          </table:table-cell>
          <table:table-cell table:style-name="ACE-0x14fcc08" office:value-type="float" office:value="761">
            <text:p>761</text:p>
          </table:table-cell>
          <table:table-cell table:style-name="ACE-0x14fcc08" office:value-type="string" office:string-value="Celegans">
            <text:p>Celegans</text:p>
          </table:table-cell>
          <table:table-cell table:style-name="ACE-0x14fcc08"/>
          <table:table-cell table:style-name="ACE-0x14fcc08" table:formula="of:=[.D44]/[.C44]" office:value-type="float" office:value="2.67017543859649">
            <text:p>2.67017544</text:p>
          </table:table-cell>
          <table:table-cell table:style-name="ACE-0x14fc8a8"/>
          <table:table-cell table:style-name="ACE-0x14fc9c8" office:value-type="string" office:string-value="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number-columns-repeated="247" table:style-name="ACE-0x14fc8a8"/>
        </table:table-row>
        <table:table-row table:style-name="AROW-1">
          <table:table-cell table:style-name="ACE-0x14fc8a8" office:value-type="string" office:string-value="Functional genomic analysis of cell division in C. elegans using RNAi of genes on chromosome III.">
            <text:p>Functional genomic analysis of cell division in C. elegans using RNAi of genes on chromosome III.</text:p>
          </table:table-cell>
          <table:table-cell table:style-name="ACE-0x14fc8a8" office:value-type="float" office:value="11099034">
            <text:p>11099034</text:p>
          </table:table-cell>
          <table:table-cell table:style-name="ACE-0x14fc8a8" office:value-type="float" office:value="283">
            <text:p>283</text:p>
          </table:table-cell>
          <table:table-cell table:style-name="ACE-0x14fc8a8" office:value-type="float" office:value="499">
            <text:p>499</text:p>
          </table:table-cell>
          <table:table-cell table:style-name="ACE-0x14fc8a8" office:value-type="string" office:string-value="Celegans">
            <text:p>Celegans</text:p>
          </table:table-cell>
          <table:table-cell table:style-name="ACE-0x14fc8a8"/>
          <table:table-cell table:style-name="ACE-0x14fc8a8" table:formula="of:=[.D45]/[.C45]" office:value-type="float" office:value="1.76325088339223">
            <text:p>1.76325088</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Protein-protein interaction panel using mouse full-length cDNAs.">
            <text:p>Protein-protein interaction panel using mouse full-length cDNAs.</text:p>
          </table:table-cell>
          <table:table-cell table:style-name="ACE-0x14fc8a8" office:value-type="float" office:value="11591653">
            <text:p>11591653</text:p>
          </table:table-cell>
          <table:table-cell table:style-name="ACE-0x14fc8a8" office:value-type="float" office:value="266">
            <text:p>266</text:p>
          </table:table-cell>
          <table:table-cell table:style-name="ACE-0x14fc8a8" office:value-type="float" office:value="433">
            <text:p>433</text:p>
          </table:table-cell>
          <table:table-cell table:style-name="ACE-0x14fc8a8" office:value-type="string" office:string-value="Mmusculus">
            <text:p>Mmusculus</text:p>
          </table:table-cell>
          <table:table-cell table:style-name="ACE-0x14fc8a8"/>
          <table:table-cell table:style-name="ACE-0x14fc8a8" table:formula="of:=[.D46]/[.C46]" office:value-type="float" office:value="1.62781954887218">
            <text:p>1.62781955</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The early responses of Arabidopsis thaliana cells to cadmium exposure explored by protein and metabolite profiling analyses.">
            <text:p>The early responses of Arabidopsis thaliana cells to cadmium exposure explored by protein and metabolite profiling analyses.</text:p>
          </table:table-cell>
          <table:table-cell table:style-name="ACE-0x14fc8a8" office:value-type="float" office:value="16502469">
            <text:p>16502469</text:p>
          </table:table-cell>
          <table:table-cell table:style-name="ACE-0x14fc8a8" office:value-type="float" office:value="260">
            <text:p>260</text:p>
          </table:table-cell>
          <table:table-cell table:style-name="ACE-0x14fc8a8" office:value-type="float" office:value="260">
            <text:p>260</text:p>
          </table:table-cell>
          <table:table-cell table:style-name="ACE-0x14fc8a8" office:value-type="string" office:string-value="Athaliana">
            <text:p>Athaliana</text:p>
          </table:table-cell>
          <table:table-cell table:style-name="ACE-0x14fc8a8"/>
          <table:table-cell table:style-name="ACE-0x14fc8a8" table:formula="of:=[.D47]/[.C47]" office:value-type="float" office:value="1">
            <text:p>1</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Global transcriptional responses of fission yeast to environmental stress.">
            <text:p>Global transcriptional responses of fission yeast to environmental stress.</text:p>
          </table:table-cell>
          <table:table-cell table:style-name="ACE-0x14fc8a8" office:value-type="float" office:value="12529438">
            <text:p>12529438</text:p>
          </table:table-cell>
          <table:table-cell table:style-name="ACE-0x14fc8a8" office:value-type="float" office:value="258">
            <text:p>258</text:p>
          </table:table-cell>
          <table:table-cell table:style-name="ACE-0x14fc8a8" office:value-type="float" office:value="259">
            <text:p>259</text:p>
          </table:table-cell>
          <table:table-cell table:style-name="ACE-0x14fc8a8" office:value-type="string" office:string-value="Spombe">
            <text:p>Spombe</text:p>
          </table:table-cell>
          <table:table-cell table:style-name="ACE-0x14fc8a8"/>
          <table:table-cell table:style-name="ACE-0x14fc8a8" table:formula="of:=[.D48]/[.C48]" office:value-type="float" office:value="1.00387596899225">
            <text:p>1.00387597</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Genes required for mitotic spindle assembly in Drosophila S2 cells.">
            <text:p>Genes required for mitotic spindle assembly in Drosophila S2 cells.</text:p>
          </table:table-cell>
          <table:table-cell table:style-name="ACE-0x14fc8a8" office:value-type="float" office:value="17412918">
            <text:p>17412918</text:p>
          </table:table-cell>
          <table:table-cell table:style-name="ACE-0x14fc8a8" office:value-type="float" office:value="244">
            <text:p>244</text:p>
          </table:table-cell>
          <table:table-cell table:style-name="ACE-0x14fc8a8" office:value-type="float" office:value="397">
            <text:p>397</text:p>
          </table:table-cell>
          <table:table-cell table:style-name="ACE-0x14fc8a8" office:value-type="string" office:string-value="Dmelanogaster">
            <text:p>Dmelanogaster</text:p>
          </table:table-cell>
          <table:table-cell table:style-name="ACE-0x14fc8a8"/>
          <table:table-cell table:style-name="ACE-0x14fc8a8" table:formula="of:=[.D49]/[.C49]" office:value-type="float" office:value="1.62704918032787">
            <text:p>1.62704918</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Conservation of the protein composition and electron microscopy structure of Drosophila melanogaster and human spliceosomal complexes.">
            <text:p>Conservation of the protein composition and electron microscopy structure of Drosophila melanogaster and human spliceosomal complexes.</text:p>
          </table:table-cell>
          <table:table-cell table:style-name="ACE-0x14fc8a8" office:value-type="float" office:value="18981222">
            <text:p>18981222</text:p>
          </table:table-cell>
          <table:table-cell table:style-name="ACE-0x14fc8a8" office:value-type="float" office:value="242">
            <text:p>242</text:p>
          </table:table-cell>
          <table:table-cell table:style-name="ACE-0x14fc8a8" office:value-type="float" office:value="397">
            <text:p>397</text:p>
          </table:table-cell>
          <table:table-cell table:style-name="ACE-0x14fc8a8" office:value-type="string" office:string-value="Dmelanogaster">
            <text:p>Dmelanogaster</text:p>
          </table:table-cell>
          <table:table-cell table:style-name="ACE-0x14fc8a8"/>
          <table:table-cell table:style-name="ACE-0x14fc8a8" table:formula="of:=[.D50]/[.C50]" office:value-type="float" office:value="1.6404958677686">
            <text:p>1.64049587</text:p>
          </table:table-cell>
          <table:table-cell table:style-name="ACE-0x14fc8a8"/>
          <table:table-cell table:style-name="ACE-0x14fc9c8"/>
          <table:table-cell table:number-columns-repeated="247" table:style-name="ACE-0x14fc8a8"/>
        </table:table-row>
        <table:table-row table:style-name="AROW-1">
          <table:table-cell table:style-name="ACE-0x14fc8a8" office:value-type="string" office:string-value="Arabidopsis cell wall proteome defined using multidimensional protein identification technology.">
            <text:p>Arabidopsis cell wall proteome defined using multidimensional protein identification technology.</text:p>
          </table:table-cell>
          <table:table-cell table:style-name="ACE-0x14fc8a8" office:value-type="float" office:value="16287169">
            <text:p>16287169</text:p>
          </table:table-cell>
          <table:table-cell table:style-name="ACE-0x14fc8a8" office:value-type="float" office:value="241">
            <text:p>241</text:p>
          </table:table-cell>
          <table:table-cell table:style-name="ACE-0x14fc8a8" office:value-type="float" office:value="263">
            <text:p>263</text:p>
          </table:table-cell>
          <table:table-cell table:style-name="ACE-0x14fc8a8" office:value-type="string" office:string-value="Athaliana">
            <text:p>Athaliana</text:p>
          </table:table-cell>
          <table:table-cell table:style-name="ACE-0x14fc8a8"/>
          <table:table-cell table:style-name="ACE-0x14fc8a8" table:formula="of:=[.D51]/[.C51]" office:value-type="float" office:value="1.09128630705394">
            <text:p>1.09128631</text:p>
          </table:table-cell>
          <table:table-cell table:style-name="ACE-0x14fc8a8"/>
          <table:table-cell table:style-name="ACE-0x14fc9c8"/>
          <table:table-cell table:number-columns-repeated="247" table:style-name="ACE-0x14fc8a8"/>
        </table:table-row>
        <table:table-row table:style-name="AROW-1">
          <table:table-cell table:number-columns-repeated="5" table:style-name="ACE-0x14fc8a8"/>
          <table:table-cell table:style-name="ACE-0x14fc8a8" office:value-type="string" office:string-value="MEDIAN">
            <text:p>MEDIAN</text:p>
          </table:table-cell>
          <table:table-cell table:style-name="ACE-0x14fc8a8" table:formula="of:=MEDIAN([.G2:.G51])" office:value-type="float" office:value="1.0901242078927">
            <text:p>1.09012421</text:p>
          </table:table-cell>
          <table:table-cell table:style-name="ACE-0x14fc8a8"/>
          <table:table-cell table:style-name="ACE-0x14fc9c8"/>
          <table:table-cell table:number-columns-repeated="247" table:style-name="ACE-0x14fc8a8"/>
        </table:table-row>
        <table:table-row table:style-name="AROW-1">
          <table:table-cell table:number-columns-repeated="5" table:style-name="ACE-0x14fc8a8"/>
          <table:table-cell table:style-name="ACE-0x14fc8a8" office:value-type="string" office:string-value="MEAN">
            <text:p>MEAN</text:p>
          </table:table-cell>
          <table:table-cell table:style-name="ACE-0x14fc8a8" table:formula="of:=AVERAGE([.G2:.G51])" office:value-type="float" office:value="1.53757000091033">
            <text:p>1.53757000</text:p>
          </table:table-cell>
          <table:table-cell table:style-name="ACE-0x14fc8a8"/>
          <table:table-cell table:style-name="ACE-0x14fc9c8"/>
          <table:table-cell table:number-columns-repeated="247" table:style-name="ACE-0x14fc8a8"/>
        </table:table-row>
        <table:table-row table:style-name="AROW-0">
          <table:table-cell table:number-columns-repeated="8" table:style-name="ACE-0x14fc8a8"/>
          <table:table-cell table:number-columns-repeated="8" table:style-name="ACE-0x14fc8a8"/>
          <table:table-cell table:number-columns-repeated="48" table:style-name="ACE-0x14fc8a8"/>
          <table:table-cell table:number-columns-repeated="192" table:style-name="ACE-0x14fc8a8"/>
        </table:table-row>
        <table:table-row table:style-name="AROW-0" table:number-rows-repeated="10">
          <table:table-cell table:number-columns-repeated="8" table:style-name="ACE-0x14fc8a8"/>
          <table:table-cell table:number-columns-repeated="8" table:style-name="ACE-0x14fc8a8"/>
          <table:table-cell table:number-columns-repeated="48" table:style-name="ACE-0x14fc8a8"/>
          <table:table-cell table:number-columns-repeated="192" table:style-name="ACE-0x14fc8a8"/>
        </table:table-row>
        <table:table-row table:style-name="AROW-0">
          <table:table-cell table:number-columns-repeated="8" table:style-name="ACE-0x14fc8a8"/>
          <table:table-cell table:number-columns-repeated="8" table:style-name="ACE-0x14fc8a8"/>
          <table:table-cell table:number-columns-repeated="48" table:style-name="ACE-0x14fc8a8"/>
          <table:table-cell table:number-columns-repeated="192" table:style-name="ACE-0x14fc8a8"/>
        </table:table-row>
        <table:table-row table:style-name="AROW-0" table:number-rows-repeated="191">
          <table:table-cell table:number-columns-repeated="8" table:style-name="ACE-0x14fc8a8"/>
          <table:table-cell table:number-columns-repeated="8" table:style-name="ACE-0x14fc8a8"/>
          <table:table-cell table:number-columns-repeated="48" table:style-name="ACE-0x14fc8a8"/>
          <table:table-cell table:number-columns-repeated="192" table:style-name="ACE-0x14fc8a8"/>
        </table:table-row>
        <table:table-row table:style-name="AROW-0">
          <table:table-cell table:number-columns-repeated="64" table:style-name="ACE-0x14fc8a8"/>
          <table:table-cell table:number-columns-repeated="192" table:style-name="ACE-0x14fc8a8"/>
        </table:table-row>
        <table:table-row table:style-name="AROW-0" table:number-rows-repeated="3839">
          <table:table-cell table:number-columns-repeated="64" table:style-name="ACE-0x14fc8a8"/>
          <table:table-cell table:number-columns-repeated="192" table:style-name="ACE-0x14fc8a8"/>
        </table:table-row>
        <table:table-row table:style-name="AROW-0">
          <table:table-cell table:number-columns-repeated="256" table:style-name="ACE-0x14fc8a8"/>
        </table:table-row>
        <table:table-row table:style-name="AROW-0" table:number-rows-repeated="61439">
          <table:table-cell table:number-columns-repeated="256" table:style-name="ACE-0x14fc8a8"/>
        </table:table-row>
        <table:named-expressions>
          <table:named-expression table:name="Print_Area" table:expression="of:=#REF!" table:base-cell-address="$'Sheet2'.$A$1"/>
          <table:named-expression table:name="Sheet_Title" table:expression="of:=&quot;Sheet2&quot;" table:base-cell-address="$'Sheet2'.$A$1"/>
        </table:named-expressions>
      </table:table>
      <table:named-expressions>
        <table:named-range table:name="__Anonymous_Sheet_DB__1" table:cell-range-address="$'Sheet2'.$A$2:.$F$51" table:base-cell-address="$'Sheet1'.$A$1" table:range-usable-as="print-range filter repeat-row repeat-column"/>
      </table:named-expressions>
      <table:database-ranges>
        <table:database-range table:target-range-address="Sheet2.A2:Sheet2.F5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gnm="http://www.gnumeric.org/odf-extension/1.0" office:version="1.2">
  <office:styles>
    <style:style style:name="Gnumeric-default" style:family="table-cell" style:data-style-name="Genera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style>
    <style:default-style style:family="table-cell">
      <style:table-cell-properties fo:background-color="transparent"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text-indent="0.00pt"/>
      <style:text-properties text:display="true" fo:font-weight="normal" fo:font-style="normal" style:text-line-through-type="none" style:text-line-through-style="none" style:text-underline-type="none" style:text-underline-style="none" style:text-underline-width="auto" style:text-position="0% 100%" fo:font-size="10.00pt" fo:color="#000000" fo:font-family="Sans"/>
    </style:default-style>
    <style:default-style style:family="table-column">
      <style:table-column-properties style:column-width="48.00pt" style:use-optimal-column-width="true"/>
    </style:default-style>
    <style:default-style style:family="table-row">
      <style:table-row-properties style:row-height="12.75pt" style:use-optimal-row-height="true"/>
    </style:default-style>
  </office:styles>
  <office:automatic-styles>
    <style:page-layout style:name="pl-0x13dc3a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21.29pt" svg:height="21.29pt" style:dynamic-spacing="true"/>
      </style:header-style>
      <style:footer-style>
        <style:header-footer-properties fo:border="none" style:shadow="none" fo:padding="0.00pt" fo:margin="0.00pt" fo:min-height="21.29pt" svg:height="21.29pt" style:dynamic-spacing="true"/>
      </style:footer-style>
    </style:page-layout>
    <style:page-layout style:name="pl-0x1c12340" style:page-usage="all">
      <style:page-layout-properties fo:margin-top="72.00pt" fo:margin-bottom="72.00pt" fo:margin-left="72.00pt" fo:margin-right="72.00pt" fo:page-width="612.00pt" fo:page-height="792.00pt" style:table-centering="none" style:print-page-order="ttb" style:writing-mode="lr-tb" style:print-orientation="portrait" style:print="charts drawings objects annotations" gnm:style-print=""/>
      <style:header-style>
        <style:header-footer-properties fo:border="none" style:shadow="none" fo:padding="0.00pt" fo:margin="0.00pt" fo:min-height="21.29pt" svg:height="21.29pt" style:dynamic-spacing="true"/>
      </style:header-style>
      <style:footer-style>
        <style:header-footer-properties fo:border="none" style:shadow="none" fo:padding="0.00pt" fo:margin="0.00pt" fo:min-height="21.29pt" svg:height="21.29pt" style:dynamic-spacing="true"/>
      </style:footer-style>
    </style:page-layout>
  </office:automatic-styles>
  <office:master-styles>
    <style:master-page style:name="ta-mp-0x139b210" style:display-name="Sheet1" style:page-layout-name="pl-0x13dc3a0">
      <style:header style:display="true">
        <style:region-left>
          <text:p/>
        </style:region-left>
        <style:region-center>
          <text:p><text:sheet-name/></text:p>
        </style:region-center>
        <style:region-right>
          <text:p/>
        </style:region-right>
      </style:header>
      <style:footer style:display="true">
        <style:region-left>
          <text:p/>
        </style:region-left>
        <style:region-center>
          <text:p><text:page-number style:num-format="1"/></text:p>
        </style:region-center>
        <style:region-right>
          <text:p/>
        </style:region-right>
      </style:footer>
    </style:master-page>
    <style:master-page style:name="ta-mp-0x139b400" style:display-name="Sheet2" style:page-layout-name="pl-0x1c12340">
      <style:header style:display="true">
        <style:region-left>
          <text:p/>
        </style:region-left>
        <style:region-center>
          <text:p><text:sheet-name/></text:p>
        </style:region-center>
        <style:region-right>
          <text:p/>
        </style:region-right>
      </style:header>
      <style:footer style:display="true">
        <style:region-left>
          <text:p/>
        </style:region-left>
        <style:region-center>
          <text:p><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lex </dc:creator>
    <dc:date>2012-02-15T14:51:12Z</dc:date>
    <meta:editing-cycles>15</meta:editing-cycles>
    <meta:editing-duration>PT10H05M46S</meta:editing-duration>
    <meta:generator>gnumeric/1.10.17</meta:generator>
  </office:meta>
</office:document-meta>
</file>